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199715" calcext:value-type="float">
            <text:p>199715</text:p>
          </table:table-cell>
          <table:table-cell office:value-type="float" office:value="194679" calcext:value-type="float">
            <text:p>194679</text:p>
          </table:table-cell>
          <table:table-cell table:number-columns-repeated="6"/>
          <table:table-cell office:value-type="float" office:value="814" calcext:value-type="float">
            <text:p>8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99563" calcext:value-type="float">
            <text:p>199563</text:p>
          </table:table-cell>
          <table:table-cell office:value-type="float" office:value="194612" calcext:value-type="float">
            <text:p>194612</text:p>
          </table:table-cell>
          <table:table-cell table:number-columns-repeated="8"/>
        </table:table-row>
        <table:table-row table:style-name="ro1">
          <table:table-cell office:value-type="float" office:value="199125" calcext:value-type="float">
            <text:p>199125</text:p>
          </table:table-cell>
          <table:table-cell office:value-type="float" office:value="194610" calcext:value-type="float">
            <text:p>194610</text:p>
          </table:table-cell>
          <table:table-cell table:number-columns-repeated="8"/>
        </table:table-row>
        <table:table-row table:style-name="ro1">
          <table:table-cell office:value-type="float" office:value="198058" calcext:value-type="float">
            <text:p>198058</text:p>
          </table:table-cell>
          <table:table-cell office:value-type="float" office:value="194392" calcext:value-type="float">
            <text:p>194392</text:p>
          </table:table-cell>
          <table:table-cell table:number-columns-repeated="8"/>
        </table:table-row>
        <table:table-row table:style-name="ro1">
          <table:table-cell office:value-type="float" office:value="197985" calcext:value-type="float">
            <text:p>197985</text:p>
          </table:table-cell>
          <table:table-cell office:value-type="float" office:value="194211" calcext:value-type="float">
            <text:p>194211</text:p>
          </table:table-cell>
          <table:table-cell table:number-columns-repeated="8"/>
        </table:table-row>
        <table:table-row table:style-name="ro1">
          <table:table-cell office:value-type="float" office:value="197297" calcext:value-type="float">
            <text:p>197297</text:p>
          </table:table-cell>
          <table:table-cell office:value-type="float" office:value="194037" calcext:value-type="float">
            <text:p>194037</text:p>
          </table:table-cell>
          <table:table-cell table:number-columns-repeated="8"/>
        </table:table-row>
        <table:table-row table:style-name="ro1">
          <table:table-cell office:value-type="float" office:value="197124" calcext:value-type="float">
            <text:p>197124</text:p>
          </table:table-cell>
          <table:table-cell office:value-type="float" office:value="193548" calcext:value-type="float">
            <text:p>193548</text:p>
          </table:table-cell>
          <table:table-cell table:number-columns-repeated="8"/>
        </table:table-row>
        <table:table-row table:style-name="ro1">
          <table:table-cell office:value-type="float" office:value="196505" calcext:value-type="float">
            <text:p>196505</text:p>
          </table:table-cell>
          <table:table-cell office:value-type="float" office:value="193537" calcext:value-type="float">
            <text:p>193537</text:p>
          </table:table-cell>
          <table:table-cell table:number-columns-repeated="8"/>
        </table:table-row>
        <table:table-row table:style-name="ro1">
          <table:table-cell office:value-type="float" office:value="196344" calcext:value-type="float">
            <text:p>196344</text:p>
          </table:table-cell>
          <table:table-cell office:value-type="float" office:value="193301" calcext:value-type="float">
            <text:p>193301</text:p>
          </table:table-cell>
          <table:table-cell table:number-columns-repeated="8"/>
        </table:table-row>
        <table:table-row table:style-name="ro1">
          <table:table-cell office:value-type="float" office:value="195781" calcext:value-type="float">
            <text:p>195781</text:p>
          </table:table-cell>
          <table:table-cell office:value-type="float" office:value="193294" calcext:value-type="float">
            <text:p>193294</text:p>
          </table:table-cell>
          <table:table-cell table:number-columns-repeated="8"/>
        </table:table-row>
        <table:table-row table:style-name="ro1">
          <table:table-cell office:value-type="float" office:value="195642" calcext:value-type="float">
            <text:p>195642</text:p>
          </table:table-cell>
          <table:table-cell office:value-type="float" office:value="193032" calcext:value-type="float">
            <text:p>193032</text:p>
          </table:table-cell>
          <table:table-cell table:number-columns-repeated="8"/>
        </table:table-row>
        <table:table-row table:style-name="ro1">
          <table:table-cell office:value-type="float" office:value="195639" calcext:value-type="float">
            <text:p>195639</text:p>
          </table:table-cell>
          <table:table-cell office:value-type="float" office:value="192861" calcext:value-type="float">
            <text:p>192861</text:p>
          </table:table-cell>
          <table:table-cell table:number-columns-repeated="8"/>
        </table:table-row>
        <table:table-row table:style-name="ro1">
          <table:table-cell office:value-type="float" office:value="195558" calcext:value-type="float">
            <text:p>195558</text:p>
          </table:table-cell>
          <table:table-cell office:value-type="float" office:value="192820" calcext:value-type="float">
            <text:p>192820</text:p>
          </table:table-cell>
          <table:table-cell table:number-columns-repeated="8"/>
        </table:table-row>
        <table:table-row table:style-name="ro1">
          <table:table-cell office:value-type="float" office:value="195494" calcext:value-type="float">
            <text:p>195494</text:p>
          </table:table-cell>
          <table:table-cell office:value-type="float" office:value="192731" calcext:value-type="float">
            <text:p>192731</text:p>
          </table:table-cell>
          <table:table-cell table:number-columns-repeated="8"/>
        </table:table-row>
        <table:table-row table:style-name="ro1">
          <table:table-cell office:value-type="float" office:value="195428" calcext:value-type="float">
            <text:p>195428</text:p>
          </table:table-cell>
          <table:table-cell office:value-type="float" office:value="191834" calcext:value-type="float">
            <text:p>191834</text:p>
          </table:table-cell>
          <table:table-cell table:number-columns-repeated="8"/>
        </table:table-row>
        <table:table-row table:style-name="ro1">
          <table:table-cell office:value-type="float" office:value="195255" calcext:value-type="float">
            <text:p>195255</text:p>
          </table:table-cell>
          <table:table-cell office:value-type="float" office:value="191558" calcext:value-type="float">
            <text:p>191558</text:p>
          </table:table-cell>
          <table:table-cell table:number-columns-repeated="8"/>
        </table:table-row>
        <table:table-row table:style-name="ro1">
          <table:table-cell office:value-type="float" office:value="195239" calcext:value-type="float">
            <text:p>195239</text:p>
          </table:table-cell>
          <table:table-cell office:value-type="float" office:value="191463" calcext:value-type="float">
            <text:p>191463</text:p>
          </table:table-cell>
          <table:table-cell table:number-columns-repeated="8"/>
        </table:table-row>
        <table:table-row table:style-name="ro1">
          <table:table-cell office:value-type="float" office:value="195125" calcext:value-type="float">
            <text:p>195125</text:p>
          </table:table-cell>
          <table:table-cell office:value-type="float" office:value="191100" calcext:value-type="float">
            <text:p>191100</text:p>
          </table:table-cell>
          <table:table-cell table:number-columns-repeated="8"/>
        </table:table-row>
        <table:table-row table:style-name="ro1">
          <table:table-cell office:value-type="float" office:value="194749" calcext:value-type="float">
            <text:p>194749</text:p>
          </table:table-cell>
          <table:table-cell office:value-type="float" office:value="190855" calcext:value-type="float">
            <text:p>190855</text:p>
          </table:table-cell>
          <table:table-cell table:number-columns-repeated="8"/>
        </table:table-row>
        <table:table-row table:style-name="ro1">
          <table:table-cell office:value-type="float" office:value="194496" calcext:value-type="float">
            <text:p>194496</text:p>
          </table:table-cell>
          <table:table-cell office:value-type="float" office:value="190802" calcext:value-type="float">
            <text:p>190802</text:p>
          </table:table-cell>
          <table:table-cell table:number-columns-repeated="8"/>
        </table:table-row>
        <table:table-row table:style-name="ro1">
          <table:table-cell office:value-type="float" office:value="194316" calcext:value-type="float">
            <text:p>194316</text:p>
          </table:table-cell>
          <table:table-cell office:value-type="float" office:value="190706" calcext:value-type="float">
            <text:p>190706</text:p>
          </table:table-cell>
          <table:table-cell table:number-columns-repeated="8"/>
        </table:table-row>
        <table:table-row table:style-name="ro1">
          <table:table-cell office:value-type="float" office:value="194201" calcext:value-type="float">
            <text:p>194201</text:p>
          </table:table-cell>
          <table:table-cell office:value-type="float" office:value="190175" calcext:value-type="float">
            <text:p>190175</text:p>
          </table:table-cell>
          <table:table-cell table:number-columns-repeated="8"/>
        </table:table-row>
        <table:table-row table:style-name="ro1">
          <table:table-cell office:value-type="float" office:value="194078" calcext:value-type="float">
            <text:p>194078</text:p>
          </table:table-cell>
          <table:table-cell office:value-type="float" office:value="189424" calcext:value-type="float">
            <text:p>189424</text:p>
          </table:table-cell>
          <table:table-cell table:number-columns-repeated="8"/>
        </table:table-row>
        <table:table-row table:style-name="ro1">
          <table:table-cell office:value-type="float" office:value="193669" calcext:value-type="float">
            <text:p>193669</text:p>
          </table:table-cell>
          <table:table-cell office:value-type="float" office:value="189258" calcext:value-type="float">
            <text:p>189258</text:p>
          </table:table-cell>
          <table:table-cell table:number-columns-repeated="8"/>
        </table:table-row>
        <table:table-row table:style-name="ro1">
          <table:table-cell office:value-type="float" office:value="193006" calcext:value-type="float">
            <text:p>193006</text:p>
          </table:table-cell>
          <table:table-cell office:value-type="float" office:value="188201" calcext:value-type="float">
            <text:p>188201</text:p>
          </table:table-cell>
          <table:table-cell table:number-columns-repeated="8"/>
        </table:table-row>
        <table:table-row table:style-name="ro1">
          <table:table-cell office:value-type="float" office:value="193004" calcext:value-type="float">
            <text:p>193004</text:p>
          </table:table-cell>
          <table:table-cell office:value-type="float" office:value="187605" calcext:value-type="float">
            <text:p>187605</text:p>
          </table:table-cell>
          <table:table-cell table:number-columns-repeated="8"/>
        </table:table-row>
        <table:table-row table:style-name="ro1">
          <table:table-cell office:value-type="float" office:value="192738" calcext:value-type="float">
            <text:p>192738</text:p>
          </table:table-cell>
          <table:table-cell office:value-type="float" office:value="187479" calcext:value-type="float">
            <text:p>187479</text:p>
          </table:table-cell>
          <table:table-cell table:number-columns-repeated="8"/>
        </table:table-row>
        <table:table-row table:style-name="ro1">
          <table:table-cell office:value-type="float" office:value="192619" calcext:value-type="float">
            <text:p>192619</text:p>
          </table:table-cell>
          <table:table-cell office:value-type="float" office:value="187432" calcext:value-type="float">
            <text:p>187432</text:p>
          </table:table-cell>
          <table:table-cell table:number-columns-repeated="8"/>
        </table:table-row>
        <table:table-row table:style-name="ro1">
          <table:table-cell office:value-type="float" office:value="192486" calcext:value-type="float">
            <text:p>192486</text:p>
          </table:table-cell>
          <table:table-cell office:value-type="float" office:value="187322" calcext:value-type="float">
            <text:p>187322</text:p>
          </table:table-cell>
          <table:table-cell table:number-columns-repeated="8"/>
        </table:table-row>
        <table:table-row table:style-name="ro1">
          <table:table-cell office:value-type="float" office:value="192432" calcext:value-type="float">
            <text:p>192432</text:p>
          </table:table-cell>
          <table:table-cell office:value-type="float" office:value="186509" calcext:value-type="float">
            <text:p>186509</text:p>
          </table:table-cell>
          <table:table-cell table:number-columns-repeated="8"/>
        </table:table-row>
        <table:table-row table:style-name="ro1">
          <table:table-cell office:value-type="float" office:value="192304" calcext:value-type="float">
            <text:p>192304</text:p>
          </table:table-cell>
          <table:table-cell office:value-type="float" office:value="186363" calcext:value-type="float">
            <text:p>186363</text:p>
          </table:table-cell>
          <table:table-cell table:number-columns-repeated="8"/>
        </table:table-row>
        <table:table-row table:style-name="ro1">
          <table:table-cell office:value-type="float" office:value="192159" calcext:value-type="float">
            <text:p>192159</text:p>
          </table:table-cell>
          <table:table-cell office:value-type="float" office:value="186332" calcext:value-type="float">
            <text:p>186332</text:p>
          </table:table-cell>
          <table:table-cell table:number-columns-repeated="8"/>
        </table:table-row>
        <table:table-row table:style-name="ro1">
          <table:table-cell office:value-type="float" office:value="191158" calcext:value-type="float">
            <text:p>191158</text:p>
          </table:table-cell>
          <table:table-cell office:value-type="float" office:value="186319" calcext:value-type="float">
            <text:p>186319</text:p>
          </table:table-cell>
          <table:table-cell table:number-columns-repeated="8"/>
        </table:table-row>
        <table:table-row table:style-name="ro1">
          <table:table-cell office:value-type="float" office:value="191149" calcext:value-type="float">
            <text:p>191149</text:p>
          </table:table-cell>
          <table:table-cell office:value-type="float" office:value="186118" calcext:value-type="float">
            <text:p>186118</text:p>
          </table:table-cell>
          <table:table-cell table:number-columns-repeated="8"/>
        </table:table-row>
        <table:table-row table:style-name="ro1">
          <table:table-cell office:value-type="float" office:value="190986" calcext:value-type="float">
            <text:p>190986</text:p>
          </table:table-cell>
          <table:table-cell office:value-type="float" office:value="185863" calcext:value-type="float">
            <text:p>185863</text:p>
          </table:table-cell>
          <table:table-cell table:number-columns-repeated="8"/>
        </table:table-row>
        <table:table-row table:style-name="ro1">
          <table:table-cell office:value-type="float" office:value="190979" calcext:value-type="float">
            <text:p>190979</text:p>
          </table:table-cell>
          <table:table-cell office:value-type="float" office:value="185754" calcext:value-type="float">
            <text:p>185754</text:p>
          </table:table-cell>
          <table:table-cell table:number-columns-repeated="8"/>
        </table:table-row>
        <table:table-row table:style-name="ro1">
          <table:table-cell office:value-type="float" office:value="190830" calcext:value-type="float">
            <text:p>190830</text:p>
          </table:table-cell>
          <table:table-cell office:value-type="float" office:value="183631" calcext:value-type="float">
            <text:p>183631</text:p>
          </table:table-cell>
          <table:table-cell table:number-columns-repeated="8"/>
        </table:table-row>
        <table:table-row table:style-name="ro1">
          <table:table-cell office:value-type="float" office:value="190611" calcext:value-type="float">
            <text:p>190611</text:p>
          </table:table-cell>
          <table:table-cell office:value-type="float" office:value="183498" calcext:value-type="float">
            <text:p>183498</text:p>
          </table:table-cell>
          <table:table-cell table:number-columns-repeated="8"/>
        </table:table-row>
        <table:table-row table:style-name="ro1">
          <table:table-cell office:value-type="float" office:value="190448" calcext:value-type="float">
            <text:p>190448</text:p>
          </table:table-cell>
          <table:table-cell office:value-type="float" office:value="183232" calcext:value-type="float">
            <text:p>183232</text:p>
          </table:table-cell>
          <table:table-cell table:number-columns-repeated="8"/>
        </table:table-row>
        <table:table-row table:style-name="ro1">
          <table:table-cell office:value-type="float" office:value="190275" calcext:value-type="float">
            <text:p>190275</text:p>
          </table:table-cell>
          <table:table-cell office:value-type="float" office:value="183082" calcext:value-type="float">
            <text:p>183082</text:p>
          </table:table-cell>
          <table:table-cell table:number-columns-repeated="8"/>
        </table:table-row>
        <table:table-row table:style-name="ro1">
          <table:table-cell office:value-type="float" office:value="190078" calcext:value-type="float">
            <text:p>190078</text:p>
          </table:table-cell>
          <table:table-cell office:value-type="float" office:value="182784" calcext:value-type="float">
            <text:p>182784</text:p>
          </table:table-cell>
          <table:table-cell table:number-columns-repeated="8"/>
        </table:table-row>
        <table:table-row table:style-name="ro1">
          <table:table-cell office:value-type="float" office:value="189900" calcext:value-type="float">
            <text:p>189900</text:p>
          </table:table-cell>
          <table:table-cell office:value-type="float" office:value="182237" calcext:value-type="float">
            <text:p>182237</text:p>
          </table:table-cell>
          <table:table-cell table:number-columns-repeated="8"/>
        </table:table-row>
        <table:table-row table:style-name="ro1">
          <table:table-cell office:value-type="float" office:value="189882" calcext:value-type="float">
            <text:p>189882</text:p>
          </table:table-cell>
          <table:table-cell office:value-type="float" office:value="181938" calcext:value-type="float">
            <text:p>181938</text:p>
          </table:table-cell>
          <table:table-cell table:number-columns-repeated="8"/>
        </table:table-row>
        <table:table-row table:style-name="ro1">
          <table:table-cell office:value-type="float" office:value="189685" calcext:value-type="float">
            <text:p>189685</text:p>
          </table:table-cell>
          <table:table-cell office:value-type="float" office:value="181372" calcext:value-type="float">
            <text:p>181372</text:p>
          </table:table-cell>
          <table:table-cell table:number-columns-repeated="8"/>
        </table:table-row>
        <table:table-row table:style-name="ro1">
          <table:table-cell office:value-type="float" office:value="189643" calcext:value-type="float">
            <text:p>189643</text:p>
          </table:table-cell>
          <table:table-cell office:value-type="float" office:value="180782" calcext:value-type="float">
            <text:p>180782</text:p>
          </table:table-cell>
          <table:table-cell table:number-columns-repeated="8"/>
        </table:table-row>
        <table:table-row table:style-name="ro1">
          <table:table-cell office:value-type="float" office:value="189458" calcext:value-type="float">
            <text:p>189458</text:p>
          </table:table-cell>
          <table:table-cell office:value-type="float" office:value="180318" calcext:value-type="float">
            <text:p>180318</text:p>
          </table:table-cell>
          <table:table-cell table:number-columns-repeated="8"/>
        </table:table-row>
        <table:table-row table:style-name="ro1">
          <table:table-cell office:value-type="float" office:value="189379" calcext:value-type="float">
            <text:p>189379</text:p>
          </table:table-cell>
          <table:table-cell office:value-type="float" office:value="180256" calcext:value-type="float">
            <text:p>180256</text:p>
          </table:table-cell>
          <table:table-cell table:number-columns-repeated="8"/>
        </table:table-row>
        <table:table-row table:style-name="ro1">
          <table:table-cell office:value-type="float" office:value="189352" calcext:value-type="float">
            <text:p>189352</text:p>
          </table:table-cell>
          <table:table-cell office:value-type="float" office:value="179971" calcext:value-type="float">
            <text:p>179971</text:p>
          </table:table-cell>
          <table:table-cell table:number-columns-repeated="8"/>
        </table:table-row>
        <table:table-row table:style-name="ro1">
          <table:table-cell office:value-type="float" office:value="189029" calcext:value-type="float">
            <text:p>189029</text:p>
          </table:table-cell>
          <table:table-cell office:value-type="float" office:value="179718" calcext:value-type="float">
            <text:p>179718</text:p>
          </table:table-cell>
          <table:table-cell table:number-columns-repeated="8"/>
        </table:table-row>
        <table:table-row table:style-name="ro1">
          <table:table-cell office:value-type="float" office:value="188980" calcext:value-type="float">
            <text:p>188980</text:p>
          </table:table-cell>
          <table:table-cell office:value-type="float" office:value="179512" calcext:value-type="float">
            <text:p>179512</text:p>
          </table:table-cell>
          <table:table-cell table:number-columns-repeated="8"/>
        </table:table-row>
        <table:table-row table:style-name="ro1">
          <table:table-cell office:value-type="float" office:value="188880" calcext:value-type="float">
            <text:p>188880</text:p>
          </table:table-cell>
          <table:table-cell office:value-type="float" office:value="179197" calcext:value-type="float">
            <text:p>179197</text:p>
          </table:table-cell>
          <table:table-cell table:number-columns-repeated="8"/>
        </table:table-row>
        <table:table-row table:style-name="ro1">
          <table:table-cell office:value-type="float" office:value="188190" calcext:value-type="float">
            <text:p>188190</text:p>
          </table:table-cell>
          <table:table-cell office:value-type="float" office:value="179194" calcext:value-type="float">
            <text:p>179194</text:p>
          </table:table-cell>
          <table:table-cell table:number-columns-repeated="8"/>
        </table:table-row>
        <table:table-row table:style-name="ro1">
          <table:table-cell office:value-type="float" office:value="188069" calcext:value-type="float">
            <text:p>188069</text:p>
          </table:table-cell>
          <table:table-cell office:value-type="float" office:value="178877" calcext:value-type="float">
            <text:p>178877</text:p>
          </table:table-cell>
          <table:table-cell table:number-columns-repeated="8"/>
        </table:table-row>
        <table:table-row table:style-name="ro1">
          <table:table-cell office:value-type="float" office:value="187869" calcext:value-type="float">
            <text:p>187869</text:p>
          </table:table-cell>
          <table:table-cell office:value-type="float" office:value="178242" calcext:value-type="float">
            <text:p>178242</text:p>
          </table:table-cell>
          <table:table-cell table:number-columns-repeated="8"/>
        </table:table-row>
        <table:table-row table:style-name="ro1">
          <table:table-cell office:value-type="float" office:value="187812" calcext:value-type="float">
            <text:p>187812</text:p>
          </table:table-cell>
          <table:table-cell office:value-type="float" office:value="178211" calcext:value-type="float">
            <text:p>178211</text:p>
          </table:table-cell>
          <table:table-cell table:number-columns-repeated="8"/>
        </table:table-row>
        <table:table-row table:style-name="ro1">
          <table:table-cell office:value-type="float" office:value="187754" calcext:value-type="float">
            <text:p>187754</text:p>
          </table:table-cell>
          <table:table-cell office:value-type="float" office:value="177864" calcext:value-type="float">
            <text:p>177864</text:p>
          </table:table-cell>
          <table:table-cell table:number-columns-repeated="8"/>
        </table:table-row>
        <table:table-row table:style-name="ro1">
          <table:table-cell office:value-type="float" office:value="187708" calcext:value-type="float">
            <text:p>187708</text:p>
          </table:table-cell>
          <table:table-cell office:value-type="float" office:value="177737" calcext:value-type="float">
            <text:p>177737</text:p>
          </table:table-cell>
          <table:table-cell table:number-columns-repeated="8"/>
        </table:table-row>
        <table:table-row table:style-name="ro1">
          <table:table-cell office:value-type="float" office:value="187507" calcext:value-type="float">
            <text:p>187507</text:p>
          </table:table-cell>
          <table:table-cell office:value-type="float" office:value="177688" calcext:value-type="float">
            <text:p>177688</text:p>
          </table:table-cell>
          <table:table-cell table:number-columns-repeated="8"/>
        </table:table-row>
        <table:table-row table:style-name="ro1">
          <table:table-cell office:value-type="float" office:value="187084" calcext:value-type="float">
            <text:p>187084</text:p>
          </table:table-cell>
          <table:table-cell office:value-type="float" office:value="177379" calcext:value-type="float">
            <text:p>177379</text:p>
          </table:table-cell>
          <table:table-cell table:number-columns-repeated="8"/>
        </table:table-row>
        <table:table-row table:style-name="ro1">
          <table:table-cell office:value-type="float" office:value="186677" calcext:value-type="float">
            <text:p>186677</text:p>
          </table:table-cell>
          <table:table-cell office:value-type="float" office:value="177363" calcext:value-type="float">
            <text:p>177363</text:p>
          </table:table-cell>
          <table:table-cell table:number-columns-repeated="8"/>
        </table:table-row>
        <table:table-row table:style-name="ro1">
          <table:table-cell office:value-type="float" office:value="186490" calcext:value-type="float">
            <text:p>186490</text:p>
          </table:table-cell>
          <table:table-cell office:value-type="float" office:value="177352" calcext:value-type="float">
            <text:p>177352</text:p>
          </table:table-cell>
          <table:table-cell table:number-columns-repeated="8"/>
        </table:table-row>
        <table:table-row table:style-name="ro1">
          <table:table-cell office:value-type="float" office:value="186468" calcext:value-type="float">
            <text:p>186468</text:p>
          </table:table-cell>
          <table:table-cell office:value-type="float" office:value="176936" calcext:value-type="float">
            <text:p>176936</text:p>
          </table:table-cell>
          <table:table-cell table:number-columns-repeated="8"/>
        </table:table-row>
        <table:table-row table:style-name="ro1">
          <table:table-cell office:value-type="float" office:value="185911" calcext:value-type="float">
            <text:p>185911</text:p>
          </table:table-cell>
          <table:table-cell office:value-type="float" office:value="176791" calcext:value-type="float">
            <text:p>176791</text:p>
          </table:table-cell>
          <table:table-cell table:number-columns-repeated="8"/>
        </table:table-row>
        <table:table-row table:style-name="ro1">
          <table:table-cell office:value-type="float" office:value="184856" calcext:value-type="float">
            <text:p>184856</text:p>
          </table:table-cell>
          <table:table-cell office:value-type="float" office:value="175956" calcext:value-type="float">
            <text:p>175956</text:p>
          </table:table-cell>
          <table:table-cell table:number-columns-repeated="8"/>
        </table:table-row>
        <table:table-row table:style-name="ro1">
          <table:table-cell office:value-type="float" office:value="184668" calcext:value-type="float">
            <text:p>184668</text:p>
          </table:table-cell>
          <table:table-cell office:value-type="float" office:value="175702" calcext:value-type="float">
            <text:p>175702</text:p>
          </table:table-cell>
          <table:table-cell table:number-columns-repeated="8"/>
        </table:table-row>
        <table:table-row table:style-name="ro1">
          <table:table-cell office:value-type="float" office:value="184567" calcext:value-type="float">
            <text:p>184567</text:p>
          </table:table-cell>
          <table:table-cell office:value-type="float" office:value="175553" calcext:value-type="float">
            <text:p>175553</text:p>
          </table:table-cell>
          <table:table-cell table:number-columns-repeated="8"/>
        </table:table-row>
        <table:table-row table:style-name="ro1">
          <table:table-cell office:value-type="float" office:value="184550" calcext:value-type="float">
            <text:p>184550</text:p>
          </table:table-cell>
          <table:table-cell office:value-type="float" office:value="175490" calcext:value-type="float">
            <text:p>175490</text:p>
          </table:table-cell>
          <table:table-cell table:number-columns-repeated="8"/>
        </table:table-row>
        <table:table-row table:style-name="ro1">
          <table:table-cell office:value-type="float" office:value="184467" calcext:value-type="float">
            <text:p>184467</text:p>
          </table:table-cell>
          <table:table-cell office:value-type="float" office:value="175181" calcext:value-type="float">
            <text:p>175181</text:p>
          </table:table-cell>
          <table:table-cell table:number-columns-repeated="8"/>
        </table:table-row>
        <table:table-row table:style-name="ro1">
          <table:table-cell office:value-type="float" office:value="184195" calcext:value-type="float">
            <text:p>184195</text:p>
          </table:table-cell>
          <table:table-cell office:value-type="float" office:value="175119" calcext:value-type="float">
            <text:p>175119</text:p>
          </table:table-cell>
          <table:table-cell table:number-columns-repeated="8"/>
        </table:table-row>
        <table:table-row table:style-name="ro1">
          <table:table-cell office:value-type="float" office:value="184157" calcext:value-type="float">
            <text:p>184157</text:p>
          </table:table-cell>
          <table:table-cell office:value-type="float" office:value="175066" calcext:value-type="float">
            <text:p>175066</text:p>
          </table:table-cell>
          <table:table-cell table:number-columns-repeated="8"/>
        </table:table-row>
        <table:table-row table:style-name="ro1">
          <table:table-cell office:value-type="float" office:value="184076" calcext:value-type="float">
            <text:p>184076</text:p>
          </table:table-cell>
          <table:table-cell office:value-type="float" office:value="174731" calcext:value-type="float">
            <text:p>174731</text:p>
          </table:table-cell>
          <table:table-cell table:number-columns-repeated="8"/>
        </table:table-row>
        <table:table-row table:style-name="ro1">
          <table:table-cell office:value-type="float" office:value="183961" calcext:value-type="float">
            <text:p>183961</text:p>
          </table:table-cell>
          <table:table-cell office:value-type="float" office:value="174657" calcext:value-type="float">
            <text:p>174657</text:p>
          </table:table-cell>
          <table:table-cell table:number-columns-repeated="8"/>
        </table:table-row>
        <table:table-row table:style-name="ro1">
          <table:table-cell office:value-type="float" office:value="183695" calcext:value-type="float">
            <text:p>183695</text:p>
          </table:table-cell>
          <table:table-cell office:value-type="float" office:value="174366" calcext:value-type="float">
            <text:p>174366</text:p>
          </table:table-cell>
          <table:table-cell table:number-columns-repeated="8"/>
        </table:table-row>
        <table:table-row table:style-name="ro1">
          <table:table-cell office:value-type="float" office:value="183310" calcext:value-type="float">
            <text:p>183310</text:p>
          </table:table-cell>
          <table:table-cell office:value-type="float" office:value="174349" calcext:value-type="float">
            <text:p>174349</text:p>
          </table:table-cell>
          <table:table-cell table:number-columns-repeated="8"/>
        </table:table-row>
        <table:table-row table:style-name="ro1">
          <table:table-cell office:value-type="float" office:value="182619" calcext:value-type="float">
            <text:p>182619</text:p>
          </table:table-cell>
          <table:table-cell office:value-type="float" office:value="173625" calcext:value-type="float">
            <text:p>173625</text:p>
          </table:table-cell>
          <table:table-cell table:number-columns-repeated="8"/>
        </table:table-row>
        <table:table-row table:style-name="ro1">
          <table:table-cell office:value-type="float" office:value="182377" calcext:value-type="float">
            <text:p>182377</text:p>
          </table:table-cell>
          <table:table-cell office:value-type="float" office:value="173488" calcext:value-type="float">
            <text:p>173488</text:p>
          </table:table-cell>
          <table:table-cell table:number-columns-repeated="8"/>
        </table:table-row>
        <table:table-row table:style-name="ro1">
          <table:table-cell office:value-type="float" office:value="182273" calcext:value-type="float">
            <text:p>182273</text:p>
          </table:table-cell>
          <table:table-cell office:value-type="float" office:value="173329" calcext:value-type="float">
            <text:p>173329</text:p>
          </table:table-cell>
          <table:table-cell table:number-columns-repeated="8"/>
        </table:table-row>
        <table:table-row table:style-name="ro1">
          <table:table-cell office:value-type="float" office:value="182001" calcext:value-type="float">
            <text:p>182001</text:p>
          </table:table-cell>
          <table:table-cell office:value-type="float" office:value="172988" calcext:value-type="float">
            <text:p>172988</text:p>
          </table:table-cell>
          <table:table-cell table:number-columns-repeated="8"/>
        </table:table-row>
        <table:table-row table:style-name="ro1">
          <table:table-cell office:value-type="float" office:value="181853" calcext:value-type="float">
            <text:p>181853</text:p>
          </table:table-cell>
          <table:table-cell office:value-type="float" office:value="172767" calcext:value-type="float">
            <text:p>172767</text:p>
          </table:table-cell>
          <table:table-cell table:number-columns-repeated="8"/>
        </table:table-row>
        <table:table-row table:style-name="ro1">
          <table:table-cell office:value-type="float" office:value="181433" calcext:value-type="float">
            <text:p>181433</text:p>
          </table:table-cell>
          <table:table-cell office:value-type="float" office:value="172621" calcext:value-type="float">
            <text:p>172621</text:p>
          </table:table-cell>
          <table:table-cell table:number-columns-repeated="8"/>
        </table:table-row>
        <table:table-row table:style-name="ro1">
          <table:table-cell office:value-type="float" office:value="181392" calcext:value-type="float">
            <text:p>181392</text:p>
          </table:table-cell>
          <table:table-cell office:value-type="float" office:value="172447" calcext:value-type="float">
            <text:p>172447</text:p>
          </table:table-cell>
          <table:table-cell table:number-columns-repeated="8"/>
        </table:table-row>
        <table:table-row table:style-name="ro1">
          <table:table-cell office:value-type="float" office:value="181043" calcext:value-type="float">
            <text:p>181043</text:p>
          </table:table-cell>
          <table:table-cell office:value-type="float" office:value="172169" calcext:value-type="float">
            <text:p>172169</text:p>
          </table:table-cell>
          <table:table-cell table:number-columns-repeated="8"/>
        </table:table-row>
        <table:table-row table:style-name="ro1">
          <table:table-cell office:value-type="float" office:value="180711" calcext:value-type="float">
            <text:p>180711</text:p>
          </table:table-cell>
          <table:table-cell office:value-type="float" office:value="172166" calcext:value-type="float">
            <text:p>172166</text:p>
          </table:table-cell>
          <table:table-cell table:number-columns-repeated="8"/>
        </table:table-row>
        <table:table-row table:style-name="ro1">
          <table:table-cell office:value-type="float" office:value="180691" calcext:value-type="float">
            <text:p>180691</text:p>
          </table:table-cell>
          <table:table-cell office:value-type="float" office:value="171924" calcext:value-type="float">
            <text:p>171924</text:p>
          </table:table-cell>
          <table:table-cell table:number-columns-repeated="8"/>
        </table:table-row>
        <table:table-row table:style-name="ro1">
          <table:table-cell office:value-type="float" office:value="180466" calcext:value-type="float">
            <text:p>180466</text:p>
          </table:table-cell>
          <table:table-cell office:value-type="float" office:value="171597" calcext:value-type="float">
            <text:p>171597</text:p>
          </table:table-cell>
          <table:table-cell table:number-columns-repeated="8"/>
        </table:table-row>
        <table:table-row table:style-name="ro1">
          <table:table-cell office:value-type="float" office:value="180379" calcext:value-type="float">
            <text:p>180379</text:p>
          </table:table-cell>
          <table:table-cell office:value-type="float" office:value="171531" calcext:value-type="float">
            <text:p>171531</text:p>
          </table:table-cell>
          <table:table-cell table:number-columns-repeated="8"/>
        </table:table-row>
        <table:table-row table:style-name="ro1">
          <table:table-cell office:value-type="float" office:value="179807" calcext:value-type="float">
            <text:p>179807</text:p>
          </table:table-cell>
          <table:table-cell office:value-type="float" office:value="171474" calcext:value-type="float">
            <text:p>171474</text:p>
          </table:table-cell>
          <table:table-cell table:number-columns-repeated="8"/>
        </table:table-row>
        <table:table-row table:style-name="ro1">
          <table:table-cell office:value-type="float" office:value="179700" calcext:value-type="float">
            <text:p>179700</text:p>
          </table:table-cell>
          <table:table-cell office:value-type="float" office:value="171003" calcext:value-type="float">
            <text:p>171003</text:p>
          </table:table-cell>
          <table:table-cell table:number-columns-repeated="8"/>
        </table:table-row>
        <table:table-row table:style-name="ro1">
          <table:table-cell office:value-type="float" office:value="179549" calcext:value-type="float">
            <text:p>179549</text:p>
          </table:table-cell>
          <table:table-cell office:value-type="float" office:value="170973" calcext:value-type="float">
            <text:p>170973</text:p>
          </table:table-cell>
          <table:table-cell table:number-columns-repeated="8"/>
        </table:table-row>
        <table:table-row table:style-name="ro1">
          <table:table-cell office:value-type="float" office:value="179134" calcext:value-type="float">
            <text:p>179134</text:p>
          </table:table-cell>
          <table:table-cell office:value-type="float" office:value="170740" calcext:value-type="float">
            <text:p>170740</text:p>
          </table:table-cell>
          <table:table-cell table:number-columns-repeated="8"/>
        </table:table-row>
        <table:table-row table:style-name="ro1">
          <table:table-cell office:value-type="float" office:value="178940" calcext:value-type="float">
            <text:p>178940</text:p>
          </table:table-cell>
          <table:table-cell office:value-type="float" office:value="170046" calcext:value-type="float">
            <text:p>170046</text:p>
          </table:table-cell>
          <table:table-cell table:number-columns-repeated="8"/>
        </table:table-row>
        <table:table-row table:style-name="ro1">
          <table:table-cell office:value-type="float" office:value="178791" calcext:value-type="float">
            <text:p>178791</text:p>
          </table:table-cell>
          <table:table-cell office:value-type="float" office:value="169871" calcext:value-type="float">
            <text:p>169871</text:p>
          </table:table-cell>
          <table:table-cell table:number-columns-repeated="8"/>
        </table:table-row>
        <table:table-row table:style-name="ro1">
          <table:table-cell office:value-type="float" office:value="178718" calcext:value-type="float">
            <text:p>178718</text:p>
          </table:table-cell>
          <table:table-cell office:value-type="float" office:value="169803" calcext:value-type="float">
            <text:p>169803</text:p>
          </table:table-cell>
          <table:table-cell table:number-columns-repeated="8"/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float" office:value="169801" calcext:value-type="float">
            <text:p>169801</text:p>
          </table:table-cell>
          <table:table-cell table:number-columns-repeated="8"/>
        </table:table-row>
        <table:table-row table:style-name="ro1">
          <table:table-cell office:value-type="float" office:value="178182" calcext:value-type="float">
            <text:p>178182</text:p>
          </table:table-cell>
          <table:table-cell office:value-type="float" office:value="169758" calcext:value-type="float">
            <text:p>169758</text:p>
          </table:table-cell>
          <table:table-cell table:number-columns-repeated="8"/>
        </table:table-row>
        <table:table-row table:style-name="ro1">
          <table:table-cell office:value-type="float" office:value="177393" calcext:value-type="float">
            <text:p>177393</text:p>
          </table:table-cell>
          <table:table-cell office:value-type="float" office:value="169739" calcext:value-type="float">
            <text:p>169739</text:p>
          </table:table-cell>
          <table:table-cell table:number-columns-repeated="8"/>
        </table:table-row>
        <table:table-row table:style-name="ro1">
          <table:table-cell office:value-type="float" office:value="177384" calcext:value-type="float">
            <text:p>177384</text:p>
          </table:table-cell>
          <table:table-cell office:value-type="float" office:value="169735" calcext:value-type="float">
            <text:p>169735</text:p>
          </table:table-cell>
          <table:table-cell table:number-columns-repeated="8"/>
        </table:table-row>
        <table:table-row table:style-name="ro1">
          <table:table-cell office:value-type="float" office:value="177379" calcext:value-type="float">
            <text:p>177379</text:p>
          </table:table-cell>
          <table:table-cell office:value-type="float" office:value="169651" calcext:value-type="float">
            <text:p>169651</text:p>
          </table:table-cell>
          <table:table-cell table:number-columns-repeated="8"/>
        </table:table-row>
        <table:table-row table:style-name="ro1">
          <table:table-cell office:value-type="float" office:value="177240" calcext:value-type="float">
            <text:p>177240</text:p>
          </table:table-cell>
          <table:table-cell office:value-type="float" office:value="169607" calcext:value-type="float">
            <text:p>169607</text:p>
          </table:table-cell>
          <table:table-cell table:number-columns-repeated="8"/>
        </table:table-row>
        <table:table-row table:style-name="ro1">
          <table:table-cell office:value-type="float" office:value="177196" calcext:value-type="float">
            <text:p>177196</text:p>
          </table:table-cell>
          <table:table-cell office:value-type="float" office:value="169494" calcext:value-type="float">
            <text:p>169494</text:p>
          </table:table-cell>
          <table:table-cell table:number-columns-repeated="8"/>
        </table:table-row>
        <table:table-row table:style-name="ro1">
          <table:table-cell office:value-type="float" office:value="176851" calcext:value-type="float">
            <text:p>176851</text:p>
          </table:table-cell>
          <table:table-cell office:value-type="float" office:value="169469" calcext:value-type="float">
            <text:p>169469</text:p>
          </table:table-cell>
          <table:table-cell table:number-columns-repeated="8"/>
        </table:table-row>
        <table:table-row table:style-name="ro1">
          <table:table-cell office:value-type="float" office:value="176765" calcext:value-type="float">
            <text:p>176765</text:p>
          </table:table-cell>
          <table:table-cell office:value-type="float" office:value="169346" calcext:value-type="float">
            <text:p>169346</text:p>
          </table:table-cell>
          <table:table-cell table:number-columns-repeated="8"/>
        </table:table-row>
        <table:table-row table:style-name="ro1">
          <table:table-cell office:value-type="float" office:value="176759" calcext:value-type="float">
            <text:p>176759</text:p>
          </table:table-cell>
          <table:table-cell office:value-type="float" office:value="168982" calcext:value-type="float">
            <text:p>168982</text:p>
          </table:table-cell>
          <table:table-cell table:number-columns-repeated="8"/>
        </table:table-row>
        <table:table-row table:style-name="ro1">
          <table:table-cell office:value-type="float" office:value="176495" calcext:value-type="float">
            <text:p>176495</text:p>
          </table:table-cell>
          <table:table-cell office:value-type="float" office:value="168622" calcext:value-type="float">
            <text:p>168622</text:p>
          </table:table-cell>
          <table:table-cell table:number-columns-repeated="8"/>
        </table:table-row>
        <table:table-row table:style-name="ro1">
          <table:table-cell office:value-type="float" office:value="176301" calcext:value-type="float">
            <text:p>176301</text:p>
          </table:table-cell>
          <table:table-cell office:value-type="float" office:value="168048" calcext:value-type="float">
            <text:p>168048</text:p>
          </table:table-cell>
          <table:table-cell table:number-columns-repeated="8"/>
        </table:table-row>
        <table:table-row table:style-name="ro1">
          <table:table-cell office:value-type="float" office:value="176292" calcext:value-type="float">
            <text:p>176292</text:p>
          </table:table-cell>
          <table:table-cell office:value-type="float" office:value="167966" calcext:value-type="float">
            <text:p>167966</text:p>
          </table:table-cell>
          <table:table-cell table:number-columns-repeated="8"/>
        </table:table-row>
        <table:table-row table:style-name="ro1">
          <table:table-cell office:value-type="float" office:value="176074" calcext:value-type="float">
            <text:p>176074</text:p>
          </table:table-cell>
          <table:table-cell office:value-type="float" office:value="167950" calcext:value-type="float">
            <text:p>167950</text:p>
          </table:table-cell>
          <table:table-cell table:number-columns-repeated="8"/>
        </table:table-row>
        <table:table-row table:style-name="ro1">
          <table:table-cell office:value-type="float" office:value="175852" calcext:value-type="float">
            <text:p>175852</text:p>
          </table:table-cell>
          <table:table-cell office:value-type="float" office:value="167926" calcext:value-type="float">
            <text:p>167926</text:p>
          </table:table-cell>
          <table:table-cell table:number-columns-repeated="8"/>
        </table:table-row>
        <table:table-row table:style-name="ro1">
          <table:table-cell office:value-type="float" office:value="175849" calcext:value-type="float">
            <text:p>175849</text:p>
          </table:table-cell>
          <table:table-cell office:value-type="float" office:value="167024" calcext:value-type="float">
            <text:p>167024</text:p>
          </table:table-cell>
          <table:table-cell table:number-columns-repeated="8"/>
        </table:table-row>
        <table:table-row table:style-name="ro1">
          <table:table-cell office:value-type="float" office:value="175574" calcext:value-type="float">
            <text:p>175574</text:p>
          </table:table-cell>
          <table:table-cell office:value-type="float" office:value="165710" calcext:value-type="float">
            <text:p>165710</text:p>
          </table:table-cell>
          <table:table-cell table:number-columns-repeated="8"/>
        </table:table-row>
        <table:table-row table:style-name="ro1">
          <table:table-cell office:value-type="float" office:value="175404" calcext:value-type="float">
            <text:p>175404</text:p>
          </table:table-cell>
          <table:table-cell office:value-type="float" office:value="165233" calcext:value-type="float">
            <text:p>165233</text:p>
          </table:table-cell>
          <table:table-cell table:number-columns-repeated="8"/>
        </table:table-row>
        <table:table-row table:style-name="ro1">
          <table:table-cell office:value-type="float" office:value="174878" calcext:value-type="float">
            <text:p>174878</text:p>
          </table:table-cell>
          <table:table-cell office:value-type="float" office:value="164929" calcext:value-type="float">
            <text:p>164929</text:p>
          </table:table-cell>
          <table:table-cell table:number-columns-repeated="8"/>
        </table:table-row>
        <table:table-row table:style-name="ro1">
          <table:table-cell office:value-type="float" office:value="174218" calcext:value-type="float">
            <text:p>174218</text:p>
          </table:table-cell>
          <table:table-cell office:value-type="float" office:value="164895" calcext:value-type="float">
            <text:p>164895</text:p>
          </table:table-cell>
          <table:table-cell table:number-columns-repeated="8"/>
        </table:table-row>
        <table:table-row table:style-name="ro1">
          <table:table-cell office:value-type="float" office:value="174010" calcext:value-type="float">
            <text:p>174010</text:p>
          </table:table-cell>
          <table:table-cell office:value-type="float" office:value="164811" calcext:value-type="float">
            <text:p>164811</text:p>
          </table:table-cell>
          <table:table-cell table:number-columns-repeated="8"/>
        </table:table-row>
        <table:table-row table:style-name="ro1">
          <table:table-cell office:value-type="float" office:value="173944" calcext:value-type="float">
            <text:p>173944</text:p>
          </table:table-cell>
          <table:table-cell office:value-type="float" office:value="164596" calcext:value-type="float">
            <text:p>164596</text:p>
          </table:table-cell>
          <table:table-cell table:number-columns-repeated="8"/>
        </table:table-row>
        <table:table-row table:style-name="ro1">
          <table:table-cell office:value-type="float" office:value="173673" calcext:value-type="float">
            <text:p>173673</text:p>
          </table:table-cell>
          <table:table-cell office:value-type="float" office:value="164409" calcext:value-type="float">
            <text:p>164409</text:p>
          </table:table-cell>
          <table:table-cell table:number-columns-repeated="8"/>
        </table:table-row>
        <table:table-row table:style-name="ro1">
          <table:table-cell office:value-type="float" office:value="173442" calcext:value-type="float">
            <text:p>173442</text:p>
          </table:table-cell>
          <table:table-cell office:value-type="float" office:value="163935" calcext:value-type="float">
            <text:p>163935</text:p>
          </table:table-cell>
          <table:table-cell table:number-columns-repeated="8"/>
        </table:table-row>
        <table:table-row table:style-name="ro1">
          <table:table-cell office:value-type="float" office:value="172484" calcext:value-type="float">
            <text:p>172484</text:p>
          </table:table-cell>
          <table:table-cell office:value-type="float" office:value="163721" calcext:value-type="float">
            <text:p>163721</text:p>
          </table:table-cell>
          <table:table-cell table:number-columns-repeated="8"/>
        </table:table-row>
        <table:table-row table:style-name="ro1">
          <table:table-cell office:value-type="float" office:value="172379" calcext:value-type="float">
            <text:p>172379</text:p>
          </table:table-cell>
          <table:table-cell office:value-type="float" office:value="163554" calcext:value-type="float">
            <text:p>163554</text:p>
          </table:table-cell>
          <table:table-cell table:number-columns-repeated="8"/>
        </table:table-row>
        <table:table-row table:style-name="ro1">
          <table:table-cell office:value-type="float" office:value="172290" calcext:value-type="float">
            <text:p>172290</text:p>
          </table:table-cell>
          <table:table-cell office:value-type="float" office:value="163427" calcext:value-type="float">
            <text:p>163427</text:p>
          </table:table-cell>
          <table:table-cell table:number-columns-repeated="8"/>
        </table:table-row>
        <table:table-row table:style-name="ro1">
          <table:table-cell office:value-type="float" office:value="172180" calcext:value-type="float">
            <text:p>172180</text:p>
          </table:table-cell>
          <table:table-cell office:value-type="float" office:value="162861" calcext:value-type="float">
            <text:p>162861</text:p>
          </table:table-cell>
          <table:table-cell table:number-columns-repeated="8"/>
        </table:table-row>
        <table:table-row table:style-name="ro1">
          <table:table-cell office:value-type="float" office:value="172094" calcext:value-type="float">
            <text:p>172094</text:p>
          </table:table-cell>
          <table:table-cell office:value-type="float" office:value="162421" calcext:value-type="float">
            <text:p>162421</text:p>
          </table:table-cell>
          <table:table-cell table:number-columns-repeated="8"/>
        </table:table-row>
        <table:table-row table:style-name="ro1">
          <table:table-cell office:value-type="float" office:value="172090" calcext:value-type="float">
            <text:p>172090</text:p>
          </table:table-cell>
          <table:table-cell office:value-type="float" office:value="162165" calcext:value-type="float">
            <text:p>162165</text:p>
          </table:table-cell>
          <table:table-cell table:number-columns-repeated="8"/>
        </table:table-row>
        <table:table-row table:style-name="ro1">
          <table:table-cell office:value-type="float" office:value="172037" calcext:value-type="float">
            <text:p>172037</text:p>
          </table:table-cell>
          <table:table-cell office:value-type="float" office:value="161722" calcext:value-type="float">
            <text:p>161722</text:p>
          </table:table-cell>
          <table:table-cell table:number-columns-repeated="8"/>
        </table:table-row>
        <table:table-row table:style-name="ro1">
          <table:table-cell office:value-type="float" office:value="171925" calcext:value-type="float">
            <text:p>171925</text:p>
          </table:table-cell>
          <table:table-cell office:value-type="float" office:value="161580" calcext:value-type="float">
            <text:p>161580</text:p>
          </table:table-cell>
          <table:table-cell table:number-columns-repeated="8"/>
        </table:table-row>
        <table:table-row table:style-name="ro1">
          <table:table-cell office:value-type="float" office:value="171681" calcext:value-type="float">
            <text:p>171681</text:p>
          </table:table-cell>
          <table:table-cell office:value-type="float" office:value="161070" calcext:value-type="float">
            <text:p>161070</text:p>
          </table:table-cell>
          <table:table-cell table:number-columns-repeated="8"/>
        </table:table-row>
        <table:table-row table:style-name="ro1">
          <table:table-cell office:value-type="float" office:value="171604" calcext:value-type="float">
            <text:p>171604</text:p>
          </table:table-cell>
          <table:table-cell office:value-type="float" office:value="160934" calcext:value-type="float">
            <text:p>160934</text:p>
          </table:table-cell>
          <table:table-cell table:number-columns-repeated="8"/>
        </table:table-row>
        <table:table-row table:style-name="ro1">
          <table:table-cell office:value-type="float" office:value="171481" calcext:value-type="float">
            <text:p>171481</text:p>
          </table:table-cell>
          <table:table-cell office:value-type="float" office:value="160582" calcext:value-type="float">
            <text:p>160582</text:p>
          </table:table-cell>
          <table:table-cell table:number-columns-repeated="8"/>
        </table:table-row>
        <table:table-row table:style-name="ro1">
          <table:table-cell office:value-type="float" office:value="170582" calcext:value-type="float">
            <text:p>170582</text:p>
          </table:table-cell>
          <table:table-cell office:value-type="float" office:value="159922" calcext:value-type="float">
            <text:p>159922</text:p>
          </table:table-cell>
          <table:table-cell table:number-columns-repeated="8"/>
        </table:table-row>
        <table:table-row table:style-name="ro1">
          <table:table-cell office:value-type="float" office:value="170038" calcext:value-type="float">
            <text:p>170038</text:p>
          </table:table-cell>
          <table:table-cell office:value-type="float" office:value="159779" calcext:value-type="float">
            <text:p>159779</text:p>
          </table:table-cell>
          <table:table-cell table:number-columns-repeated="8"/>
        </table:table-row>
        <table:table-row table:style-name="ro1">
          <table:table-cell office:value-type="float" office:value="169675" calcext:value-type="float">
            <text:p>169675</text:p>
          </table:table-cell>
          <table:table-cell office:value-type="float" office:value="159575" calcext:value-type="float">
            <text:p>159575</text:p>
          </table:table-cell>
          <table:table-cell table:number-columns-repeated="8"/>
        </table:table-row>
        <table:table-row table:style-name="ro1">
          <table:table-cell office:value-type="float" office:value="169350" calcext:value-type="float">
            <text:p>169350</text:p>
          </table:table-cell>
          <table:table-cell office:value-type="float" office:value="159047" calcext:value-type="float">
            <text:p>159047</text:p>
          </table:table-cell>
          <table:table-cell table:number-columns-repeated="8"/>
        </table:table-row>
        <table:table-row table:style-name="ro1">
          <table:table-cell office:value-type="float" office:value="169144" calcext:value-type="float">
            <text:p>169144</text:p>
          </table:table-cell>
          <table:table-cell office:value-type="float" office:value="159040" calcext:value-type="float">
            <text:p>159040</text:p>
          </table:table-cell>
          <table:table-cell table:number-columns-repeated="8"/>
        </table:table-row>
        <table:table-row table:style-name="ro1">
          <table:table-cell office:value-type="float" office:value="168762" calcext:value-type="float">
            <text:p>168762</text:p>
          </table:table-cell>
          <table:table-cell office:value-type="float" office:value="157297" calcext:value-type="float">
            <text:p>157297</text:p>
          </table:table-cell>
          <table:table-cell table:number-columns-repeated="8"/>
        </table:table-row>
        <table:table-row table:style-name="ro1">
          <table:table-cell office:value-type="float" office:value="168577" calcext:value-type="float">
            <text:p>168577</text:p>
          </table:table-cell>
          <table:table-cell office:value-type="float" office:value="157180" calcext:value-type="float">
            <text:p>157180</text:p>
          </table:table-cell>
          <table:table-cell table:number-columns-repeated="8"/>
        </table:table-row>
        <table:table-row table:style-name="ro1">
          <table:table-cell office:value-type="float" office:value="168438" calcext:value-type="float">
            <text:p>168438</text:p>
          </table:table-cell>
          <table:table-cell office:value-type="float" office:value="157132" calcext:value-type="float">
            <text:p>157132</text:p>
          </table:table-cell>
          <table:table-cell table:number-columns-repeated="8"/>
        </table:table-row>
        <table:table-row table:style-name="ro1">
          <table:table-cell office:value-type="float" office:value="168395" calcext:value-type="float">
            <text:p>168395</text:p>
          </table:table-cell>
          <table:table-cell office:value-type="float" office:value="157089" calcext:value-type="float">
            <text:p>157089</text:p>
          </table:table-cell>
          <table:table-cell table:number-columns-repeated="8"/>
        </table:table-row>
        <table:table-row table:style-name="ro1">
          <table:table-cell office:value-type="float" office:value="168380" calcext:value-type="float">
            <text:p>168380</text:p>
          </table:table-cell>
          <table:table-cell office:value-type="float" office:value="156988" calcext:value-type="float">
            <text:p>156988</text:p>
          </table:table-cell>
          <table:table-cell table:number-columns-repeated="8"/>
        </table:table-row>
        <table:table-row table:style-name="ro1">
          <table:table-cell office:value-type="float" office:value="168266" calcext:value-type="float">
            <text:p>168266</text:p>
          </table:table-cell>
          <table:table-cell office:value-type="float" office:value="156926" calcext:value-type="float">
            <text:p>156926</text:p>
          </table:table-cell>
          <table:table-cell table:number-columns-repeated="8"/>
        </table:table-row>
        <table:table-row table:style-name="ro1">
          <table:table-cell office:value-type="float" office:value="168211" calcext:value-type="float">
            <text:p>168211</text:p>
          </table:table-cell>
          <table:table-cell office:value-type="float" office:value="156740" calcext:value-type="float">
            <text:p>156740</text:p>
          </table:table-cell>
          <table:table-cell table:number-columns-repeated="8"/>
        </table:table-row>
        <table:table-row table:style-name="ro1">
          <table:table-cell office:value-type="float" office:value="168090" calcext:value-type="float">
            <text:p>168090</text:p>
          </table:table-cell>
          <table:table-cell office:value-type="float" office:value="156229" calcext:value-type="float">
            <text:p>156229</text:p>
          </table:table-cell>
          <table:table-cell table:number-columns-repeated="8"/>
        </table:table-row>
        <table:table-row table:style-name="ro1">
          <table:table-cell office:value-type="float" office:value="167815" calcext:value-type="float">
            <text:p>167815</text:p>
          </table:table-cell>
          <table:table-cell office:value-type="float" office:value="156121" calcext:value-type="float">
            <text:p>156121</text:p>
          </table:table-cell>
          <table:table-cell table:number-columns-repeated="8"/>
        </table:table-row>
        <table:table-row table:style-name="ro1">
          <table:table-cell office:value-type="float" office:value="167749" calcext:value-type="float">
            <text:p>167749</text:p>
          </table:table-cell>
          <table:table-cell office:value-type="float" office:value="155952" calcext:value-type="float">
            <text:p>155952</text:p>
          </table:table-cell>
          <table:table-cell table:number-columns-repeated="8"/>
        </table:table-row>
        <table:table-row table:style-name="ro1">
          <table:table-cell office:value-type="float" office:value="167593" calcext:value-type="float">
            <text:p>167593</text:p>
          </table:table-cell>
          <table:table-cell office:value-type="float" office:value="154895" calcext:value-type="float">
            <text:p>154895</text:p>
          </table:table-cell>
          <table:table-cell table:number-columns-repeated="8"/>
        </table:table-row>
        <table:table-row table:style-name="ro1">
          <table:table-cell office:value-type="float" office:value="167423" calcext:value-type="float">
            <text:p>167423</text:p>
          </table:table-cell>
          <table:table-cell office:value-type="float" office:value="154679" calcext:value-type="float">
            <text:p>154679</text:p>
          </table:table-cell>
          <table:table-cell table:number-columns-repeated="8"/>
        </table:table-row>
        <table:table-row table:style-name="ro1">
          <table:table-cell office:value-type="float" office:value="167317" calcext:value-type="float">
            <text:p>167317</text:p>
          </table:table-cell>
          <table:table-cell office:value-type="float" office:value="153312" calcext:value-type="float">
            <text:p>153312</text:p>
          </table:table-cell>
          <table:table-cell table:number-columns-repeated="8"/>
        </table:table-row>
        <table:table-row table:style-name="ro1">
          <table:table-cell office:value-type="float" office:value="167168" calcext:value-type="float">
            <text:p>167168</text:p>
          </table:table-cell>
          <table:table-cell office:value-type="float" office:value="152920" calcext:value-type="float">
            <text:p>152920</text:p>
          </table:table-cell>
          <table:table-cell table:number-columns-repeated="8"/>
        </table:table-row>
        <table:table-row table:style-name="ro1">
          <table:table-cell office:value-type="float" office:value="167036" calcext:value-type="float">
            <text:p>167036</text:p>
          </table:table-cell>
          <table:table-cell office:value-type="float" office:value="151824" calcext:value-type="float">
            <text:p>151824</text:p>
          </table:table-cell>
          <table:table-cell table:number-columns-repeated="8"/>
        </table:table-row>
        <table:table-row table:style-name="ro1">
          <table:table-cell office:value-type="float" office:value="167027" calcext:value-type="float">
            <text:p>167027</text:p>
          </table:table-cell>
          <table:table-cell office:value-type="float" office:value="151723" calcext:value-type="float">
            <text:p>151723</text:p>
          </table:table-cell>
          <table:table-cell table:number-columns-repeated="8"/>
        </table:table-row>
        <table:table-row table:style-name="ro1">
          <table:table-cell office:value-type="float" office:value="166586" calcext:value-type="float">
            <text:p>166586</text:p>
          </table:table-cell>
          <table:table-cell office:value-type="float" office:value="151627" calcext:value-type="float">
            <text:p>151627</text:p>
          </table:table-cell>
          <table:table-cell table:number-columns-repeated="8"/>
        </table:table-row>
        <table:table-row table:style-name="ro1">
          <table:table-cell office:value-type="float" office:value="166504" calcext:value-type="float">
            <text:p>166504</text:p>
          </table:table-cell>
          <table:table-cell office:value-type="float" office:value="151618" calcext:value-type="float">
            <text:p>151618</text:p>
          </table:table-cell>
          <table:table-cell table:number-columns-repeated="8"/>
        </table:table-row>
        <table:table-row table:style-name="ro1">
          <table:table-cell office:value-type="float" office:value="166015" calcext:value-type="float">
            <text:p>166015</text:p>
          </table:table-cell>
          <table:table-cell office:value-type="float" office:value="151415" calcext:value-type="float">
            <text:p>151415</text:p>
          </table:table-cell>
          <table:table-cell table:number-columns-repeated="8"/>
        </table:table-row>
        <table:table-row table:style-name="ro1">
          <table:table-cell office:value-type="float" office:value="165934" calcext:value-type="float">
            <text:p>165934</text:p>
          </table:table-cell>
          <table:table-cell office:value-type="float" office:value="151293" calcext:value-type="float">
            <text:p>151293</text:p>
          </table:table-cell>
          <table:table-cell table:number-columns-repeated="8"/>
        </table:table-row>
        <table:table-row table:style-name="ro1">
          <table:table-cell office:value-type="float" office:value="165596" calcext:value-type="float">
            <text:p>165596</text:p>
          </table:table-cell>
          <table:table-cell office:value-type="float" office:value="150304" calcext:value-type="float">
            <text:p>150304</text:p>
          </table:table-cell>
          <table:table-cell table:number-columns-repeated="8"/>
        </table:table-row>
        <table:table-row table:style-name="ro1">
          <table:table-cell office:value-type="float" office:value="165348" calcext:value-type="float">
            <text:p>165348</text:p>
          </table:table-cell>
          <table:table-cell office:value-type="float" office:value="149612" calcext:value-type="float">
            <text:p>149612</text:p>
          </table:table-cell>
          <table:table-cell table:number-columns-repeated="8"/>
        </table:table-row>
        <table:table-row table:style-name="ro1">
          <table:table-cell office:value-type="float" office:value="165066" calcext:value-type="float">
            <text:p>165066</text:p>
          </table:table-cell>
          <table:table-cell office:value-type="float" office:value="149251" calcext:value-type="float">
            <text:p>149251</text:p>
          </table:table-cell>
          <table:table-cell table:number-columns-repeated="8"/>
        </table:table-row>
        <table:table-row table:style-name="ro1">
          <table:table-cell office:value-type="float" office:value="164911" calcext:value-type="float">
            <text:p>164911</text:p>
          </table:table-cell>
          <table:table-cell office:value-type="float" office:value="149115" calcext:value-type="float">
            <text:p>149115</text:p>
          </table:table-cell>
          <table:table-cell table:number-columns-repeated="8"/>
        </table:table-row>
        <table:table-row table:style-name="ro1">
          <table:table-cell office:value-type="float" office:value="164835" calcext:value-type="float">
            <text:p>164835</text:p>
          </table:table-cell>
          <table:table-cell office:value-type="float" office:value="149103" calcext:value-type="float">
            <text:p>149103</text:p>
          </table:table-cell>
          <table:table-cell table:number-columns-repeated="8"/>
        </table:table-row>
        <table:table-row table:style-name="ro1">
          <table:table-cell office:value-type="float" office:value="164560" calcext:value-type="float">
            <text:p>164560</text:p>
          </table:table-cell>
          <table:table-cell office:value-type="float" office:value="149038" calcext:value-type="float">
            <text:p>149038</text:p>
          </table:table-cell>
          <table:table-cell table:number-columns-repeated="8"/>
        </table:table-row>
        <table:table-row table:style-name="ro1">
          <table:table-cell office:value-type="float" office:value="164086" calcext:value-type="float">
            <text:p>164086</text:p>
          </table:table-cell>
          <table:table-cell office:value-type="float" office:value="148901" calcext:value-type="float">
            <text:p>148901</text:p>
          </table:table-cell>
          <table:table-cell table:number-columns-repeated="8"/>
        </table:table-row>
        <table:table-row table:style-name="ro1">
          <table:table-cell office:value-type="float" office:value="164051" calcext:value-type="float">
            <text:p>164051</text:p>
          </table:table-cell>
          <table:table-cell office:value-type="float" office:value="148743" calcext:value-type="float">
            <text:p>148743</text:p>
          </table:table-cell>
          <table:table-cell table:number-columns-repeated="8"/>
        </table:table-row>
        <table:table-row table:style-name="ro1">
          <table:table-cell office:value-type="float" office:value="163955" calcext:value-type="float">
            <text:p>163955</text:p>
          </table:table-cell>
          <table:table-cell office:value-type="float" office:value="148352" calcext:value-type="float">
            <text:p>148352</text:p>
          </table:table-cell>
          <table:table-cell table:number-columns-repeated="8"/>
        </table:table-row>
        <table:table-row table:style-name="ro1">
          <table:table-cell office:value-type="float" office:value="163868" calcext:value-type="float">
            <text:p>163868</text:p>
          </table:table-cell>
          <table:table-cell office:value-type="float" office:value="147809" calcext:value-type="float">
            <text:p>147809</text:p>
          </table:table-cell>
          <table:table-cell table:number-columns-repeated="8"/>
        </table:table-row>
        <table:table-row table:style-name="ro1">
          <table:table-cell office:value-type="float" office:value="163743" calcext:value-type="float">
            <text:p>163743</text:p>
          </table:table-cell>
          <table:table-cell office:value-type="float" office:value="147637" calcext:value-type="float">
            <text:p>147637</text:p>
          </table:table-cell>
          <table:table-cell table:number-columns-repeated="8"/>
        </table:table-row>
        <table:table-row table:style-name="ro1">
          <table:table-cell office:value-type="float" office:value="163366" calcext:value-type="float">
            <text:p>163366</text:p>
          </table:table-cell>
          <table:table-cell office:value-type="float" office:value="147386" calcext:value-type="float">
            <text:p>147386</text:p>
          </table:table-cell>
          <table:table-cell table:number-columns-repeated="8"/>
        </table:table-row>
        <table:table-row table:style-name="ro1">
          <table:table-cell office:value-type="float" office:value="163123" calcext:value-type="float">
            <text:p>163123</text:p>
          </table:table-cell>
          <table:table-cell office:value-type="float" office:value="147145" calcext:value-type="float">
            <text:p>147145</text:p>
          </table:table-cell>
          <table:table-cell table:number-columns-repeated="8"/>
        </table:table-row>
        <table:table-row table:style-name="ro1">
          <table:table-cell office:value-type="float" office:value="163107" calcext:value-type="float">
            <text:p>163107</text:p>
          </table:table-cell>
          <table:table-cell office:value-type="float" office:value="146989" calcext:value-type="float">
            <text:p>146989</text:p>
          </table:table-cell>
          <table:table-cell table:number-columns-repeated="8"/>
        </table:table-row>
        <table:table-row table:style-name="ro1">
          <table:table-cell office:value-type="float" office:value="163040" calcext:value-type="float">
            <text:p>163040</text:p>
          </table:table-cell>
          <table:table-cell office:value-type="float" office:value="146975" calcext:value-type="float">
            <text:p>146975</text:p>
          </table:table-cell>
          <table:table-cell table:number-columns-repeated="8"/>
        </table:table-row>
        <table:table-row table:style-name="ro1">
          <table:table-cell office:value-type="float" office:value="163032" calcext:value-type="float">
            <text:p>163032</text:p>
          </table:table-cell>
          <table:table-cell office:value-type="float" office:value="146732" calcext:value-type="float">
            <text:p>146732</text:p>
          </table:table-cell>
          <table:table-cell table:number-columns-repeated="8"/>
        </table:table-row>
        <table:table-row table:style-name="ro1">
          <table:table-cell office:value-type="float" office:value="162926" calcext:value-type="float">
            <text:p>162926</text:p>
          </table:table-cell>
          <table:table-cell office:value-type="float" office:value="146514" calcext:value-type="float">
            <text:p>146514</text:p>
          </table:table-cell>
          <table:table-cell table:number-columns-repeated="8"/>
        </table:table-row>
        <table:table-row table:style-name="ro1">
          <table:table-cell office:value-type="float" office:value="162912" calcext:value-type="float">
            <text:p>162912</text:p>
          </table:table-cell>
          <table:table-cell office:value-type="float" office:value="146499" calcext:value-type="float">
            <text:p>146499</text:p>
          </table:table-cell>
          <table:table-cell table:number-columns-repeated="8"/>
        </table:table-row>
        <table:table-row table:style-name="ro1">
          <table:table-cell office:value-type="float" office:value="162878" calcext:value-type="float">
            <text:p>162878</text:p>
          </table:table-cell>
          <table:table-cell office:value-type="float" office:value="146192" calcext:value-type="float">
            <text:p>146192</text:p>
          </table:table-cell>
          <table:table-cell table:number-columns-repeated="8"/>
        </table:table-row>
        <table:table-row table:style-name="ro1">
          <table:table-cell office:value-type="float" office:value="162742" calcext:value-type="float">
            <text:p>162742</text:p>
          </table:table-cell>
          <table:table-cell office:value-type="float" office:value="146082" calcext:value-type="float">
            <text:p>146082</text:p>
          </table:table-cell>
          <table:table-cell table:number-columns-repeated="8"/>
        </table:table-row>
        <table:table-row table:style-name="ro1">
          <table:table-cell office:value-type="float" office:value="162715" calcext:value-type="float">
            <text:p>162715</text:p>
          </table:table-cell>
          <table:table-cell office:value-type="float" office:value="145896" calcext:value-type="float">
            <text:p>145896</text:p>
          </table:table-cell>
          <table:table-cell table:number-columns-repeated="8"/>
        </table:table-row>
        <table:table-row table:style-name="ro1">
          <table:table-cell office:value-type="float" office:value="162647" calcext:value-type="float">
            <text:p>162647</text:p>
          </table:table-cell>
          <table:table-cell office:value-type="float" office:value="144802" calcext:value-type="float">
            <text:p>144802</text:p>
          </table:table-cell>
          <table:table-cell table:number-columns-repeated="8"/>
        </table:table-row>
        <table:table-row table:style-name="ro1">
          <table:table-cell office:value-type="float" office:value="162549" calcext:value-type="float">
            <text:p>162549</text:p>
          </table:table-cell>
          <table:table-cell office:value-type="float" office:value="144489" calcext:value-type="float">
            <text:p>144489</text:p>
          </table:table-cell>
          <table:table-cell table:number-columns-repeated="8"/>
        </table:table-row>
        <table:table-row table:style-name="ro1">
          <table:table-cell office:value-type="float" office:value="162079" calcext:value-type="float">
            <text:p>162079</text:p>
          </table:table-cell>
          <table:table-cell office:value-type="float" office:value="144032" calcext:value-type="float">
            <text:p>144032</text:p>
          </table:table-cell>
          <table:table-cell table:number-columns-repeated="8"/>
        </table:table-row>
        <table:table-row table:style-name="ro1">
          <table:table-cell office:value-type="float" office:value="161777" calcext:value-type="float">
            <text:p>161777</text:p>
          </table:table-cell>
          <table:table-cell office:value-type="float" office:value="143766" calcext:value-type="float">
            <text:p>143766</text:p>
          </table:table-cell>
          <table:table-cell table:number-columns-repeated="8"/>
        </table:table-row>
        <table:table-row table:style-name="ro1">
          <table:table-cell office:value-type="float" office:value="161542" calcext:value-type="float">
            <text:p>161542</text:p>
          </table:table-cell>
          <table:table-cell office:value-type="float" office:value="143427" calcext:value-type="float">
            <text:p>143427</text:p>
          </table:table-cell>
          <table:table-cell table:number-columns-repeated="8"/>
        </table:table-row>
        <table:table-row table:style-name="ro1">
          <table:table-cell office:value-type="float" office:value="161102" calcext:value-type="float">
            <text:p>161102</text:p>
          </table:table-cell>
          <table:table-cell office:value-type="float" office:value="143133" calcext:value-type="float">
            <text:p>143133</text:p>
          </table:table-cell>
          <table:table-cell table:number-columns-repeated="8"/>
        </table:table-row>
        <table:table-row table:style-name="ro1">
          <table:table-cell office:value-type="float" office:value="160307" calcext:value-type="float">
            <text:p>160307</text:p>
          </table:table-cell>
          <table:table-cell office:value-type="float" office:value="143056" calcext:value-type="float">
            <text:p>143056</text:p>
          </table:table-cell>
          <table:table-cell table:number-columns-repeated="8"/>
        </table:table-row>
        <table:table-row table:style-name="ro1">
          <table:table-cell office:value-type="float" office:value="160256" calcext:value-type="float">
            <text:p>160256</text:p>
          </table:table-cell>
          <table:table-cell office:value-type="float" office:value="142991" calcext:value-type="float">
            <text:p>142991</text:p>
          </table:table-cell>
          <table:table-cell table:number-columns-repeated="8"/>
        </table:table-row>
        <table:table-row table:style-name="ro1">
          <table:table-cell office:value-type="float" office:value="160254" calcext:value-type="float">
            <text:p>160254</text:p>
          </table:table-cell>
          <table:table-cell office:value-type="float" office:value="142699" calcext:value-type="float">
            <text:p>142699</text:p>
          </table:table-cell>
          <table:table-cell table:number-columns-repeated="8"/>
        </table:table-row>
        <table:table-row table:style-name="ro1">
          <table:table-cell office:value-type="float" office:value="160050" calcext:value-type="float">
            <text:p>160050</text:p>
          </table:table-cell>
          <table:table-cell office:value-type="float" office:value="142630" calcext:value-type="float">
            <text:p>142630</text:p>
          </table:table-cell>
          <table:table-cell table:number-columns-repeated="8"/>
        </table:table-row>
        <table:table-row table:style-name="ro1">
          <table:table-cell office:value-type="float" office:value="160048" calcext:value-type="float">
            <text:p>160048</text:p>
          </table:table-cell>
          <table:table-cell office:value-type="float" office:value="142376" calcext:value-type="float">
            <text:p>142376</text:p>
          </table:table-cell>
          <table:table-cell table:number-columns-repeated="8"/>
        </table:table-row>
        <table:table-row table:style-name="ro1">
          <table:table-cell office:value-type="float" office:value="159039" calcext:value-type="float">
            <text:p>159039</text:p>
          </table:table-cell>
          <table:table-cell office:value-type="float" office:value="142249" calcext:value-type="float">
            <text:p>142249</text:p>
          </table:table-cell>
          <table:table-cell table:number-columns-repeated="8"/>
        </table:table-row>
        <table:table-row table:style-name="ro1">
          <table:table-cell office:value-type="float" office:value="158742" calcext:value-type="float">
            <text:p>158742</text:p>
          </table:table-cell>
          <table:table-cell office:value-type="float" office:value="142166" calcext:value-type="float">
            <text:p>142166</text:p>
          </table:table-cell>
          <table:table-cell table:number-columns-repeated="8"/>
        </table:table-row>
        <table:table-row table:style-name="ro1">
          <table:table-cell office:value-type="float" office:value="158680" calcext:value-type="float">
            <text:p>158680</text:p>
          </table:table-cell>
          <table:table-cell office:value-type="float" office:value="141947" calcext:value-type="float">
            <text:p>141947</text:p>
          </table:table-cell>
          <table:table-cell table:number-columns-repeated="8"/>
        </table:table-row>
        <table:table-row table:style-name="ro1">
          <table:table-cell office:value-type="float" office:value="158464" calcext:value-type="float">
            <text:p>158464</text:p>
          </table:table-cell>
          <table:table-cell office:value-type="float" office:value="141689" calcext:value-type="float">
            <text:p>141689</text:p>
          </table:table-cell>
          <table:table-cell table:number-columns-repeated="8"/>
        </table:table-row>
        <table:table-row table:style-name="ro1">
          <table:table-cell office:value-type="float" office:value="157986" calcext:value-type="float">
            <text:p>157986</text:p>
          </table:table-cell>
          <table:table-cell office:value-type="float" office:value="141654" calcext:value-type="float">
            <text:p>141654</text:p>
          </table:table-cell>
          <table:table-cell table:number-columns-repeated="8"/>
        </table:table-row>
        <table:table-row table:style-name="ro1">
          <table:table-cell office:value-type="float" office:value="156568" calcext:value-type="float">
            <text:p>156568</text:p>
          </table:table-cell>
          <table:table-cell office:value-type="float" office:value="141469" calcext:value-type="float">
            <text:p>141469</text:p>
          </table:table-cell>
          <table:table-cell table:number-columns-repeated="8"/>
        </table:table-row>
        <table:table-row table:style-name="ro1">
          <table:table-cell office:value-type="float" office:value="156402" calcext:value-type="float">
            <text:p>156402</text:p>
          </table:table-cell>
          <table:table-cell office:value-type="float" office:value="140990" calcext:value-type="float">
            <text:p>140990</text:p>
          </table:table-cell>
          <table:table-cell table:number-columns-repeated="8"/>
        </table:table-row>
        <table:table-row table:style-name="ro1">
          <table:table-cell office:value-type="float" office:value="156361" calcext:value-type="float">
            <text:p>156361</text:p>
          </table:table-cell>
          <table:table-cell office:value-type="float" office:value="140777" calcext:value-type="float">
            <text:p>140777</text:p>
          </table:table-cell>
          <table:table-cell table:number-columns-repeated="8"/>
        </table:table-row>
        <table:table-row table:style-name="ro1">
          <table:table-cell office:value-type="float" office:value="156283" calcext:value-type="float">
            <text:p>156283</text:p>
          </table:table-cell>
          <table:table-cell office:value-type="float" office:value="140613" calcext:value-type="float">
            <text:p>140613</text:p>
          </table:table-cell>
          <table:table-cell table:number-columns-repeated="8"/>
        </table:table-row>
        <table:table-row table:style-name="ro1">
          <table:table-cell office:value-type="float" office:value="156110" calcext:value-type="float">
            <text:p>156110</text:p>
          </table:table-cell>
          <table:table-cell office:value-type="float" office:value="140479" calcext:value-type="float">
            <text:p>140479</text:p>
          </table:table-cell>
          <table:table-cell table:number-columns-repeated="8"/>
        </table:table-row>
        <table:table-row table:style-name="ro1">
          <table:table-cell office:value-type="float" office:value="156032" calcext:value-type="float">
            <text:p>156032</text:p>
          </table:table-cell>
          <table:table-cell office:value-type="float" office:value="140396" calcext:value-type="float">
            <text:p>140396</text:p>
          </table:table-cell>
          <table:table-cell table:number-columns-repeated="8"/>
        </table:table-row>
        <table:table-row table:style-name="ro1">
          <table:table-cell office:value-type="float" office:value="156017" calcext:value-type="float">
            <text:p>156017</text:p>
          </table:table-cell>
          <table:table-cell office:value-type="float" office:value="140360" calcext:value-type="float">
            <text:p>140360</text:p>
          </table:table-cell>
          <table:table-cell table:number-columns-repeated="8"/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139559" calcext:value-type="float">
            <text:p>139559</text:p>
          </table:table-cell>
          <table:table-cell table:number-columns-repeated="8"/>
        </table:table-row>
        <table:table-row table:style-name="ro1">
          <table:table-cell office:value-type="float" office:value="155522" calcext:value-type="float">
            <text:p>155522</text:p>
          </table:table-cell>
          <table:table-cell office:value-type="float" office:value="139269" calcext:value-type="float">
            <text:p>139269</text:p>
          </table:table-cell>
          <table:table-cell table:number-columns-repeated="8"/>
        </table:table-row>
        <table:table-row table:style-name="ro1">
          <table:table-cell office:value-type="float" office:value="155043" calcext:value-type="float">
            <text:p>155043</text:p>
          </table:table-cell>
          <table:table-cell office:value-type="float" office:value="138719" calcext:value-type="float">
            <text:p>138719</text:p>
          </table:table-cell>
          <table:table-cell table:number-columns-repeated="8"/>
        </table:table-row>
        <table:table-row table:style-name="ro1">
          <table:table-cell office:value-type="float" office:value="154925" calcext:value-type="float">
            <text:p>154925</text:p>
          </table:table-cell>
          <table:table-cell office:value-type="float" office:value="138608" calcext:value-type="float">
            <text:p>138608</text:p>
          </table:table-cell>
          <table:table-cell table:number-columns-repeated="8"/>
        </table:table-row>
        <table:table-row table:style-name="ro1">
          <table:table-cell office:value-type="float" office:value="154760" calcext:value-type="float">
            <text:p>154760</text:p>
          </table:table-cell>
          <table:table-cell office:value-type="float" office:value="137660" calcext:value-type="float">
            <text:p>137660</text:p>
          </table:table-cell>
          <table:table-cell table:number-columns-repeated="8"/>
        </table:table-row>
        <table:table-row table:style-name="ro1">
          <table:table-cell office:value-type="float" office:value="154610" calcext:value-type="float">
            <text:p>154610</text:p>
          </table:table-cell>
          <table:table-cell office:value-type="float" office:value="137553" calcext:value-type="float">
            <text:p>137553</text:p>
          </table:table-cell>
          <table:table-cell table:number-columns-repeated="8"/>
        </table:table-row>
        <table:table-row table:style-name="ro1">
          <table:table-cell office:value-type="float" office:value="154345" calcext:value-type="float">
            <text:p>154345</text:p>
          </table:table-cell>
          <table:table-cell office:value-type="float" office:value="137477" calcext:value-type="float">
            <text:p>137477</text:p>
          </table:table-cell>
          <table:table-cell table:number-columns-repeated="8"/>
        </table:table-row>
        <table:table-row table:style-name="ro1">
          <table:table-cell office:value-type="float" office:value="153248" calcext:value-type="float">
            <text:p>153248</text:p>
          </table:table-cell>
          <table:table-cell office:value-type="float" office:value="137360" calcext:value-type="float">
            <text:p>137360</text:p>
          </table:table-cell>
          <table:table-cell table:number-columns-repeated="8"/>
        </table:table-row>
        <table:table-row table:style-name="ro1">
          <table:table-cell office:value-type="float" office:value="152809" calcext:value-type="float">
            <text:p>152809</text:p>
          </table:table-cell>
          <table:table-cell office:value-type="float" office:value="136982" calcext:value-type="float">
            <text:p>136982</text:p>
          </table:table-cell>
          <table:table-cell table:number-columns-repeated="8"/>
        </table:table-row>
        <table:table-row table:style-name="ro1">
          <table:table-cell office:value-type="float" office:value="152720" calcext:value-type="float">
            <text:p>152720</text:p>
          </table:table-cell>
          <table:table-cell office:value-type="float" office:value="136447" calcext:value-type="float">
            <text:p>136447</text:p>
          </table:table-cell>
          <table:table-cell table:number-columns-repeated="8"/>
        </table:table-row>
        <table:table-row table:style-name="ro1">
          <table:table-cell office:value-type="float" office:value="152619" calcext:value-type="float">
            <text:p>152619</text:p>
          </table:table-cell>
          <table:table-cell office:value-type="float" office:value="136230" calcext:value-type="float">
            <text:p>136230</text:p>
          </table:table-cell>
          <table:table-cell table:number-columns-repeated="8"/>
        </table:table-row>
        <table:table-row table:style-name="ro1">
          <table:table-cell office:value-type="float" office:value="152412" calcext:value-type="float">
            <text:p>152412</text:p>
          </table:table-cell>
          <table:table-cell office:value-type="float" office:value="136127" calcext:value-type="float">
            <text:p>136127</text:p>
          </table:table-cell>
          <table:table-cell table:number-columns-repeated="8"/>
        </table:table-row>
        <table:table-row table:style-name="ro1">
          <table:table-cell office:value-type="float" office:value="152131" calcext:value-type="float">
            <text:p>152131</text:p>
          </table:table-cell>
          <table:table-cell office:value-type="float" office:value="136052" calcext:value-type="float">
            <text:p>136052</text:p>
          </table:table-cell>
          <table:table-cell table:number-columns-repeated="8"/>
        </table:table-row>
        <table:table-row table:style-name="ro1">
          <table:table-cell office:value-type="float" office:value="152037" calcext:value-type="float">
            <text:p>152037</text:p>
          </table:table-cell>
          <table:table-cell office:value-type="float" office:value="135333" calcext:value-type="float">
            <text:p>135333</text:p>
          </table:table-cell>
          <table:table-cell table:number-columns-repeated="8"/>
        </table:table-row>
        <table:table-row table:style-name="ro1">
          <table:table-cell office:value-type="float" office:value="151770" calcext:value-type="float">
            <text:p>151770</text:p>
          </table:table-cell>
          <table:table-cell office:value-type="float" office:value="135198" calcext:value-type="float">
            <text:p>135198</text:p>
          </table:table-cell>
          <table:table-cell table:number-columns-repeated="8"/>
        </table:table-row>
        <table:table-row table:style-name="ro1">
          <table:table-cell office:value-type="float" office:value="151715" calcext:value-type="float">
            <text:p>151715</text:p>
          </table:table-cell>
          <table:table-cell office:value-type="float" office:value="135114" calcext:value-type="float">
            <text:p>135114</text:p>
          </table:table-cell>
          <table:table-cell table:number-columns-repeated="8"/>
        </table:table-row>
        <table:table-row table:style-name="ro1">
          <table:table-cell office:value-type="float" office:value="151510" calcext:value-type="float">
            <text:p>151510</text:p>
          </table:table-cell>
          <table:table-cell office:value-type="float" office:value="134935" calcext:value-type="float">
            <text:p>134935</text:p>
          </table:table-cell>
          <table:table-cell table:number-columns-repeated="8"/>
        </table:table-row>
        <table:table-row table:style-name="ro1">
          <table:table-cell office:value-type="float" office:value="151507" calcext:value-type="float">
            <text:p>151507</text:p>
          </table:table-cell>
          <table:table-cell office:value-type="float" office:value="134493" calcext:value-type="float">
            <text:p>134493</text:p>
          </table:table-cell>
          <table:table-cell table:number-columns-repeated="8"/>
        </table:table-row>
        <table:table-row table:style-name="ro1">
          <table:table-cell office:value-type="float" office:value="151225" calcext:value-type="float">
            <text:p>151225</text:p>
          </table:table-cell>
          <table:table-cell office:value-type="float" office:value="134066" calcext:value-type="float">
            <text:p>134066</text:p>
          </table:table-cell>
          <table:table-cell table:number-columns-repeated="8"/>
        </table:table-row>
        <table:table-row table:style-name="ro1">
          <table:table-cell office:value-type="float" office:value="151186" calcext:value-type="float">
            <text:p>151186</text:p>
          </table:table-cell>
          <table:table-cell office:value-type="float" office:value="134052" calcext:value-type="float">
            <text:p>134052</text:p>
          </table:table-cell>
          <table:table-cell table:number-columns-repeated="8"/>
        </table:table-row>
        <table:table-row table:style-name="ro1">
          <table:table-cell office:value-type="float" office:value="151117" calcext:value-type="float">
            <text:p>151117</text:p>
          </table:table-cell>
          <table:table-cell office:value-type="float" office:value="133894" calcext:value-type="float">
            <text:p>133894</text:p>
          </table:table-cell>
          <table:table-cell table:number-columns-repeated="8"/>
        </table:table-row>
        <table:table-row table:style-name="ro1">
          <table:table-cell office:value-type="float" office:value="150261" calcext:value-type="float">
            <text:p>150261</text:p>
          </table:table-cell>
          <table:table-cell office:value-type="float" office:value="133331" calcext:value-type="float">
            <text:p>133331</text:p>
          </table:table-cell>
          <table:table-cell table:number-columns-repeated="8"/>
        </table:table-row>
        <table:table-row table:style-name="ro1">
          <table:table-cell office:value-type="float" office:value="150230" calcext:value-type="float">
            <text:p>150230</text:p>
          </table:table-cell>
          <table:table-cell office:value-type="float" office:value="133317" calcext:value-type="float">
            <text:p>133317</text:p>
          </table:table-cell>
          <table:table-cell table:number-columns-repeated="8"/>
        </table:table-row>
        <table:table-row table:style-name="ro1">
          <table:table-cell office:value-type="float" office:value="149131" calcext:value-type="float">
            <text:p>149131</text:p>
          </table:table-cell>
          <table:table-cell office:value-type="float" office:value="132702" calcext:value-type="float">
            <text:p>132702</text:p>
          </table:table-cell>
          <table:table-cell table:number-columns-repeated="8"/>
        </table:table-row>
        <table:table-row table:style-name="ro1">
          <table:table-cell office:value-type="float" office:value="148966" calcext:value-type="float">
            <text:p>148966</text:p>
          </table:table-cell>
          <table:table-cell office:value-type="float" office:value="132289" calcext:value-type="float">
            <text:p>132289</text:p>
          </table:table-cell>
          <table:table-cell table:number-columns-repeated="8"/>
        </table:table-row>
        <table:table-row table:style-name="ro1">
          <table:table-cell office:value-type="float" office:value="148940" calcext:value-type="float">
            <text:p>148940</text:p>
          </table:table-cell>
          <table:table-cell office:value-type="float" office:value="132215" calcext:value-type="float">
            <text:p>132215</text:p>
          </table:table-cell>
          <table:table-cell table:number-columns-repeated="8"/>
        </table:table-row>
        <table:table-row table:style-name="ro1">
          <table:table-cell office:value-type="float" office:value="148921" calcext:value-type="float">
            <text:p>148921</text:p>
          </table:table-cell>
          <table:table-cell office:value-type="float" office:value="131590" calcext:value-type="float">
            <text:p>131590</text:p>
          </table:table-cell>
          <table:table-cell table:number-columns-repeated="8"/>
        </table:table-row>
        <table:table-row table:style-name="ro1">
          <table:table-cell office:value-type="float" office:value="148557" calcext:value-type="float">
            <text:p>148557</text:p>
          </table:table-cell>
          <table:table-cell office:value-type="float" office:value="131452" calcext:value-type="float">
            <text:p>131452</text:p>
          </table:table-cell>
          <table:table-cell table:number-columns-repeated="8"/>
        </table:table-row>
        <table:table-row table:style-name="ro1">
          <table:table-cell office:value-type="float" office:value="148458" calcext:value-type="float">
            <text:p>148458</text:p>
          </table:table-cell>
          <table:table-cell office:value-type="float" office:value="131395" calcext:value-type="float">
            <text:p>131395</text:p>
          </table:table-cell>
          <table:table-cell table:number-columns-repeated="8"/>
        </table:table-row>
        <table:table-row table:style-name="ro1">
          <table:table-cell office:value-type="float" office:value="148071" calcext:value-type="float">
            <text:p>148071</text:p>
          </table:table-cell>
          <table:table-cell office:value-type="float" office:value="130966" calcext:value-type="float">
            <text:p>130966</text:p>
          </table:table-cell>
          <table:table-cell table:number-columns-repeated="8"/>
        </table:table-row>
        <table:table-row table:style-name="ro1">
          <table:table-cell office:value-type="float" office:value="147799" calcext:value-type="float">
            <text:p>147799</text:p>
          </table:table-cell>
          <table:table-cell office:value-type="float" office:value="130024" calcext:value-type="float">
            <text:p>130024</text:p>
          </table:table-cell>
          <table:table-cell table:number-columns-repeated="8"/>
        </table:table-row>
        <table:table-row table:style-name="ro1">
          <table:table-cell office:value-type="float" office:value="147717" calcext:value-type="float">
            <text:p>147717</text:p>
          </table:table-cell>
          <table:table-cell office:value-type="float" office:value="129339" calcext:value-type="float">
            <text:p>129339</text:p>
          </table:table-cell>
          <table:table-cell table:number-columns-repeated="8"/>
        </table:table-row>
        <table:table-row table:style-name="ro1">
          <table:table-cell office:value-type="float" office:value="147639" calcext:value-type="float">
            <text:p>147639</text:p>
          </table:table-cell>
          <table:table-cell office:value-type="float" office:value="128960" calcext:value-type="float">
            <text:p>128960</text:p>
          </table:table-cell>
          <table:table-cell table:number-columns-repeated="8"/>
        </table:table-row>
        <table:table-row table:style-name="ro1">
          <table:table-cell office:value-type="float" office:value="147294" calcext:value-type="float">
            <text:p>147294</text:p>
          </table:table-cell>
          <table:table-cell office:value-type="float" office:value="128722" calcext:value-type="float">
            <text:p>128722</text:p>
          </table:table-cell>
          <table:table-cell table:number-columns-repeated="8"/>
        </table:table-row>
        <table:table-row table:style-name="ro1">
          <table:table-cell office:value-type="float" office:value="147100" calcext:value-type="float">
            <text:p>147100</text:p>
          </table:table-cell>
          <table:table-cell office:value-type="float" office:value="128693" calcext:value-type="float">
            <text:p>128693</text:p>
          </table:table-cell>
          <table:table-cell table:number-columns-repeated="8"/>
        </table:table-row>
        <table:table-row table:style-name="ro1">
          <table:table-cell office:value-type="float" office:value="147053" calcext:value-type="float">
            <text:p>147053</text:p>
          </table:table-cell>
          <table:table-cell office:value-type="float" office:value="128111" calcext:value-type="float">
            <text:p>128111</text:p>
          </table:table-cell>
          <table:table-cell table:number-columns-repeated="8"/>
        </table:table-row>
        <table:table-row table:style-name="ro1">
          <table:table-cell office:value-type="float" office:value="146534" calcext:value-type="float">
            <text:p>146534</text:p>
          </table:table-cell>
          <table:table-cell office:value-type="float" office:value="127943" calcext:value-type="float">
            <text:p>127943</text:p>
          </table:table-cell>
          <table:table-cell table:number-columns-repeated="8"/>
        </table:table-row>
        <table:table-row table:style-name="ro1">
          <table:table-cell office:value-type="float" office:value="146355" calcext:value-type="float">
            <text:p>146355</text:p>
          </table:table-cell>
          <table:table-cell office:value-type="float" office:value="127671" calcext:value-type="float">
            <text:p>127671</text:p>
          </table:table-cell>
          <table:table-cell table:number-columns-repeated="8"/>
        </table:table-row>
        <table:table-row table:style-name="ro1">
          <table:table-cell office:value-type="float" office:value="146221" calcext:value-type="float">
            <text:p>146221</text:p>
          </table:table-cell>
          <table:table-cell office:value-type="float" office:value="127518" calcext:value-type="float">
            <text:p>127518</text:p>
          </table:table-cell>
          <table:table-cell table:number-columns-repeated="8"/>
        </table:table-row>
        <table:table-row table:style-name="ro1">
          <table:table-cell office:value-type="float" office:value="145610" calcext:value-type="float">
            <text:p>145610</text:p>
          </table:table-cell>
          <table:table-cell office:value-type="float" office:value="126518" calcext:value-type="float">
            <text:p>126518</text:p>
          </table:table-cell>
          <table:table-cell table:number-columns-repeated="8"/>
        </table:table-row>
        <table:table-row table:style-name="ro1">
          <table:table-cell office:value-type="float" office:value="145523" calcext:value-type="float">
            <text:p>145523</text:p>
          </table:table-cell>
          <table:table-cell office:value-type="float" office:value="126508" calcext:value-type="float">
            <text:p>126508</text:p>
          </table:table-cell>
          <table:table-cell table:number-columns-repeated="8"/>
        </table:table-row>
        <table:table-row table:style-name="ro1">
          <table:table-cell office:value-type="float" office:value="145269" calcext:value-type="float">
            <text:p>145269</text:p>
          </table:table-cell>
          <table:table-cell office:value-type="float" office:value="126487" calcext:value-type="float">
            <text:p>126487</text:p>
          </table:table-cell>
          <table:table-cell table:number-columns-repeated="8"/>
        </table:table-row>
        <table:table-row table:style-name="ro1">
          <table:table-cell office:value-type="float" office:value="144573" calcext:value-type="float">
            <text:p>144573</text:p>
          </table:table-cell>
          <table:table-cell office:value-type="float" office:value="125387" calcext:value-type="float">
            <text:p>125387</text:p>
          </table:table-cell>
          <table:table-cell table:number-columns-repeated="8"/>
        </table:table-row>
        <table:table-row table:style-name="ro1">
          <table:table-cell office:value-type="float" office:value="144561" calcext:value-type="float">
            <text:p>144561</text:p>
          </table:table-cell>
          <table:table-cell office:value-type="float" office:value="125292" calcext:value-type="float">
            <text:p>125292</text:p>
          </table:table-cell>
          <table:table-cell table:number-columns-repeated="8"/>
        </table:table-row>
        <table:table-row table:style-name="ro1">
          <table:table-cell office:value-type="float" office:value="144501" calcext:value-type="float">
            <text:p>144501</text:p>
          </table:table-cell>
          <table:table-cell office:value-type="float" office:value="125235" calcext:value-type="float">
            <text:p>125235</text:p>
          </table:table-cell>
          <table:table-cell table:number-columns-repeated="8"/>
        </table:table-row>
        <table:table-row table:style-name="ro1">
          <table:table-cell office:value-type="float" office:value="144163" calcext:value-type="float">
            <text:p>144163</text:p>
          </table:table-cell>
          <table:table-cell office:value-type="float" office:value="125032" calcext:value-type="float">
            <text:p>125032</text:p>
          </table:table-cell>
          <table:table-cell table:number-columns-repeated="8"/>
        </table:table-row>
        <table:table-row table:style-name="ro1">
          <table:table-cell office:value-type="float" office:value="144060" calcext:value-type="float">
            <text:p>144060</text:p>
          </table:table-cell>
          <table:table-cell office:value-type="float" office:value="124978" calcext:value-type="float">
            <text:p>124978</text:p>
          </table:table-cell>
          <table:table-cell table:number-columns-repeated="8"/>
        </table:table-row>
        <table:table-row table:style-name="ro1">
          <table:table-cell office:value-type="float" office:value="143581" calcext:value-type="float">
            <text:p>143581</text:p>
          </table:table-cell>
          <table:table-cell office:value-type="float" office:value="124618" calcext:value-type="float">
            <text:p>124618</text:p>
          </table:table-cell>
          <table:table-cell table:number-columns-repeated="8"/>
        </table:table-row>
        <table:table-row table:style-name="ro1">
          <table:table-cell office:value-type="float" office:value="143130" calcext:value-type="float">
            <text:p>143130</text:p>
          </table:table-cell>
          <table:table-cell office:value-type="float" office:value="124552" calcext:value-type="float">
            <text:p>124552</text:p>
          </table:table-cell>
          <table:table-cell table:number-columns-repeated="8"/>
        </table:table-row>
        <table:table-row table:style-name="ro1">
          <table:table-cell office:value-type="float" office:value="143117" calcext:value-type="float">
            <text:p>143117</text:p>
          </table:table-cell>
          <table:table-cell office:value-type="float" office:value="124414" calcext:value-type="float">
            <text:p>124414</text:p>
          </table:table-cell>
          <table:table-cell table:number-columns-repeated="8"/>
        </table:table-row>
        <table:table-row table:style-name="ro1">
          <table:table-cell office:value-type="float" office:value="142660" calcext:value-type="float">
            <text:p>142660</text:p>
          </table:table-cell>
          <table:table-cell office:value-type="float" office:value="124151" calcext:value-type="float">
            <text:p>124151</text:p>
          </table:table-cell>
          <table:table-cell table:number-columns-repeated="8"/>
        </table:table-row>
        <table:table-row table:style-name="ro1">
          <table:table-cell office:value-type="float" office:value="142591" calcext:value-type="float">
            <text:p>142591</text:p>
          </table:table-cell>
          <table:table-cell office:value-type="float" office:value="124001" calcext:value-type="float">
            <text:p>124001</text:p>
          </table:table-cell>
          <table:table-cell table:number-columns-repeated="8"/>
        </table:table-row>
        <table:table-row table:style-name="ro1">
          <table:table-cell office:value-type="float" office:value="142250" calcext:value-type="float">
            <text:p>142250</text:p>
          </table:table-cell>
          <table:table-cell office:value-type="float" office:value="123919" calcext:value-type="float">
            <text:p>123919</text:p>
          </table:table-cell>
          <table:table-cell table:number-columns-repeated="8"/>
        </table:table-row>
        <table:table-row table:style-name="ro1">
          <table:table-cell office:value-type="float" office:value="142222" calcext:value-type="float">
            <text:p>142222</text:p>
          </table:table-cell>
          <table:table-cell office:value-type="float" office:value="123676" calcext:value-type="float">
            <text:p>123676</text:p>
          </table:table-cell>
          <table:table-cell table:number-columns-repeated="8"/>
        </table:table-row>
        <table:table-row table:style-name="ro1">
          <table:table-cell office:value-type="float" office:value="141906" calcext:value-type="float">
            <text:p>141906</text:p>
          </table:table-cell>
          <table:table-cell office:value-type="float" office:value="123659" calcext:value-type="float">
            <text:p>123659</text:p>
          </table:table-cell>
          <table:table-cell table:number-columns-repeated="8"/>
        </table:table-row>
        <table:table-row table:style-name="ro1">
          <table:table-cell office:value-type="float" office:value="141901" calcext:value-type="float">
            <text:p>141901</text:p>
          </table:table-cell>
          <table:table-cell office:value-type="float" office:value="123523" calcext:value-type="float">
            <text:p>123523</text:p>
          </table:table-cell>
          <table:table-cell table:number-columns-repeated="8"/>
        </table:table-row>
        <table:table-row table:style-name="ro1">
          <table:table-cell office:value-type="float" office:value="141798" calcext:value-type="float">
            <text:p>141798</text:p>
          </table:table-cell>
          <table:table-cell office:value-type="float" office:value="123124" calcext:value-type="float">
            <text:p>123124</text:p>
          </table:table-cell>
          <table:table-cell table:number-columns-repeated="8"/>
        </table:table-row>
        <table:table-row table:style-name="ro1">
          <table:table-cell office:value-type="float" office:value="141686" calcext:value-type="float">
            <text:p>141686</text:p>
          </table:table-cell>
          <table:table-cell office:value-type="float" office:value="123090" calcext:value-type="float">
            <text:p>123090</text:p>
          </table:table-cell>
          <table:table-cell table:number-columns-repeated="8"/>
        </table:table-row>
        <table:table-row table:style-name="ro1">
          <table:table-cell office:value-type="float" office:value="141643" calcext:value-type="float">
            <text:p>141643</text:p>
          </table:table-cell>
          <table:table-cell office:value-type="float" office:value="123025" calcext:value-type="float">
            <text:p>123025</text:p>
          </table:table-cell>
          <table:table-cell table:number-columns-repeated="8"/>
        </table:table-row>
        <table:table-row table:style-name="ro1">
          <table:table-cell office:value-type="float" office:value="141487" calcext:value-type="float">
            <text:p>141487</text:p>
          </table:table-cell>
          <table:table-cell office:value-type="float" office:value="123005" calcext:value-type="float">
            <text:p>123005</text:p>
          </table:table-cell>
          <table:table-cell table:number-columns-repeated="8"/>
        </table:table-row>
        <table:table-row table:style-name="ro1">
          <table:table-cell office:value-type="float" office:value="141419" calcext:value-type="float">
            <text:p>141419</text:p>
          </table:table-cell>
          <table:table-cell office:value-type="float" office:value="122643" calcext:value-type="float">
            <text:p>122643</text:p>
          </table:table-cell>
          <table:table-cell table:number-columns-repeated="8"/>
        </table:table-row>
        <table:table-row table:style-name="ro1">
          <table:table-cell office:value-type="float" office:value="141037" calcext:value-type="float">
            <text:p>141037</text:p>
          </table:table-cell>
          <table:table-cell office:value-type="float" office:value="122506" calcext:value-type="float">
            <text:p>122506</text:p>
          </table:table-cell>
          <table:table-cell table:number-columns-repeated="8"/>
        </table:table-row>
        <table:table-row table:style-name="ro1">
          <table:table-cell office:value-type="float" office:value="140956" calcext:value-type="float">
            <text:p>140956</text:p>
          </table:table-cell>
          <table:table-cell office:value-type="float" office:value="122114" calcext:value-type="float">
            <text:p>122114</text:p>
          </table:table-cell>
          <table:table-cell table:number-columns-repeated="8"/>
        </table:table-row>
        <table:table-row table:style-name="ro1">
          <table:table-cell office:value-type="float" office:value="140515" calcext:value-type="float">
            <text:p>140515</text:p>
          </table:table-cell>
          <table:table-cell office:value-type="float" office:value="122071" calcext:value-type="float">
            <text:p>122071</text:p>
          </table:table-cell>
          <table:table-cell table:number-columns-repeated="8"/>
        </table:table-row>
        <table:table-row table:style-name="ro1">
          <table:table-cell office:value-type="float" office:value="140497" calcext:value-type="float">
            <text:p>140497</text:p>
          </table:table-cell>
          <table:table-cell office:value-type="float" office:value="121646" calcext:value-type="float">
            <text:p>121646</text:p>
          </table:table-cell>
          <table:table-cell table:number-columns-repeated="8"/>
        </table:table-row>
        <table:table-row table:style-name="ro1">
          <table:table-cell office:value-type="float" office:value="140407" calcext:value-type="float">
            <text:p>140407</text:p>
          </table:table-cell>
          <table:table-cell office:value-type="float" office:value="121576" calcext:value-type="float">
            <text:p>121576</text:p>
          </table:table-cell>
          <table:table-cell table:number-columns-repeated="8"/>
        </table:table-row>
        <table:table-row table:style-name="ro1">
          <table:table-cell office:value-type="float" office:value="139798" calcext:value-type="float">
            <text:p>139798</text:p>
          </table:table-cell>
          <table:table-cell office:value-type="float" office:value="121405" calcext:value-type="float">
            <text:p>121405</text:p>
          </table:table-cell>
          <table:table-cell table:number-columns-repeated="8"/>
        </table:table-row>
        <table:table-row table:style-name="ro1">
          <table:table-cell office:value-type="float" office:value="138911" calcext:value-type="float">
            <text:p>138911</text:p>
          </table:table-cell>
          <table:table-cell office:value-type="float" office:value="121268" calcext:value-type="float">
            <text:p>121268</text:p>
          </table:table-cell>
          <table:table-cell table:number-columns-repeated="8"/>
        </table:table-row>
        <table:table-row table:style-name="ro1">
          <table:table-cell office:value-type="float" office:value="138844" calcext:value-type="float">
            <text:p>138844</text:p>
          </table:table-cell>
          <table:table-cell office:value-type="float" office:value="121100" calcext:value-type="float">
            <text:p>121100</text:p>
          </table:table-cell>
          <table:table-cell table:number-columns-repeated="8"/>
        </table:table-row>
        <table:table-row table:style-name="ro1">
          <table:table-cell office:value-type="float" office:value="138771" calcext:value-type="float">
            <text:p>138771</text:p>
          </table:table-cell>
          <table:table-cell office:value-type="float" office:value="121039" calcext:value-type="float">
            <text:p>121039</text:p>
          </table:table-cell>
          <table:table-cell table:number-columns-repeated="8"/>
        </table:table-row>
        <table:table-row table:style-name="ro1">
          <table:table-cell office:value-type="float" office:value="138083" calcext:value-type="float">
            <text:p>138083</text:p>
          </table:table-cell>
          <table:table-cell office:value-type="float" office:value="121030" calcext:value-type="float">
            <text:p>121030</text:p>
          </table:table-cell>
          <table:table-cell table:number-columns-repeated="8"/>
        </table:table-row>
        <table:table-row table:style-name="ro1">
          <table:table-cell office:value-type="float" office:value="138057" calcext:value-type="float">
            <text:p>138057</text:p>
          </table:table-cell>
          <table:table-cell office:value-type="float" office:value="120797" calcext:value-type="float">
            <text:p>120797</text:p>
          </table:table-cell>
          <table:table-cell table:number-columns-repeated="8"/>
        </table:table-row>
        <table:table-row table:style-name="ro1">
          <table:table-cell office:value-type="float" office:value="137738" calcext:value-type="float">
            <text:p>137738</text:p>
          </table:table-cell>
          <table:table-cell office:value-type="float" office:value="120576" calcext:value-type="float">
            <text:p>120576</text:p>
          </table:table-cell>
          <table:table-cell table:number-columns-repeated="8"/>
        </table:table-row>
        <table:table-row table:style-name="ro1">
          <table:table-cell office:value-type="float" office:value="137463" calcext:value-type="float">
            <text:p>137463</text:p>
          </table:table-cell>
          <table:table-cell office:value-type="float" office:value="120411" calcext:value-type="float">
            <text:p>120411</text:p>
          </table:table-cell>
          <table:table-cell table:number-columns-repeated="8"/>
        </table:table-row>
        <table:table-row table:style-name="ro1">
          <table:table-cell office:value-type="float" office:value="137462" calcext:value-type="float">
            <text:p>137462</text:p>
          </table:table-cell>
          <table:table-cell office:value-type="float" office:value="120341" calcext:value-type="float">
            <text:p>120341</text:p>
          </table:table-cell>
          <table:table-cell table:number-columns-repeated="8"/>
        </table:table-row>
        <table:table-row table:style-name="ro1">
          <table:table-cell office:value-type="float" office:value="137247" calcext:value-type="float">
            <text:p>137247</text:p>
          </table:table-cell>
          <table:table-cell office:value-type="float" office:value="120217" calcext:value-type="float">
            <text:p>120217</text:p>
          </table:table-cell>
          <table:table-cell table:number-columns-repeated="8"/>
        </table:table-row>
        <table:table-row table:style-name="ro1">
          <table:table-cell office:value-type="float" office:value="136993" calcext:value-type="float">
            <text:p>136993</text:p>
          </table:table-cell>
          <table:table-cell office:value-type="float" office:value="119958" calcext:value-type="float">
            <text:p>119958</text:p>
          </table:table-cell>
          <table:table-cell table:number-columns-repeated="8"/>
        </table:table-row>
        <table:table-row table:style-name="ro1">
          <table:table-cell office:value-type="float" office:value="136648" calcext:value-type="float">
            <text:p>136648</text:p>
          </table:table-cell>
          <table:table-cell office:value-type="float" office:value="119870" calcext:value-type="float">
            <text:p>119870</text:p>
          </table:table-cell>
          <table:table-cell table:number-columns-repeated="8"/>
        </table:table-row>
        <table:table-row table:style-name="ro1">
          <table:table-cell office:value-type="float" office:value="136513" calcext:value-type="float">
            <text:p>136513</text:p>
          </table:table-cell>
          <table:table-cell office:value-type="float" office:value="118411" calcext:value-type="float">
            <text:p>118411</text:p>
          </table:table-cell>
          <table:table-cell table:number-columns-repeated="8"/>
        </table:table-row>
        <table:table-row table:style-name="ro1">
          <table:table-cell office:value-type="float" office:value="136224" calcext:value-type="float">
            <text:p>136224</text:p>
          </table:table-cell>
          <table:table-cell office:value-type="float" office:value="118283" calcext:value-type="float">
            <text:p>118283</text:p>
          </table:table-cell>
          <table:table-cell table:number-columns-repeated="8"/>
        </table:table-row>
        <table:table-row table:style-name="ro1">
          <table:table-cell office:value-type="float" office:value="136214" calcext:value-type="float">
            <text:p>136214</text:p>
          </table:table-cell>
          <table:table-cell office:value-type="float" office:value="118021" calcext:value-type="float">
            <text:p>118021</text:p>
          </table:table-cell>
          <table:table-cell table:number-columns-repeated="8"/>
        </table:table-row>
        <table:table-row table:style-name="ro1">
          <table:table-cell office:value-type="float" office:value="135887" calcext:value-type="float">
            <text:p>135887</text:p>
          </table:table-cell>
          <table:table-cell office:value-type="float" office:value="117862" calcext:value-type="float">
            <text:p>117862</text:p>
          </table:table-cell>
          <table:table-cell table:number-columns-repeated="8"/>
        </table:table-row>
        <table:table-row table:style-name="ro1">
          <table:table-cell office:value-type="float" office:value="135231" calcext:value-type="float">
            <text:p>135231</text:p>
          </table:table-cell>
          <table:table-cell office:value-type="float" office:value="117818" calcext:value-type="float">
            <text:p>117818</text:p>
          </table:table-cell>
          <table:table-cell table:number-columns-repeated="8"/>
        </table:table-row>
        <table:table-row table:style-name="ro1">
          <table:table-cell office:value-type="float" office:value="134766" calcext:value-type="float">
            <text:p>134766</text:p>
          </table:table-cell>
          <table:table-cell office:value-type="float" office:value="117112" calcext:value-type="float">
            <text:p>117112</text:p>
          </table:table-cell>
          <table:table-cell table:number-columns-repeated="8"/>
        </table:table-row>
        <table:table-row table:style-name="ro1">
          <table:table-cell office:value-type="float" office:value="134735" calcext:value-type="float">
            <text:p>134735</text:p>
          </table:table-cell>
          <table:table-cell office:value-type="float" office:value="117046" calcext:value-type="float">
            <text:p>117046</text:p>
          </table:table-cell>
          <table:table-cell table:number-columns-repeated="8"/>
        </table:table-row>
        <table:table-row table:style-name="ro1">
          <table:table-cell office:value-type="float" office:value="133917" calcext:value-type="float">
            <text:p>133917</text:p>
          </table:table-cell>
          <table:table-cell office:value-type="float" office:value="117022" calcext:value-type="float">
            <text:p>117022</text:p>
          </table:table-cell>
          <table:table-cell table:number-columns-repeated="8"/>
        </table:table-row>
        <table:table-row table:style-name="ro1">
          <table:table-cell office:value-type="float" office:value="133686" calcext:value-type="float">
            <text:p>133686</text:p>
          </table:table-cell>
          <table:table-cell office:value-type="float" office:value="116943" calcext:value-type="float">
            <text:p>116943</text:p>
          </table:table-cell>
          <table:table-cell table:number-columns-repeated="8"/>
        </table:table-row>
        <table:table-row table:style-name="ro1">
          <table:table-cell office:value-type="float" office:value="133649" calcext:value-type="float">
            <text:p>133649</text:p>
          </table:table-cell>
          <table:table-cell office:value-type="float" office:value="116283" calcext:value-type="float">
            <text:p>116283</text:p>
          </table:table-cell>
          <table:table-cell table:number-columns-repeated="8"/>
        </table:table-row>
        <table:table-row table:style-name="ro1">
          <table:table-cell office:value-type="float" office:value="133566" calcext:value-type="float">
            <text:p>133566</text:p>
          </table:table-cell>
          <table:table-cell office:value-type="float" office:value="116238" calcext:value-type="float">
            <text:p>116238</text:p>
          </table:table-cell>
          <table:table-cell table:number-columns-repeated="8"/>
        </table:table-row>
        <table:table-row table:style-name="ro1">
          <table:table-cell office:value-type="float" office:value="133467" calcext:value-type="float">
            <text:p>133467</text:p>
          </table:table-cell>
          <table:table-cell office:value-type="float" office:value="116073" calcext:value-type="float">
            <text:p>116073</text:p>
          </table:table-cell>
          <table:table-cell table:number-columns-repeated="8"/>
        </table:table-row>
        <table:table-row table:style-name="ro1">
          <table:table-cell office:value-type="float" office:value="133387" calcext:value-type="float">
            <text:p>133387</text:p>
          </table:table-cell>
          <table:table-cell office:value-type="float" office:value="115953" calcext:value-type="float">
            <text:p>115953</text:p>
          </table:table-cell>
          <table:table-cell table:number-columns-repeated="8"/>
        </table:table-row>
        <table:table-row table:style-name="ro1">
          <table:table-cell office:value-type="float" office:value="133265" calcext:value-type="float">
            <text:p>133265</text:p>
          </table:table-cell>
          <table:table-cell office:value-type="float" office:value="115342" calcext:value-type="float">
            <text:p>115342</text:p>
          </table:table-cell>
          <table:table-cell table:number-columns-repeated="8"/>
        </table:table-row>
        <table:table-row table:style-name="ro1">
          <table:table-cell office:value-type="float" office:value="133257" calcext:value-type="float">
            <text:p>133257</text:p>
          </table:table-cell>
          <table:table-cell office:value-type="float" office:value="115158" calcext:value-type="float">
            <text:p>115158</text:p>
          </table:table-cell>
          <table:table-cell table:number-columns-repeated="8"/>
        </table:table-row>
        <table:table-row table:style-name="ro1">
          <table:table-cell office:value-type="float" office:value="133104" calcext:value-type="float">
            <text:p>133104</text:p>
          </table:table-cell>
          <table:table-cell office:value-type="float" office:value="114689" calcext:value-type="float">
            <text:p>114689</text:p>
          </table:table-cell>
          <table:table-cell table:number-columns-repeated="8"/>
        </table:table-row>
        <table:table-row table:style-name="ro1">
          <table:table-cell office:value-type="float" office:value="132828" calcext:value-type="float">
            <text:p>132828</text:p>
          </table:table-cell>
          <table:table-cell office:value-type="float" office:value="114549" calcext:value-type="float">
            <text:p>114549</text:p>
          </table:table-cell>
          <table:table-cell table:number-columns-repeated="8"/>
        </table:table-row>
        <table:table-row table:style-name="ro1">
          <table:table-cell office:value-type="float" office:value="132633" calcext:value-type="float">
            <text:p>132633</text:p>
          </table:table-cell>
          <table:table-cell office:value-type="float" office:value="114547" calcext:value-type="float">
            <text:p>114547</text:p>
          </table:table-cell>
          <table:table-cell table:number-columns-repeated="8"/>
        </table:table-row>
        <table:table-row table:style-name="ro1">
          <table:table-cell office:value-type="float" office:value="132533" calcext:value-type="float">
            <text:p>132533</text:p>
          </table:table-cell>
          <table:table-cell office:value-type="float" office:value="114431" calcext:value-type="float">
            <text:p>114431</text:p>
          </table:table-cell>
          <table:table-cell table:number-columns-repeated="8"/>
        </table:table-row>
        <table:table-row table:style-name="ro1">
          <table:table-cell office:value-type="float" office:value="132127" calcext:value-type="float">
            <text:p>132127</text:p>
          </table:table-cell>
          <table:table-cell office:value-type="float" office:value="114175" calcext:value-type="float">
            <text:p>114175</text:p>
          </table:table-cell>
          <table:table-cell table:number-columns-repeated="8"/>
        </table:table-row>
        <table:table-row table:style-name="ro1">
          <table:table-cell office:value-type="float" office:value="130942" calcext:value-type="float">
            <text:p>130942</text:p>
          </table:table-cell>
          <table:table-cell office:value-type="float" office:value="113960" calcext:value-type="float">
            <text:p>113960</text:p>
          </table:table-cell>
          <table:table-cell table:number-columns-repeated="8"/>
        </table:table-row>
        <table:table-row table:style-name="ro1">
          <table:table-cell office:value-type="float" office:value="130611" calcext:value-type="float">
            <text:p>130611</text:p>
          </table:table-cell>
          <table:table-cell office:value-type="float" office:value="113872" calcext:value-type="float">
            <text:p>113872</text:p>
          </table:table-cell>
          <table:table-cell table:number-columns-repeated="8"/>
        </table:table-row>
        <table:table-row table:style-name="ro1">
          <table:table-cell office:value-type="float" office:value="130310" calcext:value-type="float">
            <text:p>130310</text:p>
          </table:table-cell>
          <table:table-cell office:value-type="float" office:value="113754" calcext:value-type="float">
            <text:p>113754</text:p>
          </table:table-cell>
          <table:table-cell table:number-columns-repeated="8"/>
        </table:table-row>
        <table:table-row table:style-name="ro1">
          <table:table-cell office:value-type="float" office:value="129898" calcext:value-type="float">
            <text:p>129898</text:p>
          </table:table-cell>
          <table:table-cell office:value-type="float" office:value="113742" calcext:value-type="float">
            <text:p>113742</text:p>
          </table:table-cell>
          <table:table-cell table:number-columns-repeated="8"/>
        </table:table-row>
        <table:table-row table:style-name="ro1">
          <table:table-cell office:value-type="float" office:value="129527" calcext:value-type="float">
            <text:p>129527</text:p>
          </table:table-cell>
          <table:table-cell office:value-type="float" office:value="113623" calcext:value-type="float">
            <text:p>113623</text:p>
          </table:table-cell>
          <table:table-cell table:number-columns-repeated="8"/>
        </table:table-row>
        <table:table-row table:style-name="ro1">
          <table:table-cell office:value-type="float" office:value="129105" calcext:value-type="float">
            <text:p>129105</text:p>
          </table:table-cell>
          <table:table-cell office:value-type="float" office:value="113232" calcext:value-type="float">
            <text:p>113232</text:p>
          </table:table-cell>
          <table:table-cell table:number-columns-repeated="8"/>
        </table:table-row>
        <table:table-row table:style-name="ro1">
          <table:table-cell office:value-type="float" office:value="129066" calcext:value-type="float">
            <text:p>129066</text:p>
          </table:table-cell>
          <table:table-cell office:value-type="float" office:value="112280" calcext:value-type="float">
            <text:p>112280</text:p>
          </table:table-cell>
          <table:table-cell table:number-columns-repeated="8"/>
        </table:table-row>
        <table:table-row table:style-name="ro1">
          <table:table-cell office:value-type="float" office:value="129035" calcext:value-type="float">
            <text:p>129035</text:p>
          </table:table-cell>
          <table:table-cell office:value-type="float" office:value="111889" calcext:value-type="float">
            <text:p>111889</text:p>
          </table:table-cell>
          <table:table-cell table:number-columns-repeated="8"/>
        </table:table-row>
        <table:table-row table:style-name="ro1">
          <table:table-cell office:value-type="float" office:value="129012" calcext:value-type="float">
            <text:p>129012</text:p>
          </table:table-cell>
          <table:table-cell office:value-type="float" office:value="111041" calcext:value-type="float">
            <text:p>111041</text:p>
          </table:table-cell>
          <table:table-cell table:number-columns-repeated="8"/>
        </table:table-row>
        <table:table-row table:style-name="ro1">
          <table:table-cell office:value-type="float" office:value="128816" calcext:value-type="float">
            <text:p>128816</text:p>
          </table:table-cell>
          <table:table-cell office:value-type="float" office:value="110652" calcext:value-type="float">
            <text:p>110652</text:p>
          </table:table-cell>
          <table:table-cell table:number-columns-repeated="8"/>
        </table:table-row>
        <table:table-row table:style-name="ro1">
          <table:table-cell office:value-type="float" office:value="128578" calcext:value-type="float">
            <text:p>128578</text:p>
          </table:table-cell>
          <table:table-cell office:value-type="float" office:value="110525" calcext:value-type="float">
            <text:p>110525</text:p>
          </table:table-cell>
          <table:table-cell table:number-columns-repeated="8"/>
        </table:table-row>
        <table:table-row table:style-name="ro1">
          <table:table-cell office:value-type="float" office:value="128418" calcext:value-type="float">
            <text:p>128418</text:p>
          </table:table-cell>
          <table:table-cell office:value-type="float" office:value="110089" calcext:value-type="float">
            <text:p>110089</text:p>
          </table:table-cell>
          <table:table-cell table:number-columns-repeated="8"/>
        </table:table-row>
        <table:table-row table:style-name="ro1">
          <table:table-cell office:value-type="float" office:value="128113" calcext:value-type="float">
            <text:p>128113</text:p>
          </table:table-cell>
          <table:table-cell office:value-type="float" office:value="109573" calcext:value-type="float">
            <text:p>109573</text:p>
          </table:table-cell>
          <table:table-cell table:number-columns-repeated="8"/>
        </table:table-row>
        <table:table-row table:style-name="ro1">
          <table:table-cell office:value-type="float" office:value="127950" calcext:value-type="float">
            <text:p>127950</text:p>
          </table:table-cell>
          <table:table-cell office:value-type="float" office:value="109475" calcext:value-type="float">
            <text:p>109475</text:p>
          </table:table-cell>
          <table:table-cell table:number-columns-repeated="8"/>
        </table:table-row>
        <table:table-row table:style-name="ro1">
          <table:table-cell office:value-type="float" office:value="127864" calcext:value-type="float">
            <text:p>127864</text:p>
          </table:table-cell>
          <table:table-cell office:value-type="float" office:value="109063" calcext:value-type="float">
            <text:p>109063</text:p>
          </table:table-cell>
          <table:table-cell table:number-columns-repeated="8"/>
        </table:table-row>
        <table:table-row table:style-name="ro1">
          <table:table-cell office:value-type="float" office:value="127654" calcext:value-type="float">
            <text:p>127654</text:p>
          </table:table-cell>
          <table:table-cell office:value-type="float" office:value="108911" calcext:value-type="float">
            <text:p>108911</text:p>
          </table:table-cell>
          <table:table-cell table:number-columns-repeated="8"/>
        </table:table-row>
        <table:table-row table:style-name="ro1">
          <table:table-cell office:value-type="float" office:value="127165" calcext:value-type="float">
            <text:p>127165</text:p>
          </table:table-cell>
          <table:table-cell office:value-type="float" office:value="108367" calcext:value-type="float">
            <text:p>108367</text:p>
          </table:table-cell>
          <table:table-cell table:number-columns-repeated="8"/>
        </table:table-row>
        <table:table-row table:style-name="ro1">
          <table:table-cell office:value-type="float" office:value="126894" calcext:value-type="float">
            <text:p>126894</text:p>
          </table:table-cell>
          <table:table-cell office:value-type="float" office:value="107066" calcext:value-type="float">
            <text:p>107066</text:p>
          </table:table-cell>
          <table:table-cell table:number-columns-repeated="8"/>
        </table:table-row>
        <table:table-row table:style-name="ro1">
          <table:table-cell office:value-type="float" office:value="126727" calcext:value-type="float">
            <text:p>126727</text:p>
          </table:table-cell>
          <table:table-cell office:value-type="float" office:value="106989" calcext:value-type="float">
            <text:p>106989</text:p>
          </table:table-cell>
          <table:table-cell table:number-columns-repeated="8"/>
        </table:table-row>
        <table:table-row table:style-name="ro1">
          <table:table-cell office:value-type="float" office:value="126458" calcext:value-type="float">
            <text:p>126458</text:p>
          </table:table-cell>
          <table:table-cell office:value-type="float" office:value="106659" calcext:value-type="float">
            <text:p>106659</text:p>
          </table:table-cell>
          <table:table-cell table:number-columns-repeated="8"/>
        </table:table-row>
        <table:table-row table:style-name="ro1">
          <table:table-cell office:value-type="float" office:value="125830" calcext:value-type="float">
            <text:p>125830</text:p>
          </table:table-cell>
          <table:table-cell office:value-type="float" office:value="106158" calcext:value-type="float">
            <text:p>106158</text:p>
          </table:table-cell>
          <table:table-cell table:number-columns-repeated="8"/>
        </table:table-row>
        <table:table-row table:style-name="ro1">
          <table:table-cell office:value-type="float" office:value="125654" calcext:value-type="float">
            <text:p>125654</text:p>
          </table:table-cell>
          <table:table-cell office:value-type="float" office:value="105587" calcext:value-type="float">
            <text:p>105587</text:p>
          </table:table-cell>
          <table:table-cell table:number-columns-repeated="8"/>
        </table:table-row>
        <table:table-row table:style-name="ro1">
          <table:table-cell office:value-type="float" office:value="125311" calcext:value-type="float">
            <text:p>125311</text:p>
          </table:table-cell>
          <table:table-cell office:value-type="float" office:value="105324" calcext:value-type="float">
            <text:p>105324</text:p>
          </table:table-cell>
          <table:table-cell table:number-columns-repeated="8"/>
        </table:table-row>
        <table:table-row table:style-name="ro1">
          <table:table-cell office:value-type="float" office:value="125305" calcext:value-type="float">
            <text:p>125305</text:p>
          </table:table-cell>
          <table:table-cell office:value-type="float" office:value="105213" calcext:value-type="float">
            <text:p>105213</text:p>
          </table:table-cell>
          <table:table-cell table:number-columns-repeated="8"/>
        </table:table-row>
        <table:table-row table:style-name="ro1">
          <table:table-cell office:value-type="float" office:value="125170" calcext:value-type="float">
            <text:p>125170</text:p>
          </table:table-cell>
          <table:table-cell office:value-type="float" office:value="105110" calcext:value-type="float">
            <text:p>105110</text:p>
          </table:table-cell>
          <table:table-cell table:number-columns-repeated="8"/>
        </table:table-row>
        <table:table-row table:style-name="ro1">
          <table:table-cell office:value-type="float" office:value="124805" calcext:value-type="float">
            <text:p>124805</text:p>
          </table:table-cell>
          <table:table-cell office:value-type="float" office:value="104165" calcext:value-type="float">
            <text:p>104165</text:p>
          </table:table-cell>
          <table:table-cell table:number-columns-repeated="8"/>
        </table:table-row>
        <table:table-row table:style-name="ro1">
          <table:table-cell office:value-type="float" office:value="124772" calcext:value-type="float">
            <text:p>124772</text:p>
          </table:table-cell>
          <table:table-cell office:value-type="float" office:value="103426" calcext:value-type="float">
            <text:p>103426</text:p>
          </table:table-cell>
          <table:table-cell table:number-columns-repeated="8"/>
        </table:table-row>
        <table:table-row table:style-name="ro1">
          <table:table-cell office:value-type="float" office:value="124619" calcext:value-type="float">
            <text:p>124619</text:p>
          </table:table-cell>
          <table:table-cell office:value-type="float" office:value="103132" calcext:value-type="float">
            <text:p>103132</text:p>
          </table:table-cell>
          <table:table-cell table:number-columns-repeated="8"/>
        </table:table-row>
        <table:table-row table:style-name="ro1">
          <table:table-cell office:value-type="float" office:value="124455" calcext:value-type="float">
            <text:p>124455</text:p>
          </table:table-cell>
          <table:table-cell office:value-type="float" office:value="102608" calcext:value-type="float">
            <text:p>102608</text:p>
          </table:table-cell>
          <table:table-cell table:number-columns-repeated="8"/>
        </table:table-row>
        <table:table-row table:style-name="ro1">
          <table:table-cell office:value-type="float" office:value="123853" calcext:value-type="float">
            <text:p>123853</text:p>
          </table:table-cell>
          <table:table-cell office:value-type="float" office:value="102236" calcext:value-type="float">
            <text:p>102236</text:p>
          </table:table-cell>
          <table:table-cell table:number-columns-repeated="8"/>
        </table:table-row>
        <table:table-row table:style-name="ro1">
          <table:table-cell office:value-type="float" office:value="123838" calcext:value-type="float">
            <text:p>123838</text:p>
          </table:table-cell>
          <table:table-cell office:value-type="float" office:value="102138" calcext:value-type="float">
            <text:p>102138</text:p>
          </table:table-cell>
          <table:table-cell table:number-columns-repeated="8"/>
        </table:table-row>
        <table:table-row table:style-name="ro1">
          <table:table-cell office:value-type="float" office:value="123493" calcext:value-type="float">
            <text:p>123493</text:p>
          </table:table-cell>
          <table:table-cell office:value-type="float" office:value="101961" calcext:value-type="float">
            <text:p>101961</text:p>
          </table:table-cell>
          <table:table-cell table:number-columns-repeated="8"/>
        </table:table-row>
        <table:table-row table:style-name="ro1">
          <table:table-cell office:value-type="float" office:value="122645" calcext:value-type="float">
            <text:p>122645</text:p>
          </table:table-cell>
          <table:table-cell office:value-type="float" office:value="101801" calcext:value-type="float">
            <text:p>101801</text:p>
          </table:table-cell>
          <table:table-cell table:number-columns-repeated="8"/>
        </table:table-row>
        <table:table-row table:style-name="ro1">
          <table:table-cell office:value-type="float" office:value="122535" calcext:value-type="float">
            <text:p>122535</text:p>
          </table:table-cell>
          <table:table-cell office:value-type="float" office:value="101493" calcext:value-type="float">
            <text:p>101493</text:p>
          </table:table-cell>
          <table:table-cell table:number-columns-repeated="8"/>
        </table:table-row>
        <table:table-row table:style-name="ro1">
          <table:table-cell office:value-type="float" office:value="122426" calcext:value-type="float">
            <text:p>122426</text:p>
          </table:table-cell>
          <table:table-cell office:value-type="float" office:value="101277" calcext:value-type="float">
            <text:p>101277</text:p>
          </table:table-cell>
          <table:table-cell table:number-columns-repeated="8"/>
        </table:table-row>
        <table:table-row table:style-name="ro1">
          <table:table-cell office:value-type="float" office:value="121968" calcext:value-type="float">
            <text:p>121968</text:p>
          </table:table-cell>
          <table:table-cell office:value-type="float" office:value="101176" calcext:value-type="float">
            <text:p>101176</text:p>
          </table:table-cell>
          <table:table-cell table:number-columns-repeated="8"/>
        </table:table-row>
        <table:table-row table:style-name="ro1">
          <table:table-cell office:value-type="float" office:value="121524" calcext:value-type="float">
            <text:p>121524</text:p>
          </table:table-cell>
          <table:table-cell office:value-type="float" office:value="100802" calcext:value-type="float">
            <text:p>100802</text:p>
          </table:table-cell>
          <table:table-cell table:number-columns-repeated="8"/>
        </table:table-row>
        <table:table-row table:style-name="ro1">
          <table:table-cell office:value-type="float" office:value="121164" calcext:value-type="float">
            <text:p>121164</text:p>
          </table:table-cell>
          <table:table-cell office:value-type="float" office:value="100516" calcext:value-type="float">
            <text:p>100516</text:p>
          </table:table-cell>
          <table:table-cell table:number-columns-repeated="8"/>
        </table:table-row>
        <table:table-row table:style-name="ro1">
          <table:table-cell office:value-type="float" office:value="120994" calcext:value-type="float">
            <text:p>120994</text:p>
          </table:table-cell>
          <table:table-cell office:value-type="float" office:value="100440" calcext:value-type="float">
            <text:p>100440</text:p>
          </table:table-cell>
          <table:table-cell table:number-columns-repeated="8"/>
        </table:table-row>
        <table:table-row table:style-name="ro1">
          <table:table-cell office:value-type="float" office:value="120936" calcext:value-type="float">
            <text:p>120936</text:p>
          </table:table-cell>
          <table:table-cell office:value-type="float" office:value="100352" calcext:value-type="float">
            <text:p>100352</text:p>
          </table:table-cell>
          <table:table-cell table:number-columns-repeated="8"/>
        </table:table-row>
        <table:table-row table:style-name="ro1">
          <table:table-cell office:value-type="float" office:value="120628" calcext:value-type="float">
            <text:p>120628</text:p>
          </table:table-cell>
          <table:table-cell office:value-type="float" office:value="100048" calcext:value-type="float">
            <text:p>100048</text:p>
          </table:table-cell>
          <table:table-cell table:number-columns-repeated="8"/>
        </table:table-row>
        <table:table-row table:style-name="ro1">
          <table:table-cell office:value-type="float" office:value="120481" calcext:value-type="float">
            <text:p>120481</text:p>
          </table:table-cell>
          <table:table-cell office:value-type="float" office:value="99907" calcext:value-type="float">
            <text:p>99907</text:p>
          </table:table-cell>
          <table:table-cell table:number-columns-repeated="8"/>
        </table:table-row>
        <table:table-row table:style-name="ro1">
          <table:table-cell office:value-type="float" office:value="120399" calcext:value-type="float">
            <text:p>120399</text:p>
          </table:table-cell>
          <table:table-cell office:value-type="float" office:value="99743" calcext:value-type="float">
            <text:p>99743</text:p>
          </table:table-cell>
          <table:table-cell table:number-columns-repeated="8"/>
        </table:table-row>
        <table:table-row table:style-name="ro1">
          <table:table-cell office:value-type="float" office:value="120332" calcext:value-type="float">
            <text:p>120332</text:p>
          </table:table-cell>
          <table:table-cell office:value-type="float" office:value="99671" calcext:value-type="float">
            <text:p>99671</text:p>
          </table:table-cell>
          <table:table-cell table:number-columns-repeated="8"/>
        </table:table-row>
        <table:table-row table:style-name="ro1">
          <table:table-cell office:value-type="float" office:value="120207" calcext:value-type="float">
            <text:p>120207</text:p>
          </table:table-cell>
          <table:table-cell office:value-type="float" office:value="99466" calcext:value-type="float">
            <text:p>99466</text:p>
          </table:table-cell>
          <table:table-cell table:number-columns-repeated="8"/>
        </table:table-row>
        <table:table-row table:style-name="ro1">
          <table:table-cell office:value-type="float" office:value="120137" calcext:value-type="float">
            <text:p>120137</text:p>
          </table:table-cell>
          <table:table-cell office:value-type="float" office:value="98900" calcext:value-type="float">
            <text:p>98900</text:p>
          </table:table-cell>
          <table:table-cell table:number-columns-repeated="8"/>
        </table:table-row>
        <table:table-row table:style-name="ro1">
          <table:table-cell office:value-type="float" office:value="119944" calcext:value-type="float">
            <text:p>119944</text:p>
          </table:table-cell>
          <table:table-cell office:value-type="float" office:value="98742" calcext:value-type="float">
            <text:p>98742</text:p>
          </table:table-cell>
          <table:table-cell table:number-columns-repeated="8"/>
        </table:table-row>
        <table:table-row table:style-name="ro1">
          <table:table-cell office:value-type="float" office:value="119804" calcext:value-type="float">
            <text:p>119804</text:p>
          </table:table-cell>
          <table:table-cell office:value-type="float" office:value="98506" calcext:value-type="float">
            <text:p>98506</text:p>
          </table:table-cell>
          <table:table-cell table:number-columns-repeated="8"/>
        </table:table-row>
        <table:table-row table:style-name="ro1">
          <table:table-cell office:value-type="float" office:value="119780" calcext:value-type="float">
            <text:p>119780</text:p>
          </table:table-cell>
          <table:table-cell office:value-type="float" office:value="98101" calcext:value-type="float">
            <text:p>98101</text:p>
          </table:table-cell>
          <table:table-cell table:number-columns-repeated="8"/>
        </table:table-row>
        <table:table-row table:style-name="ro1">
          <table:table-cell office:value-type="float" office:value="119734" calcext:value-type="float">
            <text:p>119734</text:p>
          </table:table-cell>
          <table:table-cell office:value-type="float" office:value="98099" calcext:value-type="float">
            <text:p>98099</text:p>
          </table:table-cell>
          <table:table-cell table:number-columns-repeated="8"/>
        </table:table-row>
        <table:table-row table:style-name="ro1">
          <table:table-cell office:value-type="float" office:value="118770" calcext:value-type="float">
            <text:p>118770</text:p>
          </table:table-cell>
          <table:table-cell office:value-type="float" office:value="97764" calcext:value-type="float">
            <text:p>97764</text:p>
          </table:table-cell>
          <table:table-cell table:number-columns-repeated="8"/>
        </table:table-row>
        <table:table-row table:style-name="ro1">
          <table:table-cell office:value-type="float" office:value="118649" calcext:value-type="float">
            <text:p>118649</text:p>
          </table:table-cell>
          <table:table-cell office:value-type="float" office:value="97512" calcext:value-type="float">
            <text:p>97512</text:p>
          </table:table-cell>
          <table:table-cell table:number-columns-repeated="8"/>
        </table:table-row>
        <table:table-row table:style-name="ro1">
          <table:table-cell office:value-type="float" office:value="118474" calcext:value-type="float">
            <text:p>118474</text:p>
          </table:table-cell>
          <table:table-cell office:value-type="float" office:value="97486" calcext:value-type="float">
            <text:p>97486</text:p>
          </table:table-cell>
          <table:table-cell table:number-columns-repeated="8"/>
        </table:table-row>
        <table:table-row table:style-name="ro1">
          <table:table-cell office:value-type="float" office:value="118382" calcext:value-type="float">
            <text:p>118382</text:p>
          </table:table-cell>
          <table:table-cell office:value-type="float" office:value="97286" calcext:value-type="float">
            <text:p>97286</text:p>
          </table:table-cell>
          <table:table-cell table:number-columns-repeated="8"/>
        </table:table-row>
        <table:table-row table:style-name="ro1">
          <table:table-cell office:value-type="float" office:value="118274" calcext:value-type="float">
            <text:p>118274</text:p>
          </table:table-cell>
          <table:table-cell office:value-type="float" office:value="97186" calcext:value-type="float">
            <text:p>97186</text:p>
          </table:table-cell>
          <table:table-cell table:number-columns-repeated="8"/>
        </table:table-row>
        <table:table-row table:style-name="ro1">
          <table:table-cell office:value-type="float" office:value="118239" calcext:value-type="float">
            <text:p>118239</text:p>
          </table:table-cell>
          <table:table-cell office:value-type="float" office:value="97149" calcext:value-type="float">
            <text:p>97149</text:p>
          </table:table-cell>
          <table:table-cell table:number-columns-repeated="8"/>
        </table:table-row>
        <table:table-row table:style-name="ro1">
          <table:table-cell office:value-type="float" office:value="118121" calcext:value-type="float">
            <text:p>118121</text:p>
          </table:table-cell>
          <table:table-cell office:value-type="float" office:value="96575" calcext:value-type="float">
            <text:p>96575</text:p>
          </table:table-cell>
          <table:table-cell table:number-columns-repeated="8"/>
        </table:table-row>
        <table:table-row table:style-name="ro1">
          <table:table-cell office:value-type="float" office:value="118003" calcext:value-type="float">
            <text:p>118003</text:p>
          </table:table-cell>
          <table:table-cell office:value-type="float" office:value="96437" calcext:value-type="float">
            <text:p>96437</text:p>
          </table:table-cell>
          <table:table-cell table:number-columns-repeated="8"/>
        </table:table-row>
        <table:table-row table:style-name="ro1">
          <table:table-cell office:value-type="float" office:value="117766" calcext:value-type="float">
            <text:p>117766</text:p>
          </table:table-cell>
          <table:table-cell office:value-type="float" office:value="96175" calcext:value-type="float">
            <text:p>96175</text:p>
          </table:table-cell>
          <table:table-cell table:number-columns-repeated="8"/>
        </table:table-row>
        <table:table-row table:style-name="ro1">
          <table:table-cell office:value-type="float" office:value="117748" calcext:value-type="float">
            <text:p>117748</text:p>
          </table:table-cell>
          <table:table-cell office:value-type="float" office:value="95724" calcext:value-type="float">
            <text:p>95724</text:p>
          </table:table-cell>
          <table:table-cell table:number-columns-repeated="8"/>
        </table:table-row>
        <table:table-row table:style-name="ro1">
          <table:table-cell office:value-type="float" office:value="117651" calcext:value-type="float">
            <text:p>117651</text:p>
          </table:table-cell>
          <table:table-cell office:value-type="float" office:value="95615" calcext:value-type="float">
            <text:p>95615</text:p>
          </table:table-cell>
          <table:table-cell table:number-columns-repeated="8"/>
        </table:table-row>
        <table:table-row table:style-name="ro1">
          <table:table-cell office:value-type="float" office:value="117190" calcext:value-type="float">
            <text:p>117190</text:p>
          </table:table-cell>
          <table:table-cell office:value-type="float" office:value="95583" calcext:value-type="float">
            <text:p>95583</text:p>
          </table:table-cell>
          <table:table-cell table:number-columns-repeated="8"/>
        </table:table-row>
        <table:table-row table:style-name="ro1">
          <table:table-cell office:value-type="float" office:value="116956" calcext:value-type="float">
            <text:p>116956</text:p>
          </table:table-cell>
          <table:table-cell office:value-type="float" office:value="95297" calcext:value-type="float">
            <text:p>95297</text:p>
          </table:table-cell>
          <table:table-cell table:number-columns-repeated="8"/>
        </table:table-row>
        <table:table-row table:style-name="ro1">
          <table:table-cell office:value-type="float" office:value="116658" calcext:value-type="float">
            <text:p>116658</text:p>
          </table:table-cell>
          <table:table-cell office:value-type="float" office:value="95158" calcext:value-type="float">
            <text:p>95158</text:p>
          </table:table-cell>
          <table:table-cell table:number-columns-repeated="8"/>
        </table:table-row>
        <table:table-row table:style-name="ro1">
          <table:table-cell office:value-type="float" office:value="116356" calcext:value-type="float">
            <text:p>116356</text:p>
          </table:table-cell>
          <table:table-cell office:value-type="float" office:value="94964" calcext:value-type="float">
            <text:p>94964</text:p>
          </table:table-cell>
          <table:table-cell table:number-columns-repeated="8"/>
        </table:table-row>
        <table:table-row table:style-name="ro1">
          <table:table-cell office:value-type="float" office:value="116047" calcext:value-type="float">
            <text:p>116047</text:p>
          </table:table-cell>
          <table:table-cell office:value-type="float" office:value="94564" calcext:value-type="float">
            <text:p>94564</text:p>
          </table:table-cell>
          <table:table-cell table:number-columns-repeated="8"/>
        </table:table-row>
        <table:table-row table:style-name="ro1">
          <table:table-cell office:value-type="float" office:value="116020" calcext:value-type="float">
            <text:p>116020</text:p>
          </table:table-cell>
          <table:table-cell office:value-type="float" office:value="93911" calcext:value-type="float">
            <text:p>93911</text:p>
          </table:table-cell>
          <table:table-cell table:number-columns-repeated="8"/>
        </table:table-row>
        <table:table-row table:style-name="ro1">
          <table:table-cell office:value-type="float" office:value="115880" calcext:value-type="float">
            <text:p>115880</text:p>
          </table:table-cell>
          <table:table-cell office:value-type="float" office:value="93787" calcext:value-type="float">
            <text:p>93787</text:p>
          </table:table-cell>
          <table:table-cell table:number-columns-repeated="8"/>
        </table:table-row>
        <table:table-row table:style-name="ro1">
          <table:table-cell office:value-type="float" office:value="115870" calcext:value-type="float">
            <text:p>115870</text:p>
          </table:table-cell>
          <table:table-cell office:value-type="float" office:value="93511" calcext:value-type="float">
            <text:p>93511</text:p>
          </table:table-cell>
          <table:table-cell table:number-columns-repeated="8"/>
        </table:table-row>
        <table:table-row table:style-name="ro1">
          <table:table-cell office:value-type="float" office:value="115766" calcext:value-type="float">
            <text:p>115766</text:p>
          </table:table-cell>
          <table:table-cell office:value-type="float" office:value="93264" calcext:value-type="float">
            <text:p>93264</text:p>
          </table:table-cell>
          <table:table-cell table:number-columns-repeated="8"/>
        </table:table-row>
        <table:table-row table:style-name="ro1">
          <table:table-cell office:value-type="float" office:value="115285" calcext:value-type="float">
            <text:p>115285</text:p>
          </table:table-cell>
          <table:table-cell office:value-type="float" office:value="93081" calcext:value-type="float">
            <text:p>93081</text:p>
          </table:table-cell>
          <table:table-cell table:number-columns-repeated="8"/>
        </table:table-row>
        <table:table-row table:style-name="ro1">
          <table:table-cell office:value-type="float" office:value="115095" calcext:value-type="float">
            <text:p>115095</text:p>
          </table:table-cell>
          <table:table-cell office:value-type="float" office:value="92829" calcext:value-type="float">
            <text:p>92829</text:p>
          </table:table-cell>
          <table:table-cell table:number-columns-repeated="8"/>
        </table:table-row>
        <table:table-row table:style-name="ro1">
          <table:table-cell office:value-type="float" office:value="115009" calcext:value-type="float">
            <text:p>115009</text:p>
          </table:table-cell>
          <table:table-cell office:value-type="float" office:value="92684" calcext:value-type="float">
            <text:p>92684</text:p>
          </table:table-cell>
          <table:table-cell table:number-columns-repeated="8"/>
        </table:table-row>
        <table:table-row table:style-name="ro1">
          <table:table-cell office:value-type="float" office:value="114669" calcext:value-type="float">
            <text:p>114669</text:p>
          </table:table-cell>
          <table:table-cell office:value-type="float" office:value="92628" calcext:value-type="float">
            <text:p>92628</text:p>
          </table:table-cell>
          <table:table-cell table:number-columns-repeated="8"/>
        </table:table-row>
        <table:table-row table:style-name="ro1">
          <table:table-cell office:value-type="float" office:value="114623" calcext:value-type="float">
            <text:p>114623</text:p>
          </table:table-cell>
          <table:table-cell office:value-type="float" office:value="92249" calcext:value-type="float">
            <text:p>92249</text:p>
          </table:table-cell>
          <table:table-cell table:number-columns-repeated="8"/>
        </table:table-row>
        <table:table-row table:style-name="ro1">
          <table:table-cell office:value-type="float" office:value="114551" calcext:value-type="float">
            <text:p>114551</text:p>
          </table:table-cell>
          <table:table-cell office:value-type="float" office:value="91873" calcext:value-type="float">
            <text:p>91873</text:p>
          </table:table-cell>
          <table:table-cell table:number-columns-repeated="8"/>
        </table:table-row>
        <table:table-row table:style-name="ro1">
          <table:table-cell office:value-type="float" office:value="114065" calcext:value-type="float">
            <text:p>114065</text:p>
          </table:table-cell>
          <table:table-cell office:value-type="float" office:value="91354" calcext:value-type="float">
            <text:p>91354</text:p>
          </table:table-cell>
          <table:table-cell table:number-columns-repeated="8"/>
        </table:table-row>
        <table:table-row table:style-name="ro1">
          <table:table-cell office:value-type="float" office:value="113940" calcext:value-type="float">
            <text:p>113940</text:p>
          </table:table-cell>
          <table:table-cell office:value-type="float" office:value="91164" calcext:value-type="float">
            <text:p>91164</text:p>
          </table:table-cell>
          <table:table-cell table:number-columns-repeated="8"/>
        </table:table-row>
        <table:table-row table:style-name="ro1">
          <table:table-cell office:value-type="float" office:value="113778" calcext:value-type="float">
            <text:p>113778</text:p>
          </table:table-cell>
          <table:table-cell office:value-type="float" office:value="91145" calcext:value-type="float">
            <text:p>91145</text:p>
          </table:table-cell>
          <table:table-cell table:number-columns-repeated="8"/>
        </table:table-row>
        <table:table-row table:style-name="ro1">
          <table:table-cell office:value-type="float" office:value="113294" calcext:value-type="float">
            <text:p>113294</text:p>
          </table:table-cell>
          <table:table-cell office:value-type="float" office:value="91121" calcext:value-type="float">
            <text:p>91121</text:p>
          </table:table-cell>
          <table:table-cell table:number-columns-repeated="8"/>
        </table:table-row>
        <table:table-row table:style-name="ro1">
          <table:table-cell office:value-type="float" office:value="112980" calcext:value-type="float">
            <text:p>112980</text:p>
          </table:table-cell>
          <table:table-cell office:value-type="float" office:value="91121" calcext:value-type="float">
            <text:p>91121</text:p>
          </table:table-cell>
          <table:table-cell table:number-columns-repeated="8"/>
        </table:table-row>
        <table:table-row table:style-name="ro1">
          <table:table-cell office:value-type="float" office:value="112702" calcext:value-type="float">
            <text:p>112702</text:p>
          </table:table-cell>
          <table:table-cell office:value-type="float" office:value="90935" calcext:value-type="float">
            <text:p>90935</text:p>
          </table:table-cell>
          <table:table-cell table:number-columns-repeated="8"/>
        </table:table-row>
        <table:table-row table:style-name="ro1">
          <table:table-cell office:value-type="float" office:value="112567" calcext:value-type="float">
            <text:p>112567</text:p>
          </table:table-cell>
          <table:table-cell office:value-type="float" office:value="90821" calcext:value-type="float">
            <text:p>90821</text:p>
          </table:table-cell>
          <table:table-cell table:number-columns-repeated="8"/>
        </table:table-row>
        <table:table-row table:style-name="ro1">
          <table:table-cell office:value-type="float" office:value="111874" calcext:value-type="float">
            <text:p>111874</text:p>
          </table:table-cell>
          <table:table-cell office:value-type="float" office:value="90720" calcext:value-type="float">
            <text:p>90720</text:p>
          </table:table-cell>
          <table:table-cell table:number-columns-repeated="8"/>
        </table:table-row>
        <table:table-row table:style-name="ro1">
          <table:table-cell office:value-type="float" office:value="111260" calcext:value-type="float">
            <text:p>111260</text:p>
          </table:table-cell>
          <table:table-cell office:value-type="float" office:value="90588" calcext:value-type="float">
            <text:p>90588</text:p>
          </table:table-cell>
          <table:table-cell table:number-columns-repeated="8"/>
        </table:table-row>
        <table:table-row table:style-name="ro1">
          <table:table-cell office:value-type="float" office:value="110904" calcext:value-type="float">
            <text:p>110904</text:p>
          </table:table-cell>
          <table:table-cell office:value-type="float" office:value="90571" calcext:value-type="float">
            <text:p>90571</text:p>
          </table:table-cell>
          <table:table-cell table:number-columns-repeated="8"/>
        </table:table-row>
        <table:table-row table:style-name="ro1">
          <table:table-cell office:value-type="float" office:value="110637" calcext:value-type="float">
            <text:p>110637</text:p>
          </table:table-cell>
          <table:table-cell office:value-type="float" office:value="90301" calcext:value-type="float">
            <text:p>90301</text:p>
          </table:table-cell>
          <table:table-cell table:number-columns-repeated="8"/>
        </table:table-row>
        <table:table-row table:style-name="ro1">
          <table:table-cell office:value-type="float" office:value="110622" calcext:value-type="float">
            <text:p>110622</text:p>
          </table:table-cell>
          <table:table-cell office:value-type="float" office:value="90296" calcext:value-type="float">
            <text:p>90296</text:p>
          </table:table-cell>
          <table:table-cell table:number-columns-repeated="8"/>
        </table:table-row>
        <table:table-row table:style-name="ro1">
          <table:table-cell office:value-type="float" office:value="110376" calcext:value-type="float">
            <text:p>110376</text:p>
          </table:table-cell>
          <table:table-cell office:value-type="float" office:value="90122" calcext:value-type="float">
            <text:p>90122</text:p>
          </table:table-cell>
          <table:table-cell table:number-columns-repeated="8"/>
        </table:table-row>
        <table:table-row table:style-name="ro1">
          <table:table-cell office:value-type="float" office:value="109918" calcext:value-type="float">
            <text:p>109918</text:p>
          </table:table-cell>
          <table:table-cell office:value-type="float" office:value="89440" calcext:value-type="float">
            <text:p>89440</text:p>
          </table:table-cell>
          <table:table-cell table:number-columns-repeated="8"/>
        </table:table-row>
        <table:table-row table:style-name="ro1">
          <table:table-cell office:value-type="float" office:value="109790" calcext:value-type="float">
            <text:p>109790</text:p>
          </table:table-cell>
          <table:table-cell office:value-type="float" office:value="89317" calcext:value-type="float">
            <text:p>89317</text:p>
          </table:table-cell>
          <table:table-cell table:number-columns-repeated="8"/>
        </table:table-row>
        <table:table-row table:style-name="ro1">
          <table:table-cell office:value-type="float" office:value="109772" calcext:value-type="float">
            <text:p>109772</text:p>
          </table:table-cell>
          <table:table-cell office:value-type="float" office:value="89149" calcext:value-type="float">
            <text:p>89149</text:p>
          </table:table-cell>
          <table:table-cell table:number-columns-repeated="8"/>
        </table:table-row>
        <table:table-row table:style-name="ro1">
          <table:table-cell office:value-type="float" office:value="109525" calcext:value-type="float">
            <text:p>109525</text:p>
          </table:table-cell>
          <table:table-cell office:value-type="float" office:value="89137" calcext:value-type="float">
            <text:p>89137</text:p>
          </table:table-cell>
          <table:table-cell table:number-columns-repeated="8"/>
        </table:table-row>
        <table:table-row table:style-name="ro1">
          <table:table-cell office:value-type="float" office:value="109416" calcext:value-type="float">
            <text:p>109416</text:p>
          </table:table-cell>
          <table:table-cell office:value-type="float" office:value="89102" calcext:value-type="float">
            <text:p>89102</text:p>
          </table:table-cell>
          <table:table-cell table:number-columns-repeated="8"/>
        </table:table-row>
        <table:table-row table:style-name="ro1">
          <table:table-cell office:value-type="float" office:value="109340" calcext:value-type="float">
            <text:p>109340</text:p>
          </table:table-cell>
          <table:table-cell office:value-type="float" office:value="88966" calcext:value-type="float">
            <text:p>88966</text:p>
          </table:table-cell>
          <table:table-cell table:number-columns-repeated="8"/>
        </table:table-row>
        <table:table-row table:style-name="ro1">
          <table:table-cell office:value-type="float" office:value="109324" calcext:value-type="float">
            <text:p>109324</text:p>
          </table:table-cell>
          <table:table-cell office:value-type="float" office:value="88896" calcext:value-type="float">
            <text:p>88896</text:p>
          </table:table-cell>
          <table:table-cell table:number-columns-repeated="8"/>
        </table:table-row>
        <table:table-row table:style-name="ro1">
          <table:table-cell office:value-type="float" office:value="109002" calcext:value-type="float">
            <text:p>109002</text:p>
          </table:table-cell>
          <table:table-cell office:value-type="float" office:value="88737" calcext:value-type="float">
            <text:p>88737</text:p>
          </table:table-cell>
          <table:table-cell table:number-columns-repeated="8"/>
        </table:table-row>
        <table:table-row table:style-name="ro1">
          <table:table-cell office:value-type="float" office:value="108989" calcext:value-type="float">
            <text:p>108989</text:p>
          </table:table-cell>
          <table:table-cell office:value-type="float" office:value="88436" calcext:value-type="float">
            <text:p>88436</text:p>
          </table:table-cell>
          <table:table-cell table:number-columns-repeated="8"/>
        </table:table-row>
        <table:table-row table:style-name="ro1">
          <table:table-cell office:value-type="float" office:value="108669" calcext:value-type="float">
            <text:p>108669</text:p>
          </table:table-cell>
          <table:table-cell office:value-type="float" office:value="88250" calcext:value-type="float">
            <text:p>88250</text:p>
          </table:table-cell>
          <table:table-cell table:number-columns-repeated="8"/>
        </table:table-row>
        <table:table-row table:style-name="ro1">
          <table:table-cell office:value-type="float" office:value="108585" calcext:value-type="float">
            <text:p>108585</text:p>
          </table:table-cell>
          <table:table-cell office:value-type="float" office:value="87975" calcext:value-type="float">
            <text:p>87975</text:p>
          </table:table-cell>
          <table:table-cell table:number-columns-repeated="8"/>
        </table:table-row>
        <table:table-row table:style-name="ro1">
          <table:table-cell office:value-type="float" office:value="108458" calcext:value-type="float">
            <text:p>108458</text:p>
          </table:table-cell>
          <table:table-cell office:value-type="float" office:value="87876" calcext:value-type="float">
            <text:p>87876</text:p>
          </table:table-cell>
          <table:table-cell table:number-columns-repeated="8"/>
        </table:table-row>
        <table:table-row table:style-name="ro1">
          <table:table-cell office:value-type="float" office:value="108325" calcext:value-type="float">
            <text:p>108325</text:p>
          </table:table-cell>
          <table:table-cell office:value-type="float" office:value="87872" calcext:value-type="float">
            <text:p>87872</text:p>
          </table:table-cell>
          <table:table-cell table:number-columns-repeated="8"/>
        </table:table-row>
        <table:table-row table:style-name="ro1">
          <table:table-cell office:value-type="float" office:value="108271" calcext:value-type="float">
            <text:p>108271</text:p>
          </table:table-cell>
          <table:table-cell office:value-type="float" office:value="87226" calcext:value-type="float">
            <text:p>87226</text:p>
          </table:table-cell>
          <table:table-cell table:number-columns-repeated="8"/>
        </table:table-row>
        <table:table-row table:style-name="ro1">
          <table:table-cell office:value-type="float" office:value="108154" calcext:value-type="float">
            <text:p>108154</text:p>
          </table:table-cell>
          <table:table-cell office:value-type="float" office:value="87165" calcext:value-type="float">
            <text:p>87165</text:p>
          </table:table-cell>
          <table:table-cell table:number-columns-repeated="8"/>
        </table:table-row>
        <table:table-row table:style-name="ro1">
          <table:table-cell office:value-type="float" office:value="108151" calcext:value-type="float">
            <text:p>108151</text:p>
          </table:table-cell>
          <table:table-cell office:value-type="float" office:value="87137" calcext:value-type="float">
            <text:p>87137</text:p>
          </table:table-cell>
          <table:table-cell table:number-columns-repeated="8"/>
        </table:table-row>
        <table:table-row table:style-name="ro1">
          <table:table-cell office:value-type="float" office:value="108085" calcext:value-type="float">
            <text:p>108085</text:p>
          </table:table-cell>
          <table:table-cell office:value-type="float" office:value="86870" calcext:value-type="float">
            <text:p>86870</text:p>
          </table:table-cell>
          <table:table-cell table:number-columns-repeated="8"/>
        </table:table-row>
        <table:table-row table:style-name="ro1">
          <table:table-cell office:value-type="float" office:value="107929" calcext:value-type="float">
            <text:p>107929</text:p>
          </table:table-cell>
          <table:table-cell office:value-type="float" office:value="86155" calcext:value-type="float">
            <text:p>86155</text:p>
          </table:table-cell>
          <table:table-cell table:number-columns-repeated="8"/>
        </table:table-row>
        <table:table-row table:style-name="ro1">
          <table:table-cell office:value-type="float" office:value="107595" calcext:value-type="float">
            <text:p>107595</text:p>
          </table:table-cell>
          <table:table-cell office:value-type="float" office:value="85702" calcext:value-type="float">
            <text:p>85702</text:p>
          </table:table-cell>
          <table:table-cell table:number-columns-repeated="8"/>
        </table:table-row>
        <table:table-row table:style-name="ro1">
          <table:table-cell office:value-type="float" office:value="106430" calcext:value-type="float">
            <text:p>106430</text:p>
          </table:table-cell>
          <table:table-cell office:value-type="float" office:value="85582" calcext:value-type="float">
            <text:p>85582</text:p>
          </table:table-cell>
          <table:table-cell table:number-columns-repeated="8"/>
        </table:table-row>
        <table:table-row table:style-name="ro1">
          <table:table-cell office:value-type="float" office:value="106341" calcext:value-type="float">
            <text:p>106341</text:p>
          </table:table-cell>
          <table:table-cell office:value-type="float" office:value="85581" calcext:value-type="float">
            <text:p>85581</text:p>
          </table:table-cell>
          <table:table-cell table:number-columns-repeated="8"/>
        </table:table-row>
        <table:table-row table:style-name="ro1">
          <table:table-cell office:value-type="float" office:value="106190" calcext:value-type="float">
            <text:p>106190</text:p>
          </table:table-cell>
          <table:table-cell office:value-type="float" office:value="85563" calcext:value-type="float">
            <text:p>85563</text:p>
          </table:table-cell>
          <table:table-cell table:number-columns-repeated="8"/>
        </table:table-row>
        <table:table-row table:style-name="ro1">
          <table:table-cell office:value-type="float" office:value="105447" calcext:value-type="float">
            <text:p>105447</text:p>
          </table:table-cell>
          <table:table-cell office:value-type="float" office:value="84923" calcext:value-type="float">
            <text:p>84923</text:p>
          </table:table-cell>
          <table:table-cell table:number-columns-repeated="8"/>
        </table:table-row>
        <table:table-row table:style-name="ro1">
          <table:table-cell office:value-type="float" office:value="105139" calcext:value-type="float">
            <text:p>105139</text:p>
          </table:table-cell>
          <table:table-cell office:value-type="float" office:value="84622" calcext:value-type="float">
            <text:p>84622</text:p>
          </table:table-cell>
          <table:table-cell table:number-columns-repeated="8"/>
        </table:table-row>
        <table:table-row table:style-name="ro1">
          <table:table-cell office:value-type="float" office:value="105105" calcext:value-type="float">
            <text:p>105105</text:p>
          </table:table-cell>
          <table:table-cell office:value-type="float" office:value="84168" calcext:value-type="float">
            <text:p>84168</text:p>
          </table:table-cell>
          <table:table-cell table:number-columns-repeated="8"/>
        </table:table-row>
        <table:table-row table:style-name="ro1">
          <table:table-cell office:value-type="float" office:value="104584" calcext:value-type="float">
            <text:p>104584</text:p>
          </table:table-cell>
          <table:table-cell office:value-type="float" office:value="84088" calcext:value-type="float">
            <text:p>84088</text:p>
          </table:table-cell>
          <table:table-cell table:number-columns-repeated="8"/>
        </table:table-row>
        <table:table-row table:style-name="ro1">
          <table:table-cell office:value-type="float" office:value="104261" calcext:value-type="float">
            <text:p>104261</text:p>
          </table:table-cell>
          <table:table-cell office:value-type="float" office:value="83927" calcext:value-type="float">
            <text:p>83927</text:p>
          </table:table-cell>
          <table:table-cell table:number-columns-repeated="8"/>
        </table:table-row>
        <table:table-row table:style-name="ro1">
          <table:table-cell office:value-type="float" office:value="103812" calcext:value-type="float">
            <text:p>103812</text:p>
          </table:table-cell>
          <table:table-cell office:value-type="float" office:value="83622" calcext:value-type="float">
            <text:p>83622</text:p>
          </table:table-cell>
          <table:table-cell table:number-columns-repeated="8"/>
        </table:table-row>
        <table:table-row table:style-name="ro1">
          <table:table-cell office:value-type="float" office:value="103714" calcext:value-type="float">
            <text:p>103714</text:p>
          </table:table-cell>
          <table:table-cell office:value-type="float" office:value="83309" calcext:value-type="float">
            <text:p>83309</text:p>
          </table:table-cell>
          <table:table-cell table:number-columns-repeated="8"/>
        </table:table-row>
        <table:table-row table:style-name="ro1">
          <table:table-cell office:value-type="float" office:value="103360" calcext:value-type="float">
            <text:p>103360</text:p>
          </table:table-cell>
          <table:table-cell office:value-type="float" office:value="82163" calcext:value-type="float">
            <text:p>82163</text:p>
          </table:table-cell>
          <table:table-cell table:number-columns-repeated="8"/>
        </table:table-row>
        <table:table-row table:style-name="ro1">
          <table:table-cell office:value-type="float" office:value="102816" calcext:value-type="float">
            <text:p>102816</text:p>
          </table:table-cell>
          <table:table-cell office:value-type="float" office:value="82102" calcext:value-type="float">
            <text:p>82102</text:p>
          </table:table-cell>
          <table:table-cell table:number-columns-repeated="8"/>
        </table:table-row>
        <table:table-row table:style-name="ro1">
          <table:table-cell office:value-type="float" office:value="102250" calcext:value-type="float">
            <text:p>102250</text:p>
          </table:table-cell>
          <table:table-cell office:value-type="float" office:value="82000" calcext:value-type="float">
            <text:p>82000</text:p>
          </table:table-cell>
          <table:table-cell table:number-columns-repeated="8"/>
        </table:table-row>
        <table:table-row table:style-name="ro1">
          <table:table-cell office:value-type="float" office:value="102108" calcext:value-type="float">
            <text:p>102108</text:p>
          </table:table-cell>
          <table:table-cell office:value-type="float" office:value="81914" calcext:value-type="float">
            <text:p>81914</text:p>
          </table:table-cell>
          <table:table-cell table:number-columns-repeated="8"/>
        </table:table-row>
        <table:table-row table:style-name="ro1">
          <table:table-cell office:value-type="float" office:value="102020" calcext:value-type="float">
            <text:p>102020</text:p>
          </table:table-cell>
          <table:table-cell office:value-type="float" office:value="81716" calcext:value-type="float">
            <text:p>81716</text:p>
          </table:table-cell>
          <table:table-cell table:number-columns-repeated="8"/>
        </table:table-row>
        <table:table-row table:style-name="ro1">
          <table:table-cell office:value-type="float" office:value="101524" calcext:value-type="float">
            <text:p>101524</text:p>
          </table:table-cell>
          <table:table-cell office:value-type="float" office:value="81654" calcext:value-type="float">
            <text:p>81654</text:p>
          </table:table-cell>
          <table:table-cell table:number-columns-repeated="8"/>
        </table:table-row>
        <table:table-row table:style-name="ro1">
          <table:table-cell office:value-type="float" office:value="101477" calcext:value-type="float">
            <text:p>101477</text:p>
          </table:table-cell>
          <table:table-cell office:value-type="float" office:value="79848" calcext:value-type="float">
            <text:p>79848</text:p>
          </table:table-cell>
          <table:table-cell table:number-columns-repeated="8"/>
        </table:table-row>
        <table:table-row table:style-name="ro1">
          <table:table-cell office:value-type="float" office:value="100755" calcext:value-type="float">
            <text:p>100755</text:p>
          </table:table-cell>
          <table:table-cell office:value-type="float" office:value="79669" calcext:value-type="float">
            <text:p>79669</text:p>
          </table:table-cell>
          <table:table-cell table:number-columns-repeated="8"/>
        </table:table-row>
        <table:table-row table:style-name="ro1">
          <table:table-cell office:value-type="float" office:value="100624" calcext:value-type="float">
            <text:p>100624</text:p>
          </table:table-cell>
          <table:table-cell office:value-type="float" office:value="79524" calcext:value-type="float">
            <text:p>79524</text:p>
          </table:table-cell>
          <table:table-cell table:number-columns-repeated="8"/>
        </table:table-row>
        <table:table-row table:style-name="ro1">
          <table:table-cell office:value-type="float" office:value="100463" calcext:value-type="float">
            <text:p>100463</text:p>
          </table:table-cell>
          <table:table-cell office:value-type="float" office:value="79428" calcext:value-type="float">
            <text:p>79428</text:p>
          </table:table-cell>
          <table:table-cell table:number-columns-repeated="8"/>
        </table:table-row>
        <table:table-row table:style-name="ro1">
          <table:table-cell office:value-type="float" office:value="100463" calcext:value-type="float">
            <text:p>100463</text:p>
          </table:table-cell>
          <table:table-cell office:value-type="float" office:value="78690" calcext:value-type="float">
            <text:p>78690</text:p>
          </table:table-cell>
          <table:table-cell table:number-columns-repeated="8"/>
        </table:table-row>
        <table:table-row table:style-name="ro1">
          <table:table-cell office:value-type="float" office:value="99857" calcext:value-type="float">
            <text:p>99857</text:p>
          </table:table-cell>
          <table:table-cell office:value-type="float" office:value="78311" calcext:value-type="float">
            <text:p>78311</text:p>
          </table:table-cell>
          <table:table-cell table:number-columns-repeated="8"/>
        </table:table-row>
        <table:table-row table:style-name="ro1">
          <table:table-cell office:value-type="float" office:value="99852" calcext:value-type="float">
            <text:p>99852</text:p>
          </table:table-cell>
          <table:table-cell office:value-type="float" office:value="78075" calcext:value-type="float">
            <text:p>78075</text:p>
          </table:table-cell>
          <table:table-cell table:number-columns-repeated="8"/>
        </table:table-row>
        <table:table-row table:style-name="ro1">
          <table:table-cell office:value-type="float" office:value="99585" calcext:value-type="float">
            <text:p>99585</text:p>
          </table:table-cell>
          <table:table-cell office:value-type="float" office:value="78018" calcext:value-type="float">
            <text:p>78018</text:p>
          </table:table-cell>
          <table:table-cell table:number-columns-repeated="8"/>
        </table:table-row>
        <table:table-row table:style-name="ro1">
          <table:table-cell office:value-type="float" office:value="99537" calcext:value-type="float">
            <text:p>99537</text:p>
          </table:table-cell>
          <table:table-cell office:value-type="float" office:value="78010" calcext:value-type="float">
            <text:p>78010</text:p>
          </table:table-cell>
          <table:table-cell table:number-columns-repeated="8"/>
        </table:table-row>
        <table:table-row table:style-name="ro1">
          <table:table-cell office:value-type="float" office:value="99146" calcext:value-type="float">
            <text:p>99146</text:p>
          </table:table-cell>
          <table:table-cell office:value-type="float" office:value="77793" calcext:value-type="float">
            <text:p>77793</text:p>
          </table:table-cell>
          <table:table-cell table:number-columns-repeated="8"/>
        </table:table-row>
        <table:table-row table:style-name="ro1">
          <table:table-cell office:value-type="float" office:value="98727" calcext:value-type="float">
            <text:p>98727</text:p>
          </table:table-cell>
          <table:table-cell office:value-type="float" office:value="77460" calcext:value-type="float">
            <text:p>77460</text:p>
          </table:table-cell>
          <table:table-cell table:number-columns-repeated="8"/>
        </table:table-row>
        <table:table-row table:style-name="ro1">
          <table:table-cell office:value-type="float" office:value="98161" calcext:value-type="float">
            <text:p>98161</text:p>
          </table:table-cell>
          <table:table-cell office:value-type="float" office:value="76049" calcext:value-type="float">
            <text:p>76049</text:p>
          </table:table-cell>
          <table:table-cell table:number-columns-repeated="8"/>
        </table:table-row>
        <table:table-row table:style-name="ro1">
          <table:table-cell office:value-type="float" office:value="98086" calcext:value-type="float">
            <text:p>98086</text:p>
          </table:table-cell>
          <table:table-cell office:value-type="float" office:value="76011" calcext:value-type="float">
            <text:p>76011</text:p>
          </table:table-cell>
          <table:table-cell table:number-columns-repeated="8"/>
        </table:table-row>
        <table:table-row table:style-name="ro1">
          <table:table-cell office:value-type="float" office:value="97380" calcext:value-type="float">
            <text:p>97380</text:p>
          </table:table-cell>
          <table:table-cell office:value-type="float" office:value="75736" calcext:value-type="float">
            <text:p>75736</text:p>
          </table:table-cell>
          <table:table-cell table:number-columns-repeated="8"/>
        </table:table-row>
        <table:table-row table:style-name="ro1">
          <table:table-cell office:value-type="float" office:value="97166" calcext:value-type="float">
            <text:p>97166</text:p>
          </table:table-cell>
          <table:table-cell office:value-type="float" office:value="75263" calcext:value-type="float">
            <text:p>75263</text:p>
          </table:table-cell>
          <table:table-cell table:number-columns-repeated="8"/>
        </table:table-row>
        <table:table-row table:style-name="ro1">
          <table:table-cell office:value-type="float" office:value="95925" calcext:value-type="float">
            <text:p>95925</text:p>
          </table:table-cell>
          <table:table-cell office:value-type="float" office:value="75098" calcext:value-type="float">
            <text:p>75098</text:p>
          </table:table-cell>
          <table:table-cell table:number-columns-repeated="8"/>
        </table:table-row>
        <table:table-row table:style-name="ro1">
          <table:table-cell office:value-type="float" office:value="95072" calcext:value-type="float">
            <text:p>95072</text:p>
          </table:table-cell>
          <table:table-cell office:value-type="float" office:value="74865" calcext:value-type="float">
            <text:p>74865</text:p>
          </table:table-cell>
          <table:table-cell table:number-columns-repeated="8"/>
        </table:table-row>
        <table:table-row table:style-name="ro1">
          <table:table-cell office:value-type="float" office:value="94967" calcext:value-type="float">
            <text:p>94967</text:p>
          </table:table-cell>
          <table:table-cell office:value-type="float" office:value="74842" calcext:value-type="float">
            <text:p>74842</text:p>
          </table:table-cell>
          <table:table-cell table:number-columns-repeated="8"/>
        </table:table-row>
        <table:table-row table:style-name="ro1">
          <table:table-cell office:value-type="float" office:value="94806" calcext:value-type="float">
            <text:p>94806</text:p>
          </table:table-cell>
          <table:table-cell office:value-type="float" office:value="74747" calcext:value-type="float">
            <text:p>74747</text:p>
          </table:table-cell>
          <table:table-cell table:number-columns-repeated="8"/>
        </table:table-row>
        <table:table-row table:style-name="ro1">
          <table:table-cell office:value-type="float" office:value="94569" calcext:value-type="float">
            <text:p>94569</text:p>
          </table:table-cell>
          <table:table-cell office:value-type="float" office:value="74734" calcext:value-type="float">
            <text:p>74734</text:p>
          </table:table-cell>
          <table:table-cell table:number-columns-repeated="8"/>
        </table:table-row>
        <table:table-row table:style-name="ro1">
          <table:table-cell office:value-type="float" office:value="94514" calcext:value-type="float">
            <text:p>94514</text:p>
          </table:table-cell>
          <table:table-cell office:value-type="float" office:value="74331" calcext:value-type="float">
            <text:p>74331</text:p>
          </table:table-cell>
          <table:table-cell table:number-columns-repeated="8"/>
        </table:table-row>
        <table:table-row table:style-name="ro1">
          <table:table-cell office:value-type="float" office:value="93886" calcext:value-type="float">
            <text:p>93886</text:p>
          </table:table-cell>
          <table:table-cell office:value-type="float" office:value="74168" calcext:value-type="float">
            <text:p>74168</text:p>
          </table:table-cell>
          <table:table-cell table:number-columns-repeated="8"/>
        </table:table-row>
        <table:table-row table:style-name="ro1">
          <table:table-cell office:value-type="float" office:value="93862" calcext:value-type="float">
            <text:p>93862</text:p>
          </table:table-cell>
          <table:table-cell office:value-type="float" office:value="73923" calcext:value-type="float">
            <text:p>73923</text:p>
          </table:table-cell>
          <table:table-cell table:number-columns-repeated="8"/>
        </table:table-row>
        <table:table-row table:style-name="ro1">
          <table:table-cell office:value-type="float" office:value="93631" calcext:value-type="float">
            <text:p>93631</text:p>
          </table:table-cell>
          <table:table-cell office:value-type="float" office:value="73092" calcext:value-type="float">
            <text:p>73092</text:p>
          </table:table-cell>
          <table:table-cell table:number-columns-repeated="8"/>
        </table:table-row>
        <table:table-row table:style-name="ro1">
          <table:table-cell office:value-type="float" office:value="93580" calcext:value-type="float">
            <text:p>93580</text:p>
          </table:table-cell>
          <table:table-cell office:value-type="float" office:value="72913" calcext:value-type="float">
            <text:p>72913</text:p>
          </table:table-cell>
          <table:table-cell table:number-columns-repeated="8"/>
        </table:table-row>
        <table:table-row table:style-name="ro1">
          <table:table-cell office:value-type="float" office:value="93402" calcext:value-type="float">
            <text:p>93402</text:p>
          </table:table-cell>
          <table:table-cell office:value-type="float" office:value="72876" calcext:value-type="float">
            <text:p>72876</text:p>
          </table:table-cell>
          <table:table-cell table:number-columns-repeated="8"/>
        </table:table-row>
        <table:table-row table:style-name="ro1">
          <table:table-cell office:value-type="float" office:value="92199" calcext:value-type="float">
            <text:p>92199</text:p>
          </table:table-cell>
          <table:table-cell office:value-type="float" office:value="72524" calcext:value-type="float">
            <text:p>72524</text:p>
          </table:table-cell>
          <table:table-cell table:number-columns-repeated="8"/>
        </table:table-row>
        <table:table-row table:style-name="ro1">
          <table:table-cell office:value-type="float" office:value="91441" calcext:value-type="float">
            <text:p>91441</text:p>
          </table:table-cell>
          <table:table-cell office:value-type="float" office:value="71847" calcext:value-type="float">
            <text:p>71847</text:p>
          </table:table-cell>
          <table:table-cell table:number-columns-repeated="8"/>
        </table:table-row>
        <table:table-row table:style-name="ro1">
          <table:table-cell office:value-type="float" office:value="91299" calcext:value-type="float">
            <text:p>91299</text:p>
          </table:table-cell>
          <table:table-cell office:value-type="float" office:value="71459" calcext:value-type="float">
            <text:p>71459</text:p>
          </table:table-cell>
          <table:table-cell table:number-columns-repeated="8"/>
        </table:table-row>
        <table:table-row table:style-name="ro1">
          <table:table-cell office:value-type="float" office:value="91248" calcext:value-type="float">
            <text:p>91248</text:p>
          </table:table-cell>
          <table:table-cell office:value-type="float" office:value="71206" calcext:value-type="float">
            <text:p>71206</text:p>
          </table:table-cell>
          <table:table-cell table:number-columns-repeated="8"/>
        </table:table-row>
        <table:table-row table:style-name="ro1">
          <table:table-cell office:value-type="float" office:value="90951" calcext:value-type="float">
            <text:p>90951</text:p>
          </table:table-cell>
          <table:table-cell office:value-type="float" office:value="71139" calcext:value-type="float">
            <text:p>71139</text:p>
          </table:table-cell>
          <table:table-cell table:number-columns-repeated="8"/>
        </table:table-row>
        <table:table-row table:style-name="ro1">
          <table:table-cell office:value-type="float" office:value="90880" calcext:value-type="float">
            <text:p>90880</text:p>
          </table:table-cell>
          <table:table-cell office:value-type="float" office:value="70977" calcext:value-type="float">
            <text:p>70977</text:p>
          </table:table-cell>
          <table:table-cell table:number-columns-repeated="8"/>
        </table:table-row>
        <table:table-row table:style-name="ro1">
          <table:table-cell office:value-type="float" office:value="90411" calcext:value-type="float">
            <text:p>90411</text:p>
          </table:table-cell>
          <table:table-cell office:value-type="float" office:value="70921" calcext:value-type="float">
            <text:p>70921</text:p>
          </table:table-cell>
          <table:table-cell table:number-columns-repeated="8"/>
        </table:table-row>
        <table:table-row table:style-name="ro1">
          <table:table-cell office:value-type="float" office:value="90307" calcext:value-type="float">
            <text:p>90307</text:p>
          </table:table-cell>
          <table:table-cell office:value-type="float" office:value="70780" calcext:value-type="float">
            <text:p>70780</text:p>
          </table:table-cell>
          <table:table-cell table:number-columns-repeated="8"/>
        </table:table-row>
        <table:table-row table:style-name="ro1">
          <table:table-cell office:value-type="float" office:value="90211" calcext:value-type="float">
            <text:p>90211</text:p>
          </table:table-cell>
          <table:table-cell office:value-type="float" office:value="70314" calcext:value-type="float">
            <text:p>70314</text:p>
          </table:table-cell>
          <table:table-cell table:number-columns-repeated="8"/>
        </table:table-row>
        <table:table-row table:style-name="ro1">
          <table:table-cell office:value-type="float" office:value="90014" calcext:value-type="float">
            <text:p>90014</text:p>
          </table:table-cell>
          <table:table-cell office:value-type="float" office:value="69527" calcext:value-type="float">
            <text:p>69527</text:p>
          </table:table-cell>
          <table:table-cell table:number-columns-repeated="8"/>
        </table:table-row>
        <table:table-row table:style-name="ro1">
          <table:table-cell office:value-type="float" office:value="89952" calcext:value-type="float">
            <text:p>89952</text:p>
          </table:table-cell>
          <table:table-cell office:value-type="float" office:value="69095" calcext:value-type="float">
            <text:p>69095</text:p>
          </table:table-cell>
          <table:table-cell table:number-columns-repeated="8"/>
        </table:table-row>
        <table:table-row table:style-name="ro1">
          <table:table-cell office:value-type="float" office:value="89836" calcext:value-type="float">
            <text:p>89836</text:p>
          </table:table-cell>
          <table:table-cell office:value-type="float" office:value="68941" calcext:value-type="float">
            <text:p>68941</text:p>
          </table:table-cell>
          <table:table-cell table:number-columns-repeated="8"/>
        </table:table-row>
        <table:table-row table:style-name="ro1">
          <table:table-cell office:value-type="float" office:value="89799" calcext:value-type="float">
            <text:p>89799</text:p>
          </table:table-cell>
          <table:table-cell office:value-type="float" office:value="68704" calcext:value-type="float">
            <text:p>68704</text:p>
          </table:table-cell>
          <table:table-cell table:number-columns-repeated="8"/>
        </table:table-row>
        <table:table-row table:style-name="ro1">
          <table:table-cell office:value-type="float" office:value="89683" calcext:value-type="float">
            <text:p>89683</text:p>
          </table:table-cell>
          <table:table-cell office:value-type="float" office:value="68662" calcext:value-type="float">
            <text:p>68662</text:p>
          </table:table-cell>
          <table:table-cell table:number-columns-repeated="8"/>
        </table:table-row>
        <table:table-row table:style-name="ro1">
          <table:table-cell office:value-type="float" office:value="89486" calcext:value-type="float">
            <text:p>89486</text:p>
          </table:table-cell>
          <table:table-cell office:value-type="float" office:value="67866" calcext:value-type="float">
            <text:p>67866</text:p>
          </table:table-cell>
          <table:table-cell table:number-columns-repeated="8"/>
        </table:table-row>
        <table:table-row table:style-name="ro1">
          <table:table-cell office:value-type="float" office:value="89440" calcext:value-type="float">
            <text:p>89440</text:p>
          </table:table-cell>
          <table:table-cell office:value-type="float" office:value="67706" calcext:value-type="float">
            <text:p>67706</text:p>
          </table:table-cell>
          <table:table-cell table:number-columns-repeated="8"/>
        </table:table-row>
        <table:table-row table:style-name="ro1">
          <table:table-cell office:value-type="float" office:value="89364" calcext:value-type="float">
            <text:p>89364</text:p>
          </table:table-cell>
          <table:table-cell office:value-type="float" office:value="67642" calcext:value-type="float">
            <text:p>67642</text:p>
          </table:table-cell>
          <table:table-cell table:number-columns-repeated="8"/>
        </table:table-row>
        <table:table-row table:style-name="ro1">
          <table:table-cell office:value-type="float" office:value="89360" calcext:value-type="float">
            <text:p>89360</text:p>
          </table:table-cell>
          <table:table-cell office:value-type="float" office:value="66974" calcext:value-type="float">
            <text:p>66974</text:p>
          </table:table-cell>
          <table:table-cell table:number-columns-repeated="8"/>
        </table:table-row>
        <table:table-row table:style-name="ro1">
          <table:table-cell office:value-type="float" office:value="89284" calcext:value-type="float">
            <text:p>89284</text:p>
          </table:table-cell>
          <table:table-cell office:value-type="float" office:value="66827" calcext:value-type="float">
            <text:p>66827</text:p>
          </table:table-cell>
          <table:table-cell table:number-columns-repeated="8"/>
        </table:table-row>
        <table:table-row table:style-name="ro1">
          <table:table-cell office:value-type="float" office:value="88897" calcext:value-type="float">
            <text:p>88897</text:p>
          </table:table-cell>
          <table:table-cell office:value-type="float" office:value="66611" calcext:value-type="float">
            <text:p>66611</text:p>
          </table:table-cell>
          <table:table-cell table:number-columns-repeated="8"/>
        </table:table-row>
        <table:table-row table:style-name="ro1">
          <table:table-cell office:value-type="float" office:value="88357" calcext:value-type="float">
            <text:p>88357</text:p>
          </table:table-cell>
          <table:table-cell office:value-type="float" office:value="66367" calcext:value-type="float">
            <text:p>66367</text:p>
          </table:table-cell>
          <table:table-cell table:number-columns-repeated="8"/>
        </table:table-row>
        <table:table-row table:style-name="ro1">
          <table:table-cell office:value-type="float" office:value="88342" calcext:value-type="float">
            <text:p>88342</text:p>
          </table:table-cell>
          <table:table-cell office:value-type="float" office:value="66297" calcext:value-type="float">
            <text:p>66297</text:p>
          </table:table-cell>
          <table:table-cell table:number-columns-repeated="8"/>
        </table:table-row>
        <table:table-row table:style-name="ro1">
          <table:table-cell office:value-type="float" office:value="88290" calcext:value-type="float">
            <text:p>88290</text:p>
          </table:table-cell>
          <table:table-cell office:value-type="float" office:value="66214" calcext:value-type="float">
            <text:p>66214</text:p>
          </table:table-cell>
          <table:table-cell table:number-columns-repeated="8"/>
        </table:table-row>
        <table:table-row table:style-name="ro1">
          <table:table-cell office:value-type="float" office:value="87917" calcext:value-type="float">
            <text:p>87917</text:p>
          </table:table-cell>
          <table:table-cell office:value-type="float" office:value="65846" calcext:value-type="float">
            <text:p>65846</text:p>
          </table:table-cell>
          <table:table-cell table:number-columns-repeated="8"/>
        </table:table-row>
        <table:table-row table:style-name="ro1">
          <table:table-cell office:value-type="float" office:value="87898" calcext:value-type="float">
            <text:p>87898</text:p>
          </table:table-cell>
          <table:table-cell office:value-type="float" office:value="65657" calcext:value-type="float">
            <text:p>65657</text:p>
          </table:table-cell>
          <table:table-cell table:number-columns-repeated="8"/>
        </table:table-row>
        <table:table-row table:style-name="ro1">
          <table:table-cell office:value-type="float" office:value="87696" calcext:value-type="float">
            <text:p>87696</text:p>
          </table:table-cell>
          <table:table-cell office:value-type="float" office:value="65508" calcext:value-type="float">
            <text:p>65508</text:p>
          </table:table-cell>
          <table:table-cell table:number-columns-repeated="8"/>
        </table:table-row>
        <table:table-row table:style-name="ro1">
          <table:table-cell office:value-type="float" office:value="87551" calcext:value-type="float">
            <text:p>87551</text:p>
          </table:table-cell>
          <table:table-cell office:value-type="float" office:value="64921" calcext:value-type="float">
            <text:p>64921</text:p>
          </table:table-cell>
          <table:table-cell table:number-columns-repeated="8"/>
        </table:table-row>
        <table:table-row table:style-name="ro1">
          <table:table-cell office:value-type="float" office:value="87138" calcext:value-type="float">
            <text:p>87138</text:p>
          </table:table-cell>
          <table:table-cell office:value-type="float" office:value="64806" calcext:value-type="float">
            <text:p>64806</text:p>
          </table:table-cell>
          <table:table-cell table:number-columns-repeated="8"/>
        </table:table-row>
        <table:table-row table:style-name="ro1">
          <table:table-cell office:value-type="float" office:value="86769" calcext:value-type="float">
            <text:p>86769</text:p>
          </table:table-cell>
          <table:table-cell office:value-type="float" office:value="64780" calcext:value-type="float">
            <text:p>64780</text:p>
          </table:table-cell>
          <table:table-cell table:number-columns-repeated="8"/>
        </table:table-row>
        <table:table-row table:style-name="ro1">
          <table:table-cell office:value-type="float" office:value="86734" calcext:value-type="float">
            <text:p>86734</text:p>
          </table:table-cell>
          <table:table-cell office:value-type="float" office:value="64603" calcext:value-type="float">
            <text:p>64603</text:p>
          </table:table-cell>
          <table:table-cell table:number-columns-repeated="8"/>
        </table:table-row>
        <table:table-row table:style-name="ro1">
          <table:table-cell office:value-type="float" office:value="86023" calcext:value-type="float">
            <text:p>86023</text:p>
          </table:table-cell>
          <table:table-cell office:value-type="float" office:value="64396" calcext:value-type="float">
            <text:p>64396</text:p>
          </table:table-cell>
          <table:table-cell table:number-columns-repeated="8"/>
        </table:table-row>
        <table:table-row table:style-name="ro1">
          <table:table-cell office:value-type="float" office:value="85771" calcext:value-type="float">
            <text:p>85771</text:p>
          </table:table-cell>
          <table:table-cell office:value-type="float" office:value="64346" calcext:value-type="float">
            <text:p>64346</text:p>
          </table:table-cell>
          <table:table-cell table:number-columns-repeated="8"/>
        </table:table-row>
        <table:table-row table:style-name="ro1">
          <table:table-cell office:value-type="float" office:value="85665" calcext:value-type="float">
            <text:p>85665</text:p>
          </table:table-cell>
          <table:table-cell office:value-type="float" office:value="64028" calcext:value-type="float">
            <text:p>64028</text:p>
          </table:table-cell>
          <table:table-cell table:number-columns-repeated="8"/>
        </table:table-row>
        <table:table-row table:style-name="ro1">
          <table:table-cell office:value-type="float" office:value="85468" calcext:value-type="float">
            <text:p>85468</text:p>
          </table:table-cell>
          <table:table-cell office:value-type="float" office:value="63403" calcext:value-type="float">
            <text:p>63403</text:p>
          </table:table-cell>
          <table:table-cell table:number-columns-repeated="8"/>
        </table:table-row>
        <table:table-row table:style-name="ro1">
          <table:table-cell office:value-type="float" office:value="85353" calcext:value-type="float">
            <text:p>85353</text:p>
          </table:table-cell>
          <table:table-cell office:value-type="float" office:value="63393" calcext:value-type="float">
            <text:p>63393</text:p>
          </table:table-cell>
          <table:table-cell table:number-columns-repeated="8"/>
        </table:table-row>
        <table:table-row table:style-name="ro1">
          <table:table-cell office:value-type="float" office:value="84814" calcext:value-type="float">
            <text:p>84814</text:p>
          </table:table-cell>
          <table:table-cell office:value-type="float" office:value="63392" calcext:value-type="float">
            <text:p>63392</text:p>
          </table:table-cell>
          <table:table-cell table:number-columns-repeated="8"/>
        </table:table-row>
        <table:table-row table:style-name="ro1">
          <table:table-cell office:value-type="float" office:value="84514" calcext:value-type="float">
            <text:p>84514</text:p>
          </table:table-cell>
          <table:table-cell office:value-type="float" office:value="63374" calcext:value-type="float">
            <text:p>63374</text:p>
          </table:table-cell>
          <table:table-cell table:number-columns-repeated="8"/>
        </table:table-row>
        <table:table-row table:style-name="ro1">
          <table:table-cell office:value-type="float" office:value="84390" calcext:value-type="float">
            <text:p>84390</text:p>
          </table:table-cell>
          <table:table-cell office:value-type="float" office:value="62591" calcext:value-type="float">
            <text:p>62591</text:p>
          </table:table-cell>
          <table:table-cell table:number-columns-repeated="8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float" office:value="62328" calcext:value-type="float">
            <text:p>62328</text:p>
          </table:table-cell>
          <table:table-cell table:number-columns-repeated="8"/>
        </table:table-row>
        <table:table-row table:style-name="ro1">
          <table:table-cell office:value-type="float" office:value="83027" calcext:value-type="float">
            <text:p>83027</text:p>
          </table:table-cell>
          <table:table-cell office:value-type="float" office:value="61570" calcext:value-type="float">
            <text:p>61570</text:p>
          </table:table-cell>
          <table:table-cell table:number-columns-repeated="8"/>
        </table:table-row>
        <table:table-row table:style-name="ro1">
          <table:table-cell office:value-type="float" office:value="82199" calcext:value-type="float">
            <text:p>82199</text:p>
          </table:table-cell>
          <table:table-cell office:value-type="float" office:value="61383" calcext:value-type="float">
            <text:p>61383</text:p>
          </table:table-cell>
          <table:table-cell table:number-columns-repeated="8"/>
        </table:table-row>
        <table:table-row table:style-name="ro1">
          <table:table-cell office:value-type="float" office:value="81970" calcext:value-type="float">
            <text:p>81970</text:p>
          </table:table-cell>
          <table:table-cell office:value-type="float" office:value="60982" calcext:value-type="float">
            <text:p>60982</text:p>
          </table:table-cell>
          <table:table-cell table:number-columns-repeated="8"/>
        </table:table-row>
        <table:table-row table:style-name="ro1">
          <table:table-cell office:value-type="float" office:value="81924" calcext:value-type="float">
            <text:p>81924</text:p>
          </table:table-cell>
          <table:table-cell office:value-type="float" office:value="60800" calcext:value-type="float">
            <text:p>60800</text:p>
          </table:table-cell>
          <table:table-cell table:number-columns-repeated="8"/>
        </table:table-row>
        <table:table-row table:style-name="ro1">
          <table:table-cell office:value-type="float" office:value="81597" calcext:value-type="float">
            <text:p>81597</text:p>
          </table:table-cell>
          <table:table-cell office:value-type="float" office:value="60691" calcext:value-type="float">
            <text:p>60691</text:p>
          </table:table-cell>
          <table:table-cell table:number-columns-repeated="8"/>
        </table:table-row>
        <table:table-row table:style-name="ro1">
          <table:table-cell office:value-type="float" office:value="81436" calcext:value-type="float">
            <text:p>81436</text:p>
          </table:table-cell>
          <table:table-cell office:value-type="float" office:value="60561" calcext:value-type="float">
            <text:p>60561</text:p>
          </table:table-cell>
          <table:table-cell table:number-columns-repeated="8"/>
        </table:table-row>
        <table:table-row table:style-name="ro1">
          <table:table-cell office:value-type="float" office:value="80567" calcext:value-type="float">
            <text:p>80567</text:p>
          </table:table-cell>
          <table:table-cell office:value-type="float" office:value="59978" calcext:value-type="float">
            <text:p>59978</text:p>
          </table:table-cell>
          <table:table-cell table:number-columns-repeated="8"/>
        </table:table-row>
        <table:table-row table:style-name="ro1">
          <table:table-cell office:value-type="float" office:value="80180" calcext:value-type="float">
            <text:p>80180</text:p>
          </table:table-cell>
          <table:table-cell office:value-type="float" office:value="59854" calcext:value-type="float">
            <text:p>59854</text:p>
          </table:table-cell>
          <table:table-cell table:number-columns-repeated="8"/>
        </table:table-row>
        <table:table-row table:style-name="ro1">
          <table:table-cell office:value-type="float" office:value="80084" calcext:value-type="float">
            <text:p>80084</text:p>
          </table:table-cell>
          <table:table-cell office:value-type="float" office:value="59757" calcext:value-type="float">
            <text:p>59757</text:p>
          </table:table-cell>
          <table:table-cell table:number-columns-repeated="8"/>
        </table:table-row>
        <table:table-row table:style-name="ro1">
          <table:table-cell office:value-type="float" office:value="79824" calcext:value-type="float">
            <text:p>79824</text:p>
          </table:table-cell>
          <table:table-cell office:value-type="float" office:value="59349" calcext:value-type="float">
            <text:p>59349</text:p>
          </table:table-cell>
          <table:table-cell table:number-columns-repeated="8"/>
        </table:table-row>
        <table:table-row table:style-name="ro1">
          <table:table-cell office:value-type="float" office:value="79797" calcext:value-type="float">
            <text:p>79797</text:p>
          </table:table-cell>
          <table:table-cell office:value-type="float" office:value="59212" calcext:value-type="float">
            <text:p>59212</text:p>
          </table:table-cell>
          <table:table-cell table:number-columns-repeated="8"/>
        </table:table-row>
        <table:table-row table:style-name="ro1">
          <table:table-cell office:value-type="float" office:value="79405" calcext:value-type="float">
            <text:p>79405</text:p>
          </table:table-cell>
          <table:table-cell office:value-type="float" office:value="59179" calcext:value-type="float">
            <text:p>59179</text:p>
          </table:table-cell>
          <table:table-cell table:number-columns-repeated="8"/>
        </table:table-row>
        <table:table-row table:style-name="ro1">
          <table:table-cell office:value-type="float" office:value="79207" calcext:value-type="float">
            <text:p>79207</text:p>
          </table:table-cell>
          <table:table-cell office:value-type="float" office:value="58849" calcext:value-type="float">
            <text:p>58849</text:p>
          </table:table-cell>
          <table:table-cell table:number-columns-repeated="8"/>
        </table:table-row>
        <table:table-row table:style-name="ro1">
          <table:table-cell office:value-type="float" office:value="79207" calcext:value-type="float">
            <text:p>79207</text:p>
          </table:table-cell>
          <table:table-cell office:value-type="float" office:value="58588" calcext:value-type="float">
            <text:p>58588</text:p>
          </table:table-cell>
          <table:table-cell table:number-columns-repeated="8"/>
        </table:table-row>
        <table:table-row table:style-name="ro1">
          <table:table-cell office:value-type="float" office:value="79015" calcext:value-type="float">
            <text:p>79015</text:p>
          </table:table-cell>
          <table:table-cell office:value-type="float" office:value="57747" calcext:value-type="float">
            <text:p>57747</text:p>
          </table:table-cell>
          <table:table-cell table:number-columns-repeated="8"/>
        </table:table-row>
        <table:table-row table:style-name="ro1">
          <table:table-cell office:value-type="float" office:value="78625" calcext:value-type="float">
            <text:p>78625</text:p>
          </table:table-cell>
          <table:table-cell office:value-type="float" office:value="57341" calcext:value-type="float">
            <text:p>57341</text:p>
          </table:table-cell>
          <table:table-cell table:number-columns-repeated="8"/>
        </table:table-row>
        <table:table-row table:style-name="ro1">
          <table:table-cell office:value-type="float" office:value="78454" calcext:value-type="float">
            <text:p>78454</text:p>
          </table:table-cell>
          <table:table-cell office:value-type="float" office:value="57162" calcext:value-type="float">
            <text:p>57162</text:p>
          </table:table-cell>
          <table:table-cell table:number-columns-repeated="8"/>
        </table:table-row>
        <table:table-row table:style-name="ro1">
          <table:table-cell office:value-type="float" office:value="78447" calcext:value-type="float">
            <text:p>78447</text:p>
          </table:table-cell>
          <table:table-cell office:value-type="float" office:value="56974" calcext:value-type="float">
            <text:p>56974</text:p>
          </table:table-cell>
          <table:table-cell table:number-columns-repeated="8"/>
        </table:table-row>
        <table:table-row table:style-name="ro1">
          <table:table-cell office:value-type="float" office:value="78365" calcext:value-type="float">
            <text:p>78365</text:p>
          </table:table-cell>
          <table:table-cell office:value-type="float" office:value="56725" calcext:value-type="float">
            <text:p>56725</text:p>
          </table:table-cell>
          <table:table-cell table:number-columns-repeated="8"/>
        </table:table-row>
        <table:table-row table:style-name="ro1">
          <table:table-cell office:value-type="float" office:value="77244" calcext:value-type="float">
            <text:p>77244</text:p>
          </table:table-cell>
          <table:table-cell office:value-type="float" office:value="56396" calcext:value-type="float">
            <text:p>56396</text:p>
          </table:table-cell>
          <table:table-cell table:number-columns-repeated="8"/>
        </table:table-row>
        <table:table-row table:style-name="ro1">
          <table:table-cell office:value-type="float" office:value="77198" calcext:value-type="float">
            <text:p>77198</text:p>
          </table:table-cell>
          <table:table-cell office:value-type="float" office:value="56349" calcext:value-type="float">
            <text:p>56349</text:p>
          </table:table-cell>
          <table:table-cell table:number-columns-repeated="8"/>
        </table:table-row>
        <table:table-row table:style-name="ro1">
          <table:table-cell office:value-type="float" office:value="77006" calcext:value-type="float">
            <text:p>77006</text:p>
          </table:table-cell>
          <table:table-cell office:value-type="float" office:value="56307" calcext:value-type="float">
            <text:p>56307</text:p>
          </table:table-cell>
          <table:table-cell table:number-columns-repeated="8"/>
        </table:table-row>
        <table:table-row table:style-name="ro1">
          <table:table-cell office:value-type="float" office:value="76640" calcext:value-type="float">
            <text:p>76640</text:p>
          </table:table-cell>
          <table:table-cell office:value-type="float" office:value="56089" calcext:value-type="float">
            <text:p>56089</text:p>
          </table:table-cell>
          <table:table-cell table:number-columns-repeated="8"/>
        </table:table-row>
        <table:table-row table:style-name="ro1">
          <table:table-cell office:value-type="float" office:value="76309" calcext:value-type="float">
            <text:p>76309</text:p>
          </table:table-cell>
          <table:table-cell office:value-type="float" office:value="54582" calcext:value-type="float">
            <text:p>54582</text:p>
          </table:table-cell>
          <table:table-cell table:number-columns-repeated="8"/>
        </table:table-row>
        <table:table-row table:style-name="ro1">
          <table:table-cell office:value-type="float" office:value="76134" calcext:value-type="float">
            <text:p>76134</text:p>
          </table:table-cell>
          <table:table-cell office:value-type="float" office:value="54408" calcext:value-type="float">
            <text:p>54408</text:p>
          </table:table-cell>
          <table:table-cell table:number-columns-repeated="8"/>
        </table:table-row>
        <table:table-row table:style-name="ro1">
          <table:table-cell office:value-type="float" office:value="76053" calcext:value-type="float">
            <text:p>76053</text:p>
          </table:table-cell>
          <table:table-cell office:value-type="float" office:value="54328" calcext:value-type="float">
            <text:p>54328</text:p>
          </table:table-cell>
          <table:table-cell table:number-columns-repeated="8"/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float" office:value="54025" calcext:value-type="float">
            <text:p>54025</text:p>
          </table:table-cell>
          <table:table-cell table:number-columns-repeated="8"/>
        </table:table-row>
        <table:table-row table:style-name="ro1">
          <table:table-cell office:value-type="float" office:value="75288" calcext:value-type="float">
            <text:p>75288</text:p>
          </table:table-cell>
          <table:table-cell office:value-type="float" office:value="53984" calcext:value-type="float">
            <text:p>53984</text:p>
          </table:table-cell>
          <table:table-cell table:number-columns-repeated="8"/>
        </table:table-row>
        <table:table-row table:style-name="ro1">
          <table:table-cell office:value-type="float" office:value="75268" calcext:value-type="float">
            <text:p>75268</text:p>
          </table:table-cell>
          <table:table-cell office:value-type="float" office:value="53930" calcext:value-type="float">
            <text:p>53930</text:p>
          </table:table-cell>
          <table:table-cell table:number-columns-repeated="8"/>
        </table:table-row>
        <table:table-row table:style-name="ro1">
          <table:table-cell office:value-type="float" office:value="75206" calcext:value-type="float">
            <text:p>75206</text:p>
          </table:table-cell>
          <table:table-cell office:value-type="float" office:value="53733" calcext:value-type="float">
            <text:p>53733</text:p>
          </table:table-cell>
          <table:table-cell table:number-columns-repeated="8"/>
        </table:table-row>
        <table:table-row table:style-name="ro1">
          <table:table-cell office:value-type="float" office:value="75201" calcext:value-type="float">
            <text:p>75201</text:p>
          </table:table-cell>
          <table:table-cell office:value-type="float" office:value="53208" calcext:value-type="float">
            <text:p>53208</text:p>
          </table:table-cell>
          <table:table-cell table:number-columns-repeated="8"/>
        </table:table-row>
        <table:table-row table:style-name="ro1">
          <table:table-cell office:value-type="float" office:value="74984" calcext:value-type="float">
            <text:p>74984</text:p>
          </table:table-cell>
          <table:table-cell office:value-type="float" office:value="53172" calcext:value-type="float">
            <text:p>53172</text:p>
          </table:table-cell>
          <table:table-cell table:number-columns-repeated="8"/>
        </table:table-row>
        <table:table-row table:style-name="ro1">
          <table:table-cell office:value-type="float" office:value="74869" calcext:value-type="float">
            <text:p>74869</text:p>
          </table:table-cell>
          <table:table-cell office:value-type="float" office:value="53129" calcext:value-type="float">
            <text:p>53129</text:p>
          </table:table-cell>
          <table:table-cell table:number-columns-repeated="8"/>
        </table:table-row>
        <table:table-row table:style-name="ro1">
          <table:table-cell office:value-type="float" office:value="74559" calcext:value-type="float">
            <text:p>74559</text:p>
          </table:table-cell>
          <table:table-cell office:value-type="float" office:value="52916" calcext:value-type="float">
            <text:p>52916</text:p>
          </table:table-cell>
          <table:table-cell table:number-columns-repeated="8"/>
        </table:table-row>
        <table:table-row table:style-name="ro1">
          <table:table-cell office:value-type="float" office:value="74142" calcext:value-type="float">
            <text:p>74142</text:p>
          </table:table-cell>
          <table:table-cell office:value-type="float" office:value="52707" calcext:value-type="float">
            <text:p>52707</text:p>
          </table:table-cell>
          <table:table-cell table:number-columns-repeated="8"/>
        </table:table-row>
        <table:table-row table:style-name="ro1">
          <table:table-cell office:value-type="float" office:value="74113" calcext:value-type="float">
            <text:p>74113</text:p>
          </table:table-cell>
          <table:table-cell office:value-type="float" office:value="52036" calcext:value-type="float">
            <text:p>52036</text:p>
          </table:table-cell>
          <table:table-cell table:number-columns-repeated="8"/>
        </table:table-row>
        <table:table-row table:style-name="ro1">
          <table:table-cell office:value-type="float" office:value="73857" calcext:value-type="float">
            <text:p>73857</text:p>
          </table:table-cell>
          <table:table-cell office:value-type="float" office:value="51902" calcext:value-type="float">
            <text:p>51902</text:p>
          </table:table-cell>
          <table:table-cell table:number-columns-repeated="8"/>
        </table:table-row>
        <table:table-row table:style-name="ro1">
          <table:table-cell office:value-type="float" office:value="73256" calcext:value-type="float">
            <text:p>73256</text:p>
          </table:table-cell>
          <table:table-cell office:value-type="float" office:value="51233" calcext:value-type="float">
            <text:p>51233</text:p>
          </table:table-cell>
          <table:table-cell table:number-columns-repeated="8"/>
        </table:table-row>
        <table:table-row table:style-name="ro1">
          <table:table-cell office:value-type="float" office:value="72654" calcext:value-type="float">
            <text:p>72654</text:p>
          </table:table-cell>
          <table:table-cell office:value-type="float" office:value="51215" calcext:value-type="float">
            <text:p>51215</text:p>
          </table:table-cell>
          <table:table-cell table:number-columns-repeated="8"/>
        </table:table-row>
        <table:table-row table:style-name="ro1">
          <table:table-cell office:value-type="float" office:value="72649" calcext:value-type="float">
            <text:p>72649</text:p>
          </table:table-cell>
          <table:table-cell office:value-type="float" office:value="50926" calcext:value-type="float">
            <text:p>50926</text:p>
          </table:table-cell>
          <table:table-cell table:number-columns-repeated="8"/>
        </table:table-row>
        <table:table-row table:style-name="ro1">
          <table:table-cell office:value-type="float" office:value="72274" calcext:value-type="float">
            <text:p>72274</text:p>
          </table:table-cell>
          <table:table-cell office:value-type="float" office:value="50918" calcext:value-type="float">
            <text:p>50918</text:p>
          </table:table-cell>
          <table:table-cell table:number-columns-repeated="8"/>
        </table:table-row>
        <table:table-row table:style-name="ro1">
          <table:table-cell office:value-type="float" office:value="72146" calcext:value-type="float">
            <text:p>72146</text:p>
          </table:table-cell>
          <table:table-cell office:value-type="float" office:value="50499" calcext:value-type="float">
            <text:p>50499</text:p>
          </table:table-cell>
          <table:table-cell table:number-columns-repeated="8"/>
        </table:table-row>
        <table:table-row table:style-name="ro1">
          <table:table-cell office:value-type="float" office:value="72109" calcext:value-type="float">
            <text:p>72109</text:p>
          </table:table-cell>
          <table:table-cell office:value-type="float" office:value="50438" calcext:value-type="float">
            <text:p>50438</text:p>
          </table:table-cell>
          <table:table-cell table:number-columns-repeated="8"/>
        </table:table-row>
        <table:table-row table:style-name="ro1">
          <table:table-cell office:value-type="float" office:value="71796" calcext:value-type="float">
            <text:p>71796</text:p>
          </table:table-cell>
          <table:table-cell office:value-type="float" office:value="50001" calcext:value-type="float">
            <text:p>50001</text:p>
          </table:table-cell>
          <table:table-cell table:number-columns-repeated="8"/>
        </table:table-row>
        <table:table-row table:style-name="ro1">
          <table:table-cell office:value-type="float" office:value="71480" calcext:value-type="float">
            <text:p>71480</text:p>
          </table:table-cell>
          <table:table-cell office:value-type="float" office:value="49960" calcext:value-type="float">
            <text:p>49960</text:p>
          </table:table-cell>
          <table:table-cell table:number-columns-repeated="8"/>
        </table:table-row>
        <table:table-row table:style-name="ro1">
          <table:table-cell office:value-type="float" office:value="71309" calcext:value-type="float">
            <text:p>71309</text:p>
          </table:table-cell>
          <table:table-cell office:value-type="float" office:value="49791" calcext:value-type="float">
            <text:p>49791</text:p>
          </table:table-cell>
          <table:table-cell table:number-columns-repeated="8"/>
        </table:table-row>
        <table:table-row table:style-name="ro1">
          <table:table-cell office:value-type="float" office:value="70966" calcext:value-type="float">
            <text:p>70966</text:p>
          </table:table-cell>
          <table:table-cell office:value-type="float" office:value="48972" calcext:value-type="float">
            <text:p>48972</text:p>
          </table:table-cell>
          <table:table-cell table:number-columns-repeated="8"/>
        </table:table-row>
        <table:table-row table:style-name="ro1">
          <table:table-cell office:value-type="float" office:value="69310" calcext:value-type="float">
            <text:p>69310</text:p>
          </table:table-cell>
          <table:table-cell office:value-type="float" office:value="48364" calcext:value-type="float">
            <text:p>48364</text:p>
          </table:table-cell>
          <table:table-cell table:number-columns-repeated="8"/>
        </table:table-row>
        <table:table-row table:style-name="ro1">
          <table:table-cell office:value-type="float" office:value="69253" calcext:value-type="float">
            <text:p>69253</text:p>
          </table:table-cell>
          <table:table-cell office:value-type="float" office:value="48352" calcext:value-type="float">
            <text:p>48352</text:p>
          </table:table-cell>
          <table:table-cell table:number-columns-repeated="8"/>
        </table:table-row>
        <table:table-row table:style-name="ro1">
          <table:table-cell office:value-type="float" office:value="68975" calcext:value-type="float">
            <text:p>68975</text:p>
          </table:table-cell>
          <table:table-cell office:value-type="float" office:value="48287" calcext:value-type="float">
            <text:p>48287</text:p>
          </table:table-cell>
          <table:table-cell table:number-columns-repeated="8"/>
        </table:table-row>
        <table:table-row table:style-name="ro1">
          <table:table-cell office:value-type="float" office:value="68440" calcext:value-type="float">
            <text:p>68440</text:p>
          </table:table-cell>
          <table:table-cell office:value-type="float" office:value="47724" calcext:value-type="float">
            <text:p>47724</text:p>
          </table:table-cell>
          <table:table-cell table:number-columns-repeated="8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47385" calcext:value-type="float">
            <text:p>47385</text:p>
          </table:table-cell>
          <table:table-cell table:number-columns-repeated="8"/>
        </table:table-row>
        <table:table-row table:style-name="ro1">
          <table:table-cell office:value-type="float" office:value="68108" calcext:value-type="float">
            <text:p>68108</text:p>
          </table:table-cell>
          <table:table-cell office:value-type="float" office:value="46930" calcext:value-type="float">
            <text:p>46930</text:p>
          </table:table-cell>
          <table:table-cell table:number-columns-repeated="8"/>
        </table:table-row>
        <table:table-row table:style-name="ro1">
          <table:table-cell office:value-type="float" office:value="67699" calcext:value-type="float">
            <text:p>67699</text:p>
          </table:table-cell>
          <table:table-cell office:value-type="float" office:value="46917" calcext:value-type="float">
            <text:p>46917</text:p>
          </table:table-cell>
          <table:table-cell table:number-columns-repeated="8"/>
        </table:table-row>
        <table:table-row table:style-name="ro1">
          <table:table-cell office:value-type="float" office:value="67072" calcext:value-type="float">
            <text:p>67072</text:p>
          </table:table-cell>
          <table:table-cell office:value-type="float" office:value="46790" calcext:value-type="float">
            <text:p>46790</text:p>
          </table:table-cell>
          <table:table-cell table:number-columns-repeated="8"/>
        </table:table-row>
        <table:table-row table:style-name="ro1">
          <table:table-cell office:value-type="float" office:value="66917" calcext:value-type="float">
            <text:p>66917</text:p>
          </table:table-cell>
          <table:table-cell office:value-type="float" office:value="45707" calcext:value-type="float">
            <text:p>45707</text:p>
          </table:table-cell>
          <table:table-cell table:number-columns-repeated="8"/>
        </table:table-row>
        <table:table-row table:style-name="ro1">
          <table:table-cell office:value-type="float" office:value="66841" calcext:value-type="float">
            <text:p>66841</text:p>
          </table:table-cell>
          <table:table-cell office:value-type="float" office:value="45674" calcext:value-type="float">
            <text:p>45674</text:p>
          </table:table-cell>
          <table:table-cell table:number-columns-repeated="8"/>
        </table:table-row>
        <table:table-row table:style-name="ro1">
          <table:table-cell office:value-type="float" office:value="66767" calcext:value-type="float">
            <text:p>66767</text:p>
          </table:table-cell>
          <table:table-cell office:value-type="float" office:value="45614" calcext:value-type="float">
            <text:p>45614</text:p>
          </table:table-cell>
          <table:table-cell table:number-columns-repeated="8"/>
        </table:table-row>
        <table:table-row table:style-name="ro1">
          <table:table-cell office:value-type="float" office:value="66470" calcext:value-type="float">
            <text:p>66470</text:p>
          </table:table-cell>
          <table:table-cell office:value-type="float" office:value="45338" calcext:value-type="float">
            <text:p>45338</text:p>
          </table:table-cell>
          <table:table-cell table:number-columns-repeated="8"/>
        </table:table-row>
        <table:table-row table:style-name="ro1">
          <table:table-cell office:value-type="float" office:value="66280" calcext:value-type="float">
            <text:p>66280</text:p>
          </table:table-cell>
          <table:table-cell office:value-type="float" office:value="45309" calcext:value-type="float">
            <text:p>45309</text:p>
          </table:table-cell>
          <table:table-cell table:number-columns-repeated="8"/>
        </table:table-row>
        <table:table-row table:style-name="ro1">
          <table:table-cell office:value-type="float" office:value="66139" calcext:value-type="float">
            <text:p>66139</text:p>
          </table:table-cell>
          <table:table-cell office:value-type="float" office:value="45003" calcext:value-type="float">
            <text:p>45003</text:p>
          </table:table-cell>
          <table:table-cell table:number-columns-repeated="8"/>
        </table:table-row>
        <table:table-row table:style-name="ro1">
          <table:table-cell office:value-type="float" office:value="65307" calcext:value-type="float">
            <text:p>65307</text:p>
          </table:table-cell>
          <table:table-cell office:value-type="float" office:value="44488" calcext:value-type="float">
            <text:p>44488</text:p>
          </table:table-cell>
          <table:table-cell table:number-columns-repeated="8"/>
        </table:table-row>
        <table:table-row table:style-name="ro1">
          <table:table-cell office:value-type="float" office:value="65203" calcext:value-type="float">
            <text:p>65203</text:p>
          </table:table-cell>
          <table:table-cell office:value-type="float" office:value="44341" calcext:value-type="float">
            <text:p>44341</text:p>
          </table:table-cell>
          <table:table-cell table:number-columns-repeated="8"/>
        </table:table-row>
        <table:table-row table:style-name="ro1">
          <table:table-cell office:value-type="float" office:value="65137" calcext:value-type="float">
            <text:p>65137</text:p>
          </table:table-cell>
          <table:table-cell office:value-type="float" office:value="44056" calcext:value-type="float">
            <text:p>44056</text:p>
          </table:table-cell>
          <table:table-cell table:number-columns-repeated="8"/>
        </table:table-row>
        <table:table-row table:style-name="ro1">
          <table:table-cell office:value-type="float" office:value="65125" calcext:value-type="float">
            <text:p>65125</text:p>
          </table:table-cell>
          <table:table-cell office:value-type="float" office:value="43912" calcext:value-type="float">
            <text:p>43912</text:p>
          </table:table-cell>
          <table:table-cell table:number-columns-repeated="8"/>
        </table:table-row>
        <table:table-row table:style-name="ro1">
          <table:table-cell office:value-type="float" office:value="65071" calcext:value-type="float">
            <text:p>65071</text:p>
          </table:table-cell>
          <table:table-cell office:value-type="float" office:value="43485" calcext:value-type="float">
            <text:p>43485</text:p>
          </table:table-cell>
          <table:table-cell table:number-columns-repeated="8"/>
        </table:table-row>
        <table:table-row table:style-name="ro1">
          <table:table-cell office:value-type="float" office:value="64775" calcext:value-type="float">
            <text:p>64775</text:p>
          </table:table-cell>
          <table:table-cell office:value-type="float" office:value="43484" calcext:value-type="float">
            <text:p>43484</text:p>
          </table:table-cell>
          <table:table-cell table:number-columns-repeated="8"/>
        </table:table-row>
        <table:table-row table:style-name="ro1">
          <table:table-cell office:value-type="float" office:value="64336" calcext:value-type="float">
            <text:p>64336</text:p>
          </table:table-cell>
          <table:table-cell office:value-type="float" office:value="43423" calcext:value-type="float">
            <text:p>43423</text:p>
          </table:table-cell>
          <table:table-cell table:number-columns-repeated="8"/>
        </table:table-row>
        <table:table-row table:style-name="ro1">
          <table:table-cell office:value-type="float" office:value="64233" calcext:value-type="float">
            <text:p>64233</text:p>
          </table:table-cell>
          <table:table-cell office:value-type="float" office:value="42635" calcext:value-type="float">
            <text:p>42635</text:p>
          </table:table-cell>
          <table:table-cell table:number-columns-repeated="8"/>
        </table:table-row>
        <table:table-row table:style-name="ro1">
          <table:table-cell office:value-type="float" office:value="64067" calcext:value-type="float">
            <text:p>64067</text:p>
          </table:table-cell>
          <table:table-cell office:value-type="float" office:value="42294" calcext:value-type="float">
            <text:p>42294</text:p>
          </table:table-cell>
          <table:table-cell table:number-columns-repeated="8"/>
        </table:table-row>
        <table:table-row table:style-name="ro1">
          <table:table-cell office:value-type="float" office:value="64038" calcext:value-type="float">
            <text:p>64038</text:p>
          </table:table-cell>
          <table:table-cell office:value-type="float" office:value="41845" calcext:value-type="float">
            <text:p>41845</text:p>
          </table:table-cell>
          <table:table-cell table:number-columns-repeated="8"/>
        </table:table-row>
        <table:table-row table:style-name="ro1">
          <table:table-cell office:value-type="float" office:value="63695" calcext:value-type="float">
            <text:p>63695</text:p>
          </table:table-cell>
          <table:table-cell office:value-type="float" office:value="41718" calcext:value-type="float">
            <text:p>41718</text:p>
          </table:table-cell>
          <table:table-cell table:number-columns-repeated="8"/>
        </table:table-row>
        <table:table-row table:style-name="ro1">
          <table:table-cell office:value-type="float" office:value="63275" calcext:value-type="float">
            <text:p>63275</text:p>
          </table:table-cell>
          <table:table-cell office:value-type="float" office:value="41560" calcext:value-type="float">
            <text:p>41560</text:p>
          </table:table-cell>
          <table:table-cell table:number-columns-repeated="8"/>
        </table:table-row>
        <table:table-row table:style-name="ro1">
          <table:table-cell office:value-type="float" office:value="63048" calcext:value-type="float">
            <text:p>63048</text:p>
          </table:table-cell>
          <table:table-cell office:value-type="float" office:value="41560" calcext:value-type="float">
            <text:p>41560</text:p>
          </table:table-cell>
          <table:table-cell table:number-columns-repeated="8"/>
        </table:table-row>
        <table:table-row table:style-name="ro1">
          <table:table-cell office:value-type="float" office:value="62841" calcext:value-type="float">
            <text:p>62841</text:p>
          </table:table-cell>
          <table:table-cell office:value-type="float" office:value="41493" calcext:value-type="float">
            <text:p>41493</text:p>
          </table:table-cell>
          <table:table-cell table:number-columns-repeated="8"/>
        </table:table-row>
        <table:table-row table:style-name="ro1">
          <table:table-cell office:value-type="float" office:value="62792" calcext:value-type="float">
            <text:p>62792</text:p>
          </table:table-cell>
          <table:table-cell office:value-type="float" office:value="41486" calcext:value-type="float">
            <text:p>41486</text:p>
          </table:table-cell>
          <table:table-cell table:number-columns-repeated="8"/>
        </table:table-row>
        <table:table-row table:style-name="ro1">
          <table:table-cell office:value-type="float" office:value="62711" calcext:value-type="float">
            <text:p>62711</text:p>
          </table:table-cell>
          <table:table-cell office:value-type="float" office:value="40912" calcext:value-type="float">
            <text:p>40912</text:p>
          </table:table-cell>
          <table:table-cell table:number-columns-repeated="8"/>
        </table:table-row>
        <table:table-row table:style-name="ro1">
          <table:table-cell office:value-type="float" office:value="62672" calcext:value-type="float">
            <text:p>62672</text:p>
          </table:table-cell>
          <table:table-cell office:value-type="float" office:value="40340" calcext:value-type="float">
            <text:p>40340</text:p>
          </table:table-cell>
          <table:table-cell table:number-columns-repeated="8"/>
        </table:table-row>
        <table:table-row table:style-name="ro1">
          <table:table-cell office:value-type="float" office:value="62634" calcext:value-type="float">
            <text:p>62634</text:p>
          </table:table-cell>
          <table:table-cell office:value-type="float" office:value="40144" calcext:value-type="float">
            <text:p>40144</text:p>
          </table:table-cell>
          <table:table-cell table:number-columns-repeated="8"/>
        </table:table-row>
        <table:table-row table:style-name="ro1">
          <table:table-cell office:value-type="float" office:value="62553" calcext:value-type="float">
            <text:p>62553</text:p>
          </table:table-cell>
          <table:table-cell office:value-type="float" office:value="40046" calcext:value-type="float">
            <text:p>40046</text:p>
          </table:table-cell>
          <table:table-cell table:number-columns-repeated="8"/>
        </table:table-row>
        <table:table-row table:style-name="ro1">
          <table:table-cell office:value-type="float" office:value="62499" calcext:value-type="float">
            <text:p>62499</text:p>
          </table:table-cell>
          <table:table-cell office:value-type="float" office:value="39707" calcext:value-type="float">
            <text:p>39707</text:p>
          </table:table-cell>
          <table:table-cell table:number-columns-repeated="8"/>
        </table:table-row>
        <table:table-row table:style-name="ro1">
          <table:table-cell office:value-type="float" office:value="62161" calcext:value-type="float">
            <text:p>62161</text:p>
          </table:table-cell>
          <table:table-cell office:value-type="float" office:value="38503" calcext:value-type="float">
            <text:p>38503</text:p>
          </table:table-cell>
          <table:table-cell table:number-columns-repeated="8"/>
        </table:table-row>
        <table:table-row table:style-name="ro1">
          <table:table-cell office:value-type="float" office:value="61782" calcext:value-type="float">
            <text:p>61782</text:p>
          </table:table-cell>
          <table:table-cell office:value-type="float" office:value="37852" calcext:value-type="float">
            <text:p>37852</text:p>
          </table:table-cell>
          <table:table-cell table:number-columns-repeated="8"/>
        </table:table-row>
        <table:table-row table:style-name="ro1">
          <table:table-cell office:value-type="float" office:value="61451" calcext:value-type="float">
            <text:p>61451</text:p>
          </table:table-cell>
          <table:table-cell office:value-type="float" office:value="37448" calcext:value-type="float">
            <text:p>37448</text:p>
          </table:table-cell>
          <table:table-cell table:number-columns-repeated="8"/>
        </table:table-row>
        <table:table-row table:style-name="ro1">
          <table:table-cell office:value-type="float" office:value="61269" calcext:value-type="float">
            <text:p>61269</text:p>
          </table:table-cell>
          <table:table-cell office:value-type="float" office:value="37136" calcext:value-type="float">
            <text:p>37136</text:p>
          </table:table-cell>
          <table:table-cell table:number-columns-repeated="8"/>
        </table:table-row>
        <table:table-row table:style-name="ro1">
          <table:table-cell office:value-type="float" office:value="61069" calcext:value-type="float">
            <text:p>61069</text:p>
          </table:table-cell>
          <table:table-cell office:value-type="float" office:value="37135" calcext:value-type="float">
            <text:p>37135</text:p>
          </table:table-cell>
          <table:table-cell table:number-columns-repeated="8"/>
        </table:table-row>
        <table:table-row table:style-name="ro1">
          <table:table-cell office:value-type="float" office:value="60976" calcext:value-type="float">
            <text:p>60976</text:p>
          </table:table-cell>
          <table:table-cell office:value-type="float" office:value="37046" calcext:value-type="float">
            <text:p>37046</text:p>
          </table:table-cell>
          <table:table-cell table:number-columns-repeated="8"/>
        </table:table-row>
        <table:table-row table:style-name="ro1">
          <table:table-cell office:value-type="float" office:value="60616" calcext:value-type="float">
            <text:p>60616</text:p>
          </table:table-cell>
          <table:table-cell office:value-type="float" office:value="36961" calcext:value-type="float">
            <text:p>36961</text:p>
          </table:table-cell>
          <table:table-cell table:number-columns-repeated="8"/>
        </table:table-row>
        <table:table-row table:style-name="ro1">
          <table:table-cell office:value-type="float" office:value="60590" calcext:value-type="float">
            <text:p>60590</text:p>
          </table:table-cell>
          <table:table-cell office:value-type="float" office:value="36894" calcext:value-type="float">
            <text:p>36894</text:p>
          </table:table-cell>
          <table:table-cell table:number-columns-repeated="8"/>
        </table:table-row>
        <table:table-row table:style-name="ro1">
          <table:table-cell office:value-type="float" office:value="60471" calcext:value-type="float">
            <text:p>60471</text:p>
          </table:table-cell>
          <table:table-cell office:value-type="float" office:value="36588" calcext:value-type="float">
            <text:p>36588</text:p>
          </table:table-cell>
          <table:table-cell table:number-columns-repeated="8"/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float" office:value="35075" calcext:value-type="float">
            <text:p>35075</text:p>
          </table:table-cell>
          <table:table-cell table:number-columns-repeated="8"/>
        </table:table-row>
        <table:table-row table:style-name="ro1">
          <table:table-cell office:value-type="float" office:value="60154" calcext:value-type="float">
            <text:p>60154</text:p>
          </table:table-cell>
          <table:table-cell office:value-type="float" office:value="34598" calcext:value-type="float">
            <text:p>34598</text:p>
          </table:table-cell>
          <table:table-cell table:number-columns-repeated="8"/>
        </table:table-row>
        <table:table-row table:style-name="ro1">
          <table:table-cell office:value-type="float" office:value="59955" calcext:value-type="float">
            <text:p>59955</text:p>
          </table:table-cell>
          <table:table-cell office:value-type="float" office:value="33953" calcext:value-type="float">
            <text:p>33953</text:p>
          </table:table-cell>
          <table:table-cell table:number-columns-repeated="8"/>
        </table:table-row>
        <table:table-row table:style-name="ro1">
          <table:table-cell office:value-type="float" office:value="59822" calcext:value-type="float">
            <text:p>59822</text:p>
          </table:table-cell>
          <table:table-cell office:value-type="float" office:value="33700" calcext:value-type="float">
            <text:p>33700</text:p>
          </table:table-cell>
          <table:table-cell table:number-columns-repeated="8"/>
        </table:table-row>
        <table:table-row table:style-name="ro1">
          <table:table-cell office:value-type="float" office:value="59662" calcext:value-type="float">
            <text:p>59662</text:p>
          </table:table-cell>
          <table:table-cell office:value-type="float" office:value="33404" calcext:value-type="float">
            <text:p>33404</text:p>
          </table:table-cell>
          <table:table-cell table:number-columns-repeated="8"/>
        </table:table-row>
        <table:table-row table:style-name="ro1">
          <table:table-cell office:value-type="float" office:value="59651" calcext:value-type="float">
            <text:p>59651</text:p>
          </table:table-cell>
          <table:table-cell office:value-type="float" office:value="33262" calcext:value-type="float">
            <text:p>33262</text:p>
          </table:table-cell>
          <table:table-cell table:number-columns-repeated="8"/>
        </table:table-row>
        <table:table-row table:style-name="ro1">
          <table:table-cell office:value-type="float" office:value="59470" calcext:value-type="float">
            <text:p>59470</text:p>
          </table:table-cell>
          <table:table-cell office:value-type="float" office:value="33088" calcext:value-type="float">
            <text:p>33088</text:p>
          </table:table-cell>
          <table:table-cell table:number-columns-repeated="8"/>
        </table:table-row>
        <table:table-row table:style-name="ro1">
          <table:table-cell office:value-type="float" office:value="58677" calcext:value-type="float">
            <text:p>58677</text:p>
          </table:table-cell>
          <table:table-cell office:value-type="float" office:value="32863" calcext:value-type="float">
            <text:p>32863</text:p>
          </table:table-cell>
          <table:table-cell table:number-columns-repeated="8"/>
        </table:table-row>
        <table:table-row table:style-name="ro1">
          <table:table-cell office:value-type="float" office:value="58373" calcext:value-type="float">
            <text:p>58373</text:p>
          </table:table-cell>
          <table:table-cell office:value-type="float" office:value="32679" calcext:value-type="float">
            <text:p>32679</text:p>
          </table:table-cell>
          <table:table-cell table:number-columns-repeated="8"/>
        </table:table-row>
        <table:table-row table:style-name="ro1">
          <table:table-cell office:value-type="float" office:value="58107" calcext:value-type="float">
            <text:p>58107</text:p>
          </table:table-cell>
          <table:table-cell office:value-type="float" office:value="32530" calcext:value-type="float">
            <text:p>32530</text:p>
          </table:table-cell>
          <table:table-cell table:number-columns-repeated="8"/>
        </table:table-row>
        <table:table-row table:style-name="ro1">
          <table:table-cell office:value-type="float" office:value="57882" calcext:value-type="float">
            <text:p>57882</text:p>
          </table:table-cell>
          <table:table-cell office:value-type="float" office:value="32220" calcext:value-type="float">
            <text:p>32220</text:p>
          </table:table-cell>
          <table:table-cell table:number-columns-repeated="8"/>
        </table:table-row>
        <table:table-row table:style-name="ro1">
          <table:table-cell office:value-type="float" office:value="57876" calcext:value-type="float">
            <text:p>57876</text:p>
          </table:table-cell>
          <table:table-cell office:value-type="float" office:value="31678" calcext:value-type="float">
            <text:p>31678</text:p>
          </table:table-cell>
          <table:table-cell table:number-columns-repeated="8"/>
        </table:table-row>
        <table:table-row table:style-name="ro1">
          <table:table-cell office:value-type="float" office:value="57471" calcext:value-type="float">
            <text:p>57471</text:p>
          </table:table-cell>
          <table:table-cell office:value-type="float" office:value="31202" calcext:value-type="float">
            <text:p>31202</text:p>
          </table:table-cell>
          <table:table-cell table:number-columns-repeated="8"/>
        </table:table-row>
        <table:table-row table:style-name="ro1">
          <table:table-cell office:value-type="float" office:value="57298" calcext:value-type="float">
            <text:p>57298</text:p>
          </table:table-cell>
          <table:table-cell office:value-type="float" office:value="31094" calcext:value-type="float">
            <text:p>31094</text:p>
          </table:table-cell>
          <table:table-cell table:number-columns-repeated="8"/>
        </table:table-row>
        <table:table-row table:style-name="ro1">
          <table:table-cell office:value-type="float" office:value="56808" calcext:value-type="float">
            <text:p>56808</text:p>
          </table:table-cell>
          <table:table-cell office:value-type="float" office:value="30969" calcext:value-type="float">
            <text:p>30969</text:p>
          </table:table-cell>
          <table:table-cell table:number-columns-repeated="8"/>
        </table:table-row>
        <table:table-row table:style-name="ro1">
          <table:table-cell office:value-type="float" office:value="56745" calcext:value-type="float">
            <text:p>56745</text:p>
          </table:table-cell>
          <table:table-cell office:value-type="float" office:value="30925" calcext:value-type="float">
            <text:p>30925</text:p>
          </table:table-cell>
          <table:table-cell table:number-columns-repeated="8"/>
        </table:table-row>
        <table:table-row table:style-name="ro1">
          <table:table-cell office:value-type="float" office:value="56675" calcext:value-type="float">
            <text:p>56675</text:p>
          </table:table-cell>
          <table:table-cell office:value-type="float" office:value="30423" calcext:value-type="float">
            <text:p>30423</text:p>
          </table:table-cell>
          <table:table-cell table:number-columns-repeated="8"/>
        </table:table-row>
        <table:table-row table:style-name="ro1">
          <table:table-cell office:value-type="float" office:value="56558" calcext:value-type="float">
            <text:p>56558</text:p>
          </table:table-cell>
          <table:table-cell office:value-type="float" office:value="29801" calcext:value-type="float">
            <text:p>29801</text:p>
          </table:table-cell>
          <table:table-cell table:number-columns-repeated="8"/>
        </table:table-row>
        <table:table-row table:style-name="ro1">
          <table:table-cell office:value-type="float" office:value="56540" calcext:value-type="float">
            <text:p>56540</text:p>
          </table:table-cell>
          <table:table-cell office:value-type="float" office:value="29600" calcext:value-type="float">
            <text:p>29600</text:p>
          </table:table-cell>
          <table:table-cell table:number-columns-repeated="8"/>
        </table:table-row>
        <table:table-row table:style-name="ro1">
          <table:table-cell office:value-type="float" office:value="56204" calcext:value-type="float">
            <text:p>56204</text:p>
          </table:table-cell>
          <table:table-cell office:value-type="float" office:value="29492" calcext:value-type="float">
            <text:p>29492</text:p>
          </table:table-cell>
          <table:table-cell table:number-columns-repeated="8"/>
        </table:table-row>
        <table:table-row table:style-name="ro1">
          <table:table-cell office:value-type="float" office:value="56184" calcext:value-type="float">
            <text:p>56184</text:p>
          </table:table-cell>
          <table:table-cell office:value-type="float" office:value="29469" calcext:value-type="float">
            <text:p>29469</text:p>
          </table:table-cell>
          <table:table-cell table:number-columns-repeated="8"/>
        </table:table-row>
        <table:table-row table:style-name="ro1">
          <table:table-cell office:value-type="float" office:value="55706" calcext:value-type="float">
            <text:p>55706</text:p>
          </table:table-cell>
          <table:table-cell office:value-type="float" office:value="29320" calcext:value-type="float">
            <text:p>29320</text:p>
          </table:table-cell>
          <table:table-cell table:number-columns-repeated="8"/>
        </table:table-row>
        <table:table-row table:style-name="ro1">
          <table:table-cell office:value-type="float" office:value="55636" calcext:value-type="float">
            <text:p>55636</text:p>
          </table:table-cell>
          <table:table-cell office:value-type="float" office:value="28768" calcext:value-type="float">
            <text:p>28768</text:p>
          </table:table-cell>
          <table:table-cell table:number-columns-repeated="8"/>
        </table:table-row>
        <table:table-row table:style-name="ro1">
          <table:table-cell office:value-type="float" office:value="55340" calcext:value-type="float">
            <text:p>55340</text:p>
          </table:table-cell>
          <table:table-cell office:value-type="float" office:value="28657" calcext:value-type="float">
            <text:p>28657</text:p>
          </table:table-cell>
          <table:table-cell table:number-columns-repeated="8"/>
        </table:table-row>
        <table:table-row table:style-name="ro1">
          <table:table-cell office:value-type="float" office:value="55256" calcext:value-type="float">
            <text:p>55256</text:p>
          </table:table-cell>
          <table:table-cell office:value-type="float" office:value="28527" calcext:value-type="float">
            <text:p>28527</text:p>
          </table:table-cell>
          <table:table-cell table:number-columns-repeated="8"/>
        </table:table-row>
        <table:table-row table:style-name="ro1">
          <table:table-cell office:value-type="float" office:value="54768" calcext:value-type="float">
            <text:p>54768</text:p>
          </table:table-cell>
          <table:table-cell office:value-type="float" office:value="27457" calcext:value-type="float">
            <text:p>27457</text:p>
          </table:table-cell>
          <table:table-cell table:number-columns-repeated="8"/>
        </table:table-row>
        <table:table-row table:style-name="ro1">
          <table:table-cell office:value-type="float" office:value="53893" calcext:value-type="float">
            <text:p>53893</text:p>
          </table:table-cell>
          <table:table-cell office:value-type="float" office:value="27305" calcext:value-type="float">
            <text:p>27305</text:p>
          </table:table-cell>
          <table:table-cell table:number-columns-repeated="8"/>
        </table:table-row>
        <table:table-row table:style-name="ro1">
          <table:table-cell office:value-type="float" office:value="53802" calcext:value-type="float">
            <text:p>53802</text:p>
          </table:table-cell>
          <table:table-cell office:value-type="float" office:value="27167" calcext:value-type="float">
            <text:p>27167</text:p>
          </table:table-cell>
          <table:table-cell table:number-columns-repeated="8"/>
        </table:table-row>
        <table:table-row table:style-name="ro1">
          <table:table-cell office:value-type="float" office:value="53725" calcext:value-type="float">
            <text:p>53725</text:p>
          </table:table-cell>
          <table:table-cell office:value-type="float" office:value="26815" calcext:value-type="float">
            <text:p>26815</text:p>
          </table:table-cell>
          <table:table-cell table:number-columns-repeated="8"/>
        </table:table-row>
        <table:table-row table:style-name="ro1">
          <table:table-cell office:value-type="float" office:value="52701" calcext:value-type="float">
            <text:p>52701</text:p>
          </table:table-cell>
          <table:table-cell office:value-type="float" office:value="26732" calcext:value-type="float">
            <text:p>26732</text:p>
          </table:table-cell>
          <table:table-cell table:number-columns-repeated="8"/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26668" calcext:value-type="float">
            <text:p>26668</text:p>
          </table:table-cell>
          <table:table-cell table:number-columns-repeated="8"/>
        </table:table-row>
        <table:table-row table:style-name="ro1">
          <table:table-cell office:value-type="float" office:value="52137" calcext:value-type="float">
            <text:p>52137</text:p>
          </table:table-cell>
          <table:table-cell office:value-type="float" office:value="26578" calcext:value-type="float">
            <text:p>26578</text:p>
          </table:table-cell>
          <table:table-cell table:number-columns-repeated="8"/>
        </table:table-row>
        <table:table-row table:style-name="ro1">
          <table:table-cell office:value-type="float" office:value="51840" calcext:value-type="float">
            <text:p>51840</text:p>
          </table:table-cell>
          <table:table-cell office:value-type="float" office:value="25765" calcext:value-type="float">
            <text:p>25765</text:p>
          </table:table-cell>
          <table:table-cell table:number-columns-repeated="8"/>
        </table:table-row>
        <table:table-row table:style-name="ro1">
          <table:table-cell office:value-type="float" office:value="51723" calcext:value-type="float">
            <text:p>51723</text:p>
          </table:table-cell>
          <table:table-cell office:value-type="float" office:value="25635" calcext:value-type="float">
            <text:p>25635</text:p>
          </table:table-cell>
          <table:table-cell table:number-columns-repeated="8"/>
        </table:table-row>
        <table:table-row table:style-name="ro1">
          <table:table-cell office:value-type="float" office:value="51443" calcext:value-type="float">
            <text:p>51443</text:p>
          </table:table-cell>
          <table:table-cell office:value-type="float" office:value="24979" calcext:value-type="float">
            <text:p>24979</text:p>
          </table:table-cell>
          <table:table-cell table:number-columns-repeated="8"/>
        </table:table-row>
        <table:table-row table:style-name="ro1">
          <table:table-cell office:value-type="float" office:value="51437" calcext:value-type="float">
            <text:p>51437</text:p>
          </table:table-cell>
          <table:table-cell office:value-type="float" office:value="24200" calcext:value-type="float">
            <text:p>24200</text:p>
          </table:table-cell>
          <table:table-cell table:number-columns-repeated="8"/>
        </table:table-row>
        <table:table-row table:style-name="ro1">
          <table:table-cell office:value-type="float" office:value="51064" calcext:value-type="float">
            <text:p>51064</text:p>
          </table:table-cell>
          <table:table-cell office:value-type="float" office:value="24063" calcext:value-type="float">
            <text:p>24063</text:p>
          </table:table-cell>
          <table:table-cell table:number-columns-repeated="8"/>
        </table:table-row>
        <table:table-row table:style-name="ro1">
          <table:table-cell office:value-type="float" office:value="51055" calcext:value-type="float">
            <text:p>51055</text:p>
          </table:table-cell>
          <table:table-cell office:value-type="float" office:value="23689" calcext:value-type="float">
            <text:p>23689</text:p>
          </table:table-cell>
          <table:table-cell table:number-columns-repeated="8"/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float" office:value="23679" calcext:value-type="float">
            <text:p>23679</text:p>
          </table:table-cell>
          <table:table-cell table:number-columns-repeated="8"/>
        </table:table-row>
        <table:table-row table:style-name="ro1">
          <table:table-cell office:value-type="float" office:value="50559" calcext:value-type="float">
            <text:p>50559</text:p>
          </table:table-cell>
          <table:table-cell office:value-type="float" office:value="23580" calcext:value-type="float">
            <text:p>23580</text:p>
          </table:table-cell>
          <table:table-cell table:number-columns-repeated="8"/>
        </table:table-row>
        <table:table-row table:style-name="ro1">
          <table:table-cell office:value-type="float" office:value="50052" calcext:value-type="float">
            <text:p>50052</text:p>
          </table:table-cell>
          <table:table-cell office:value-type="float" office:value="23336" calcext:value-type="float">
            <text:p>23336</text:p>
          </table:table-cell>
          <table:table-cell table:number-columns-repeated="8"/>
        </table:table-row>
        <table:table-row table:style-name="ro1">
          <table:table-cell office:value-type="float" office:value="49948" calcext:value-type="float">
            <text:p>49948</text:p>
          </table:table-cell>
          <table:table-cell office:value-type="float" office:value="23291" calcext:value-type="float">
            <text:p>23291</text:p>
          </table:table-cell>
          <table:table-cell table:number-columns-repeated="8"/>
        </table:table-row>
        <table:table-row table:style-name="ro1">
          <table:table-cell office:value-type="float" office:value="49745" calcext:value-type="float">
            <text:p>49745</text:p>
          </table:table-cell>
          <table:table-cell office:value-type="float" office:value="23039" calcext:value-type="float">
            <text:p>23039</text:p>
          </table:table-cell>
          <table:table-cell table:number-columns-repeated="8"/>
        </table:table-row>
        <table:table-row table:style-name="ro1">
          <table:table-cell office:value-type="float" office:value="49699" calcext:value-type="float">
            <text:p>49699</text:p>
          </table:table-cell>
          <table:table-cell office:value-type="float" office:value="22966" calcext:value-type="float">
            <text:p>22966</text:p>
          </table:table-cell>
          <table:table-cell table:number-columns-repeated="8"/>
        </table:table-row>
        <table:table-row table:style-name="ro1">
          <table:table-cell office:value-type="float" office:value="49525" calcext:value-type="float">
            <text:p>49525</text:p>
          </table:table-cell>
          <table:table-cell office:value-type="float" office:value="22651" calcext:value-type="float">
            <text:p>22651</text:p>
          </table:table-cell>
          <table:table-cell table:number-columns-repeated="8"/>
        </table:table-row>
        <table:table-row table:style-name="ro1">
          <table:table-cell office:value-type="float" office:value="48987" calcext:value-type="float">
            <text:p>48987</text:p>
          </table:table-cell>
          <table:table-cell office:value-type="float" office:value="22156" calcext:value-type="float">
            <text:p>22156</text:p>
          </table:table-cell>
          <table:table-cell table:number-columns-repeated="8"/>
        </table:table-row>
        <table:table-row table:style-name="ro1">
          <table:table-cell office:value-type="float" office:value="47999" calcext:value-type="float">
            <text:p>47999</text:p>
          </table:table-cell>
          <table:table-cell office:value-type="float" office:value="21925" calcext:value-type="float">
            <text:p>21925</text:p>
          </table:table-cell>
          <table:table-cell table:number-columns-repeated="8"/>
        </table:table-row>
        <table:table-row table:style-name="ro1">
          <table:table-cell office:value-type="float" office:value="47977" calcext:value-type="float">
            <text:p>47977</text:p>
          </table:table-cell>
          <table:table-cell office:value-type="float" office:value="20911" calcext:value-type="float">
            <text:p>20911</text:p>
          </table:table-cell>
          <table:table-cell table:number-columns-repeated="8"/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20756" calcext:value-type="float">
            <text:p>20756</text:p>
          </table:table-cell>
          <table:table-cell table:number-columns-repeated="8"/>
        </table:table-row>
        <table:table-row table:style-name="ro1">
          <table:table-cell office:value-type="float" office:value="47846" calcext:value-type="float">
            <text:p>47846</text:p>
          </table:table-cell>
          <table:table-cell office:value-type="float" office:value="20753" calcext:value-type="float">
            <text:p>20753</text:p>
          </table:table-cell>
          <table:table-cell table:number-columns-repeated="8"/>
        </table:table-row>
        <table:table-row table:style-name="ro1">
          <table:table-cell office:value-type="float" office:value="47835" calcext:value-type="float">
            <text:p>47835</text:p>
          </table:table-cell>
          <table:table-cell office:value-type="float" office:value="20721" calcext:value-type="float">
            <text:p>20721</text:p>
          </table:table-cell>
          <table:table-cell table:number-columns-repeated="8"/>
        </table:table-row>
        <table:table-row table:style-name="ro1">
          <table:table-cell office:value-type="float" office:value="47626" calcext:value-type="float">
            <text:p>47626</text:p>
          </table:table-cell>
          <table:table-cell office:value-type="float" office:value="20560" calcext:value-type="float">
            <text:p>20560</text:p>
          </table:table-cell>
          <table:table-cell table:number-columns-repeated="8"/>
        </table:table-row>
        <table:table-row table:style-name="ro1">
          <table:table-cell office:value-type="float" office:value="47612" calcext:value-type="float">
            <text:p>47612</text:p>
          </table:table-cell>
          <table:table-cell office:value-type="float" office:value="20537" calcext:value-type="float">
            <text:p>20537</text:p>
          </table:table-cell>
          <table:table-cell table:number-columns-repeated="8"/>
        </table:table-row>
        <table:table-row table:style-name="ro1">
          <table:table-cell office:value-type="float" office:value="47603" calcext:value-type="float">
            <text:p>47603</text:p>
          </table:table-cell>
          <table:table-cell office:value-type="float" office:value="20377" calcext:value-type="float">
            <text:p>20377</text:p>
          </table:table-cell>
          <table:table-cell table:number-columns-repeated="8"/>
        </table:table-row>
        <table:table-row table:style-name="ro1">
          <table:table-cell office:value-type="float" office:value="47597" calcext:value-type="float">
            <text:p>47597</text:p>
          </table:table-cell>
          <table:table-cell office:value-type="float" office:value="20326" calcext:value-type="float">
            <text:p>20326</text:p>
          </table:table-cell>
          <table:table-cell table:number-columns-repeated="8"/>
        </table:table-row>
        <table:table-row table:style-name="ro1">
          <table:table-cell office:value-type="float" office:value="47365" calcext:value-type="float">
            <text:p>47365</text:p>
          </table:table-cell>
          <table:table-cell office:value-type="float" office:value="20293" calcext:value-type="float">
            <text:p>20293</text:p>
          </table:table-cell>
          <table:table-cell table:number-columns-repeated="8"/>
        </table:table-row>
        <table:table-row table:style-name="ro1">
          <table:table-cell office:value-type="float" office:value="47304" calcext:value-type="float">
            <text:p>47304</text:p>
          </table:table-cell>
          <table:table-cell office:value-type="float" office:value="20125" calcext:value-type="float">
            <text:p>20125</text:p>
          </table:table-cell>
          <table:table-cell table:number-columns-repeated="8"/>
        </table:table-row>
        <table:table-row table:style-name="ro1">
          <table:table-cell office:value-type="float" office:value="47177" calcext:value-type="float">
            <text:p>47177</text:p>
          </table:table-cell>
          <table:table-cell office:value-type="float" office:value="19360" calcext:value-type="float">
            <text:p>19360</text:p>
          </table:table-cell>
          <table:table-cell table:number-columns-repeated="8"/>
        </table:table-row>
        <table:table-row table:style-name="ro1">
          <table:table-cell office:value-type="float" office:value="47137" calcext:value-type="float">
            <text:p>47137</text:p>
          </table:table-cell>
          <table:table-cell office:value-type="float" office:value="19310" calcext:value-type="float">
            <text:p>19310</text:p>
          </table:table-cell>
          <table:table-cell table:number-columns-repeated="8"/>
        </table:table-row>
        <table:table-row table:style-name="ro1">
          <table:table-cell office:value-type="float" office:value="46559" calcext:value-type="float">
            <text:p>46559</text:p>
          </table:table-cell>
          <table:table-cell office:value-type="float" office:value="18839" calcext:value-type="float">
            <text:p>18839</text:p>
          </table:table-cell>
          <table:table-cell table:number-columns-repeated="8"/>
        </table:table-row>
        <table:table-row table:style-name="ro1">
          <table:table-cell office:value-type="float" office:value="46173" calcext:value-type="float">
            <text:p>46173</text:p>
          </table:table-cell>
          <table:table-cell office:value-type="float" office:value="18583" calcext:value-type="float">
            <text:p>18583</text:p>
          </table:table-cell>
          <table:table-cell table:number-columns-repeated="8"/>
        </table:table-row>
        <table:table-row table:style-name="ro1">
          <table:table-cell office:value-type="float" office:value="45783" calcext:value-type="float">
            <text:p>45783</text:p>
          </table:table-cell>
          <table:table-cell office:value-type="float" office:value="18482" calcext:value-type="float">
            <text:p>18482</text:p>
          </table:table-cell>
          <table:table-cell table:number-columns-repeated="8"/>
        </table:table-row>
        <table:table-row table:style-name="ro1">
          <table:table-cell office:value-type="float" office:value="45643" calcext:value-type="float">
            <text:p>45643</text:p>
          </table:table-cell>
          <table:table-cell office:value-type="float" office:value="18308" calcext:value-type="float">
            <text:p>18308</text:p>
          </table:table-cell>
          <table:table-cell table:number-columns-repeated="8"/>
        </table:table-row>
        <table:table-row table:style-name="ro1">
          <table:table-cell office:value-type="float" office:value="45513" calcext:value-type="float">
            <text:p>45513</text:p>
          </table:table-cell>
          <table:table-cell office:value-type="float" office:value="18284" calcext:value-type="float">
            <text:p>18284</text:p>
          </table:table-cell>
          <table:table-cell table:number-columns-repeated="8"/>
        </table:table-row>
        <table:table-row table:style-name="ro1">
          <table:table-cell office:value-type="float" office:value="45096" calcext:value-type="float">
            <text:p>45096</text:p>
          </table:table-cell>
          <table:table-cell office:value-type="float" office:value="17468" calcext:value-type="float">
            <text:p>17468</text:p>
          </table:table-cell>
          <table:table-cell table:number-columns-repeated="8"/>
        </table:table-row>
        <table:table-row table:style-name="ro1">
          <table:table-cell office:value-type="float" office:value="45080" calcext:value-type="float">
            <text:p>45080</text:p>
          </table:table-cell>
          <table:table-cell office:value-type="float" office:value="16796" calcext:value-type="float">
            <text:p>16796</text:p>
          </table:table-cell>
          <table:table-cell table:number-columns-repeated="8"/>
        </table:table-row>
        <table:table-row table:style-name="ro1">
          <table:table-cell office:value-type="float" office:value="44878" calcext:value-type="float">
            <text:p>44878</text:p>
          </table:table-cell>
          <table:table-cell office:value-type="float" office:value="16697" calcext:value-type="float">
            <text:p>16697</text:p>
          </table:table-cell>
          <table:table-cell table:number-columns-repeated="8"/>
        </table:table-row>
        <table:table-row table:style-name="ro1">
          <table:table-cell office:value-type="float" office:value="44836" calcext:value-type="float">
            <text:p>44836</text:p>
          </table:table-cell>
          <table:table-cell office:value-type="float" office:value="16494" calcext:value-type="float">
            <text:p>16494</text:p>
          </table:table-cell>
          <table:table-cell table:number-columns-repeated="8"/>
        </table:table-row>
        <table:table-row table:style-name="ro1">
          <table:table-cell office:value-type="float" office:value="44469" calcext:value-type="float">
            <text:p>44469</text:p>
          </table:table-cell>
          <table:table-cell office:value-type="float" office:value="16193" calcext:value-type="float">
            <text:p>16193</text:p>
          </table:table-cell>
          <table:table-cell table:number-columns-repeated="8"/>
        </table:table-row>
        <table:table-row table:style-name="ro1">
          <table:table-cell office:value-type="float" office:value="44348" calcext:value-type="float">
            <text:p>44348</text:p>
          </table:table-cell>
          <table:table-cell office:value-type="float" office:value="16186" calcext:value-type="float">
            <text:p>16186</text:p>
          </table:table-cell>
          <table:table-cell table:number-columns-repeated="8"/>
        </table:table-row>
        <table:table-row table:style-name="ro1">
          <table:table-cell office:value-type="float" office:value="44186" calcext:value-type="float">
            <text:p>44186</text:p>
          </table:table-cell>
          <table:table-cell office:value-type="float" office:value="16104" calcext:value-type="float">
            <text:p>16104</text:p>
          </table:table-cell>
          <table:table-cell table:number-columns-repeated="8"/>
        </table:table-row>
        <table:table-row table:style-name="ro1">
          <table:table-cell office:value-type="float" office:value="44178" calcext:value-type="float">
            <text:p>44178</text:p>
          </table:table-cell>
          <table:table-cell office:value-type="float" office:value="16040" calcext:value-type="float">
            <text:p>16040</text:p>
          </table:table-cell>
          <table:table-cell table:number-columns-repeated="8"/>
        </table:table-row>
        <table:table-row table:style-name="ro1">
          <table:table-cell office:value-type="float" office:value="43386" calcext:value-type="float">
            <text:p>43386</text:p>
          </table:table-cell>
          <table:table-cell office:value-type="float" office:value="15949" calcext:value-type="float">
            <text:p>15949</text:p>
          </table:table-cell>
          <table:table-cell table:number-columns-repeated="8"/>
        </table:table-row>
        <table:table-row table:style-name="ro1">
          <table:table-cell office:value-type="float" office:value="43346" calcext:value-type="float">
            <text:p>43346</text:p>
          </table:table-cell>
          <table:table-cell office:value-type="float" office:value="15480" calcext:value-type="float">
            <text:p>15480</text:p>
          </table:table-cell>
          <table:table-cell table:number-columns-repeated="8"/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float" office:value="15254" calcext:value-type="float">
            <text:p>15254</text:p>
          </table:table-cell>
          <table:table-cell table:number-columns-repeated="8"/>
        </table:table-row>
        <table:table-row table:style-name="ro1">
          <table:table-cell office:value-type="float" office:value="42980" calcext:value-type="float">
            <text:p>42980</text:p>
          </table:table-cell>
          <table:table-cell office:value-type="float" office:value="15230" calcext:value-type="float">
            <text:p>15230</text:p>
          </table:table-cell>
          <table:table-cell table:number-columns-repeated="8"/>
        </table:table-row>
        <table:table-row table:style-name="ro1">
          <table:table-cell office:value-type="float" office:value="42430" calcext:value-type="float">
            <text:p>42430</text:p>
          </table:table-cell>
          <table:table-cell office:value-type="float" office:value="14477" calcext:value-type="float">
            <text:p>14477</text:p>
          </table:table-cell>
          <table:table-cell table:number-columns-repeated="8"/>
        </table:table-row>
        <table:table-row table:style-name="ro1">
          <table:table-cell office:value-type="float" office:value="42190" calcext:value-type="float">
            <text:p>42190</text:p>
          </table:table-cell>
          <table:table-cell office:value-type="float" office:value="14469" calcext:value-type="float">
            <text:p>14469</text:p>
          </table:table-cell>
          <table:table-cell table:number-columns-repeated="8"/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float" office:value="14157" calcext:value-type="float">
            <text:p>14157</text:p>
          </table:table-cell>
          <table:table-cell table:number-columns-repeated="8"/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float" office:value="13706" calcext:value-type="float">
            <text:p>13706</text:p>
          </table:table-cell>
          <table:table-cell table:number-columns-repeated="8"/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float" office:value="13475" calcext:value-type="float">
            <text:p>13475</text:p>
          </table:table-cell>
          <table:table-cell table:number-columns-repeated="8"/>
        </table:table-row>
        <table:table-row table:style-name="ro1">
          <table:table-cell office:value-type="float" office:value="40450" calcext:value-type="float">
            <text:p>40450</text:p>
          </table:table-cell>
          <table:table-cell office:value-type="float" office:value="13193" calcext:value-type="float">
            <text:p>13193</text:p>
          </table:table-cell>
          <table:table-cell table:number-columns-repeated="8"/>
        </table:table-row>
        <table:table-row table:style-name="ro1">
          <table:table-cell office:value-type="float" office:value="40030" calcext:value-type="float">
            <text:p>40030</text:p>
          </table:table-cell>
          <table:table-cell office:value-type="float" office:value="12944" calcext:value-type="float">
            <text:p>12944</text:p>
          </table:table-cell>
          <table:table-cell table:number-columns-repeated="8"/>
        </table:table-row>
        <table:table-row table:style-name="ro1">
          <table:table-cell office:value-type="float" office:value="39814" calcext:value-type="float">
            <text:p>39814</text:p>
          </table:table-cell>
          <table:table-cell office:value-type="float" office:value="12703" calcext:value-type="float">
            <text:p>12703</text:p>
          </table:table-cell>
          <table:table-cell table:number-columns-repeated="8"/>
        </table:table-row>
        <table:table-row table:style-name="ro1">
          <table:table-cell office:value-type="float" office:value="39787" calcext:value-type="float">
            <text:p>39787</text:p>
          </table:table-cell>
          <table:table-cell office:value-type="float" office:value="12567" calcext:value-type="float">
            <text:p>12567</text:p>
          </table:table-cell>
          <table:table-cell table:number-columns-repeated="8"/>
        </table:table-row>
        <table:table-row table:style-name="ro1">
          <table:table-cell office:value-type="float" office:value="39775" calcext:value-type="float">
            <text:p>39775</text:p>
          </table:table-cell>
          <table:table-cell office:value-type="float" office:value="12281" calcext:value-type="float">
            <text:p>12281</text:p>
          </table:table-cell>
          <table:table-cell table:number-columns-repeated="8"/>
        </table:table-row>
        <table:table-row table:style-name="ro1">
          <table:table-cell office:value-type="float" office:value="39143" calcext:value-type="float">
            <text:p>39143</text:p>
          </table:table-cell>
          <table:table-cell office:value-type="float" office:value="12133" calcext:value-type="float">
            <text:p>12133</text:p>
          </table:table-cell>
          <table:table-cell table:number-columns-repeated="8"/>
        </table:table-row>
        <table:table-row table:style-name="ro1">
          <table:table-cell office:value-type="float" office:value="39077" calcext:value-type="float">
            <text:p>39077</text:p>
          </table:table-cell>
          <table:table-cell office:value-type="float" office:value="12015" calcext:value-type="float">
            <text:p>12015</text:p>
          </table:table-cell>
          <table:table-cell table:number-columns-repeated="8"/>
        </table:table-row>
        <table:table-row table:style-name="ro1">
          <table:table-cell office:value-type="float" office:value="38840" calcext:value-type="float">
            <text:p>38840</text:p>
          </table:table-cell>
          <table:table-cell office:value-type="float" office:value="11720" calcext:value-type="float">
            <text:p>11720</text:p>
          </table:table-cell>
          <table:table-cell table:number-columns-repeated="8"/>
        </table:table-row>
        <table:table-row table:style-name="ro1">
          <table:table-cell office:value-type="float" office:value="38713" calcext:value-type="float">
            <text:p>38713</text:p>
          </table:table-cell>
          <table:table-cell office:value-type="float" office:value="11584" calcext:value-type="float">
            <text:p>11584</text:p>
          </table:table-cell>
          <table:table-cell table:number-columns-repeated="8"/>
        </table:table-row>
        <table:table-row table:style-name="ro1">
          <table:table-cell office:value-type="float" office:value="38510" calcext:value-type="float">
            <text:p>38510</text:p>
          </table:table-cell>
          <table:table-cell office:value-type="float" office:value="11021" calcext:value-type="float">
            <text:p>11021</text:p>
          </table:table-cell>
          <table:table-cell table:number-columns-repeated="8"/>
        </table:table-row>
        <table:table-row table:style-name="ro1">
          <table:table-cell office:value-type="float" office:value="38402" calcext:value-type="float">
            <text:p>38402</text:p>
          </table:table-cell>
          <table:table-cell office:value-type="float" office:value="10685" calcext:value-type="float">
            <text:p>10685</text:p>
          </table:table-cell>
          <table:table-cell table:number-columns-repeated="8"/>
        </table:table-row>
        <table:table-row table:style-name="ro1">
          <table:table-cell office:value-type="float" office:value="38277" calcext:value-type="float">
            <text:p>38277</text:p>
          </table:table-cell>
          <table:table-cell office:value-type="float" office:value="9751" calcext:value-type="float">
            <text:p>9751</text:p>
          </table:table-cell>
          <table:table-cell table:number-columns-repeated="8"/>
        </table:table-row>
        <table:table-row table:style-name="ro1">
          <table:table-cell office:value-type="float" office:value="37959" calcext:value-type="float">
            <text:p>37959</text:p>
          </table:table-cell>
          <table:table-cell office:value-type="float" office:value="9389" calcext:value-type="float">
            <text:p>9389</text:p>
          </table:table-cell>
          <table:table-cell table:number-columns-repeated="8"/>
        </table:table-row>
        <table:table-row table:style-name="ro1">
          <table:table-cell office:value-type="float" office:value="37932" calcext:value-type="float">
            <text:p>37932</text:p>
          </table:table-cell>
          <table:table-cell office:value-type="float" office:value="9090" calcext:value-type="float">
            <text:p>9090</text:p>
          </table:table-cell>
          <table:table-cell table:number-columns-repeated="8"/>
        </table:table-row>
        <table:table-row table:style-name="ro1">
          <table:table-cell office:value-type="float" office:value="37709" calcext:value-type="float">
            <text:p>37709</text:p>
          </table:table-cell>
          <table:table-cell office:value-type="float" office:value="8922" calcext:value-type="float">
            <text:p>8922</text:p>
          </table:table-cell>
          <table:table-cell table:number-columns-repeated="8"/>
        </table:table-row>
        <table:table-row table:style-name="ro1">
          <table:table-cell office:value-type="float" office:value="37684" calcext:value-type="float">
            <text:p>37684</text:p>
          </table:table-cell>
          <table:table-cell office:value-type="float" office:value="8898" calcext:value-type="float">
            <text:p>8898</text:p>
          </table:table-cell>
          <table:table-cell table:number-columns-repeated="8"/>
        </table:table-row>
        <table:table-row table:style-name="ro1">
          <table:table-cell office:value-type="float" office:value="37592" calcext:value-type="float">
            <text:p>37592</text:p>
          </table:table-cell>
          <table:table-cell office:value-type="float" office:value="8776" calcext:value-type="float">
            <text:p>8776</text:p>
          </table:table-cell>
          <table:table-cell table:number-columns-repeated="8"/>
        </table:table-row>
        <table:table-row table:style-name="ro1">
          <table:table-cell office:value-type="float" office:value="37520" calcext:value-type="float">
            <text:p>37520</text:p>
          </table:table-cell>
          <table:table-cell office:value-type="float" office:value="8292" calcext:value-type="float">
            <text:p>8292</text:p>
          </table:table-cell>
          <table:table-cell table:number-columns-repeated="8"/>
        </table:table-row>
        <table:table-row table:style-name="ro1">
          <table:table-cell office:value-type="float" office:value="37452" calcext:value-type="float">
            <text:p>37452</text:p>
          </table:table-cell>
          <table:table-cell office:value-type="float" office:value="8212" calcext:value-type="float">
            <text:p>8212</text:p>
          </table:table-cell>
          <table:table-cell table:number-columns-repeated="8"/>
        </table:table-row>
        <table:table-row table:style-name="ro1">
          <table:table-cell office:value-type="float" office:value="37354" calcext:value-type="float">
            <text:p>37354</text:p>
          </table:table-cell>
          <table:table-cell office:value-type="float" office:value="7836" calcext:value-type="float">
            <text:p>7836</text:p>
          </table:table-cell>
          <table:table-cell table:number-columns-repeated="8"/>
        </table:table-row>
        <table:table-row table:style-name="ro1">
          <table:table-cell office:value-type="float" office:value="37306" calcext:value-type="float">
            <text:p>37306</text:p>
          </table:table-cell>
          <table:table-cell office:value-type="float" office:value="7809" calcext:value-type="float">
            <text:p>7809</text:p>
          </table:table-cell>
          <table:table-cell table:number-columns-repeated="8"/>
        </table:table-row>
        <table:table-row table:style-name="ro1">
          <table:table-cell office:value-type="float" office:value="37083" calcext:value-type="float">
            <text:p>37083</text:p>
          </table:table-cell>
          <table:table-cell office:value-type="float" office:value="6933" calcext:value-type="float">
            <text:p>6933</text:p>
          </table:table-cell>
          <table:table-cell table:number-columns-repeated="8"/>
        </table:table-row>
        <table:table-row table:style-name="ro1">
          <table:table-cell office:value-type="float" office:value="37057" calcext:value-type="float">
            <text:p>37057</text:p>
          </table:table-cell>
          <table:table-cell office:value-type="float" office:value="6548" calcext:value-type="float">
            <text:p>6548</text:p>
          </table:table-cell>
          <table:table-cell table:number-columns-repeated="8"/>
        </table:table-row>
        <table:table-row table:style-name="ro1">
          <table:table-cell office:value-type="float" office:value="36991" calcext:value-type="float">
            <text:p>36991</text:p>
          </table:table-cell>
          <table:table-cell office:value-type="float" office:value="6137" calcext:value-type="float">
            <text:p>6137</text:p>
          </table:table-cell>
          <table:table-cell table:number-columns-repeated="8"/>
        </table:table-row>
        <table:table-row table:style-name="ro1">
          <table:table-cell office:value-type="float" office:value="36966" calcext:value-type="float">
            <text:p>36966</text:p>
          </table:table-cell>
          <table:table-cell office:value-type="float" office:value="6046" calcext:value-type="float">
            <text:p>6046</text:p>
          </table:table-cell>
          <table:table-cell table:number-columns-repeated="8"/>
        </table:table-row>
        <table:table-row table:style-name="ro1">
          <table:table-cell office:value-type="float" office:value="36927" calcext:value-type="float">
            <text:p>36927</text:p>
          </table:table-cell>
          <table:table-cell office:value-type="float" office:value="5855" calcext:value-type="float">
            <text:p>5855</text:p>
          </table:table-cell>
          <table:table-cell table:number-columns-repeated="8"/>
        </table:table-row>
        <table:table-row table:style-name="ro1">
          <table:table-cell office:value-type="float" office:value="36873" calcext:value-type="float">
            <text:p>36873</text:p>
          </table:table-cell>
          <table:table-cell office:value-type="float" office:value="5473" calcext:value-type="float">
            <text:p>5473</text:p>
          </table:table-cell>
          <table:table-cell table:number-columns-repeated="8"/>
        </table:table-row>
        <table:table-row table:style-name="ro1">
          <table:table-cell office:value-type="float" office:value="36503" calcext:value-type="float">
            <text:p>36503</text:p>
          </table:table-cell>
          <table:table-cell office:value-type="float" office:value="5385" calcext:value-type="float">
            <text:p>5385</text:p>
          </table:table-cell>
          <table:table-cell table:number-columns-repeated="8"/>
        </table:table-row>
        <table:table-row table:style-name="ro1">
          <table:table-cell office:value-type="float" office:value="36388" calcext:value-type="float">
            <text:p>36388</text:p>
          </table:table-cell>
          <table:table-cell office:value-type="float" office:value="4940" calcext:value-type="float">
            <text:p>4940</text:p>
          </table:table-cell>
          <table:table-cell table:number-columns-repeated="8"/>
        </table:table-row>
        <table:table-row table:style-name="ro1">
          <table:table-cell office:value-type="float" office:value="36088" calcext:value-type="float">
            <text:p>36088</text:p>
          </table:table-cell>
          <table:table-cell office:value-type="float" office:value="4853" calcext:value-type="float">
            <text:p>4853</text:p>
          </table:table-cell>
          <table:table-cell table:number-columns-repeated="8"/>
        </table:table-row>
        <table:table-row table:style-name="ro1">
          <table:table-cell office:value-type="float" office:value="36076" calcext:value-type="float">
            <text:p>36076</text:p>
          </table:table-cell>
          <table:table-cell office:value-type="float" office:value="4769" calcext:value-type="float">
            <text:p>4769</text:p>
          </table:table-cell>
          <table:table-cell table:number-columns-repeated="8"/>
        </table:table-row>
        <table:table-row table:style-name="ro1">
          <table:table-cell office:value-type="float" office:value="35942" calcext:value-type="float">
            <text:p>35942</text:p>
          </table:table-cell>
          <table:table-cell office:value-type="float" office:value="4742" calcext:value-type="float">
            <text:p>4742</text:p>
          </table:table-cell>
          <table:table-cell table:number-columns-repeated="8"/>
        </table:table-row>
        <table:table-row table:style-name="ro1">
          <table:table-cell office:value-type="float" office:value="35428" calcext:value-type="float">
            <text:p>35428</text:p>
          </table:table-cell>
          <table:table-cell office:value-type="float" office:value="4675" calcext:value-type="float">
            <text:p>4675</text:p>
          </table:table-cell>
          <table:table-cell table:number-columns-repeated="8"/>
        </table:table-row>
        <table:table-row table:style-name="ro1">
          <table:table-cell office:value-type="float" office:value="35343" calcext:value-type="float">
            <text:p>35343</text:p>
          </table:table-cell>
          <table:table-cell office:value-type="float" office:value="4626" calcext:value-type="float">
            <text:p>4626</text:p>
          </table:table-cell>
          <table:table-cell table:number-columns-repeated="8"/>
        </table:table-row>
        <table:table-row table:style-name="ro1">
          <table:table-cell office:value-type="float" office:value="35278" calcext:value-type="float">
            <text:p>35278</text:p>
          </table:table-cell>
          <table:table-cell office:value-type="float" office:value="3685" calcext:value-type="float">
            <text:p>3685</text:p>
          </table:table-cell>
          <table:table-cell table:number-columns-repeated="8"/>
        </table:table-row>
        <table:table-row table:style-name="ro1">
          <table:table-cell office:value-type="float" office:value="35088" calcext:value-type="float">
            <text:p>35088</text:p>
          </table:table-cell>
          <table:table-cell office:value-type="float" office:value="3189" calcext:value-type="float">
            <text:p>3189</text:p>
          </table:table-cell>
          <table:table-cell table:number-columns-repeated="8"/>
        </table:table-row>
        <table:table-row table:style-name="ro1">
          <table:table-cell office:value-type="float" office:value="34942" calcext:value-type="float">
            <text:p>34942</text:p>
          </table:table-cell>
          <table:table-cell office:value-type="float" office:value="3175" calcext:value-type="float">
            <text:p>3175</text:p>
          </table:table-cell>
          <table:table-cell table:number-columns-repeated="8"/>
        </table:table-row>
        <table:table-row table:style-name="ro1">
          <table:table-cell office:value-type="float" office:value="34798" calcext:value-type="float">
            <text:p>34798</text:p>
          </table:table-cell>
          <table:table-cell office:value-type="float" office:value="3150" calcext:value-type="float">
            <text:p>3150</text:p>
          </table:table-cell>
          <table:table-cell table:number-columns-repeated="8"/>
        </table:table-row>
        <table:table-row table:style-name="ro1">
          <table:table-cell office:value-type="float" office:value="34784" calcext:value-type="float">
            <text:p>34784</text:p>
          </table:table-cell>
          <table:table-cell office:value-type="float" office:value="2830" calcext:value-type="float">
            <text:p>2830</text:p>
          </table:table-cell>
          <table:table-cell table:number-columns-repeated="8"/>
        </table:table-row>
        <table:table-row table:style-name="ro1">
          <table:table-cell office:value-type="float" office:value="33924" calcext:value-type="float">
            <text:p>33924</text:p>
          </table:table-cell>
          <table:table-cell office:value-type="float" office:value="2620" calcext:value-type="float">
            <text:p>2620</text:p>
          </table:table-cell>
          <table:table-cell table:number-columns-repeated="8"/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2461" calcext:value-type="float">
            <text:p>2461</text:p>
          </table:table-cell>
          <table:table-cell table:number-columns-repeated="8"/>
        </table:table-row>
        <table:table-row table:style-name="ro1">
          <table:table-cell office:value-type="float" office:value="33657" calcext:value-type="float">
            <text:p>33657</text:p>
          </table:table-cell>
          <table:table-cell office:value-type="float" office:value="2228" calcext:value-type="float">
            <text:p>2228</text:p>
          </table:table-cell>
          <table:table-cell table:number-columns-repeated="8"/>
        </table:table-row>
        <table:table-row table:style-name="ro1">
          <table:table-cell office:value-type="float" office:value="32977" calcext:value-type="float">
            <text:p>32977</text:p>
          </table:table-cell>
          <table:table-cell office:value-type="float" office:value="1862" calcext:value-type="float">
            <text:p>1862</text:p>
          </table:table-cell>
          <table:table-cell table:number-columns-repeated="8"/>
        </table:table-row>
        <table:table-row table:style-name="ro1">
          <table:table-cell office:value-type="float" office:value="32882" calcext:value-type="float">
            <text:p>32882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>
          <table:table-cell office:value-type="float" office:value="32832" calcext:value-type="float">
            <text:p>32832</text:p>
          </table:table-cell>
          <table:table-cell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float" office:value="32525" calcext:value-type="float">
            <text:p>32525</text:p>
          </table:table-cell>
          <table:table-cell office:value-type="float" office:value="1677" calcext:value-type="float">
            <text:p>1677</text:p>
          </table:table-cell>
          <table:table-cell table:number-columns-repeated="8"/>
        </table:table-row>
        <table:table-row table:style-name="ro1">
          <table:table-cell office:value-type="float" office:value="31635" calcext:value-type="float">
            <text:p>31635</text:p>
          </table:table-cell>
          <table:table-cell office:value-type="float" office:value="514" calcext:value-type="float">
            <text:p>514</text:p>
          </table:table-cell>
          <table:table-cell table:number-columns-repeated="8"/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float" office:value="374" calcext:value-type="float">
            <text:p>374</text:p>
          </table:table-cell>
          <table:table-cell table:number-columns-repeated="8"/>
        </table:table-row>
        <table:table-row table:style-name="ro1">
          <table:table-cell office:value-type="float" office:value="31090" calcext:value-type="float">
            <text:p>31090</text:p>
          </table:table-cell>
          <table:table-cell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 office:value-type="float" office:value="30904" calcext:value-type="float">
            <text:p>30904</text:p>
          </table:table-cell>
          <table:table-cell table:number-columns-repeated="9"/>
        </table:table-row>
        <table:table-row table:style-name="ro1">
          <table:table-cell office:value-type="float" office:value="30833" calcext:value-type="float">
            <text:p>30833</text:p>
          </table:table-cell>
          <table:table-cell table:number-columns-repeated="9"/>
        </table:table-row>
        <table:table-row table:style-name="ro1">
          <table:table-cell office:value-type="float" office:value="30757" calcext:value-type="float">
            <text:p>30757</text:p>
          </table:table-cell>
          <table:table-cell table:number-columns-repeated="9"/>
        </table:table-row>
        <table:table-row table:style-name="ro1">
          <table:table-cell office:value-type="float" office:value="30745" calcext:value-type="float">
            <text:p>30745</text:p>
          </table:table-cell>
          <table:table-cell table:number-columns-repeated="9"/>
        </table:table-row>
        <table:table-row table:style-name="ro1">
          <table:table-cell office:value-type="float" office:value="30691" calcext:value-type="float">
            <text:p>30691</text:p>
          </table:table-cell>
          <table:table-cell table:number-columns-repeated="9"/>
        </table:table-row>
        <table:table-row table:style-name="ro1">
          <table:table-cell office:value-type="float" office:value="30576" calcext:value-type="float">
            <text:p>30576</text:p>
          </table:table-cell>
          <table:table-cell table:number-columns-repeated="9"/>
        </table:table-row>
        <table:table-row table:style-name="ro1">
          <table:table-cell office:value-type="float" office:value="30562" calcext:value-type="float">
            <text:p>30562</text:p>
          </table:table-cell>
          <table:table-cell table:number-columns-repeated="9"/>
        </table:table-row>
        <table:table-row table:style-name="ro1">
          <table:table-cell office:value-type="float" office:value="30362" calcext:value-type="float">
            <text:p>30362</text:p>
          </table:table-cell>
          <table:table-cell table:number-columns-repeated="9"/>
        </table:table-row>
        <table:table-row table:style-name="ro1">
          <table:table-cell office:value-type="float" office:value="30356" calcext:value-type="float">
            <text:p>30356</text:p>
          </table:table-cell>
          <table:table-cell table:number-columns-repeated="9"/>
        </table:table-row>
        <table:table-row table:style-name="ro1">
          <table:table-cell office:value-type="float" office:value="30286" calcext:value-type="float">
            <text:p>30286</text:p>
          </table:table-cell>
          <table:table-cell table:number-columns-repeated="9"/>
        </table:table-row>
        <table:table-row table:style-name="ro1">
          <table:table-cell office:value-type="float" office:value="30015" calcext:value-type="float">
            <text:p>30015</text:p>
          </table:table-cell>
          <table:table-cell table:number-columns-repeated="9"/>
        </table:table-row>
        <table:table-row table:style-name="ro1">
          <table:table-cell office:value-type="float" office:value="29947" calcext:value-type="float">
            <text:p>29947</text:p>
          </table:table-cell>
          <table:table-cell table:number-columns-repeated="9"/>
        </table:table-row>
        <table:table-row table:style-name="ro1">
          <table:table-cell office:value-type="float" office:value="29920" calcext:value-type="float">
            <text:p>29920</text:p>
          </table:table-cell>
          <table:table-cell table:number-columns-repeated="9"/>
        </table:table-row>
        <table:table-row table:style-name="ro1">
          <table:table-cell office:value-type="float" office:value="29568" calcext:value-type="float">
            <text:p>29568</text:p>
          </table:table-cell>
          <table:table-cell table:number-columns-repeated="9"/>
        </table:table-row>
        <table:table-row table:style-name="ro1">
          <table:table-cell office:value-type="float" office:value="29428" calcext:value-type="float">
            <text:p>29428</text:p>
          </table:table-cell>
          <table:table-cell table:number-columns-repeated="9"/>
        </table:table-row>
        <table:table-row table:style-name="ro1">
          <table:table-cell office:value-type="float" office:value="29261" calcext:value-type="float">
            <text:p>29261</text:p>
          </table:table-cell>
          <table:table-cell table:number-columns-repeated="9"/>
        </table:table-row>
        <table:table-row table:style-name="ro1">
          <table:table-cell office:value-type="float" office:value="28978" calcext:value-type="float">
            <text:p>28978</text:p>
          </table:table-cell>
          <table:table-cell table:number-columns-repeated="9"/>
        </table:table-row>
        <table:table-row table:style-name="ro1">
          <table:table-cell office:value-type="float" office:value="28888" calcext:value-type="float">
            <text:p>28888</text:p>
          </table:table-cell>
          <table:table-cell table:number-columns-repeated="9"/>
        </table:table-row>
        <table:table-row table:style-name="ro1">
          <table:table-cell office:value-type="float" office:value="28855" calcext:value-type="float">
            <text:p>28855</text:p>
          </table:table-cell>
          <table:table-cell table:number-columns-repeated="9"/>
        </table:table-row>
        <table:table-row table:style-name="ro1">
          <table:table-cell office:value-type="float" office:value="28585" calcext:value-type="float">
            <text:p>28585</text:p>
          </table:table-cell>
          <table:table-cell table:number-columns-repeated="9"/>
        </table:table-row>
        <table:table-row table:style-name="ro1">
          <table:table-cell office:value-type="float" office:value="28453" calcext:value-type="float">
            <text:p>28453</text:p>
          </table:table-cell>
          <table:table-cell table:number-columns-repeated="9"/>
        </table:table-row>
        <table:table-row table:style-name="ro1">
          <table:table-cell office:value-type="float" office:value="28082" calcext:value-type="float">
            <text:p>28082</text:p>
          </table:table-cell>
          <table:table-cell table:number-columns-repeated="9"/>
        </table:table-row>
        <table:table-row table:style-name="ro1">
          <table:table-cell office:value-type="float" office:value="27984" calcext:value-type="float">
            <text:p>27984</text:p>
          </table:table-cell>
          <table:table-cell table:number-columns-repeated="9"/>
        </table:table-row>
        <table:table-row table:style-name="ro1">
          <table:table-cell office:value-type="float" office:value="27917" calcext:value-type="float">
            <text:p>27917</text:p>
          </table:table-cell>
          <table:table-cell table:number-columns-repeated="9"/>
        </table:table-row>
        <table:table-row table:style-name="ro1">
          <table:table-cell office:value-type="float" office:value="27700" calcext:value-type="float">
            <text:p>27700</text:p>
          </table:table-cell>
          <table:table-cell table:number-columns-repeated="9"/>
        </table:table-row>
        <table:table-row table:style-name="ro1">
          <table:table-cell office:value-type="float" office:value="27557" calcext:value-type="float">
            <text:p>27557</text:p>
          </table:table-cell>
          <table:table-cell table:number-columns-repeated="9"/>
        </table:table-row>
        <table:table-row table:style-name="ro1">
          <table:table-cell office:value-type="float" office:value="27375" calcext:value-type="float">
            <text:p>27375</text:p>
          </table:table-cell>
          <table:table-cell table:number-columns-repeated="9"/>
        </table:table-row>
        <table:table-row table:style-name="ro1">
          <table:table-cell office:value-type="float" office:value="27337" calcext:value-type="float">
            <text:p>27337</text:p>
          </table:table-cell>
          <table:table-cell table:number-columns-repeated="9"/>
        </table:table-row>
        <table:table-row table:style-name="ro1">
          <table:table-cell office:value-type="float" office:value="27199" calcext:value-type="float">
            <text:p>27199</text:p>
          </table:table-cell>
          <table:table-cell table:number-columns-repeated="9"/>
        </table:table-row>
        <table:table-row table:style-name="ro1">
          <table:table-cell office:value-type="float" office:value="27184" calcext:value-type="float">
            <text:p>27184</text:p>
          </table:table-cell>
          <table:table-cell table:number-columns-repeated="9"/>
        </table:table-row>
        <table:table-row table:style-name="ro1">
          <table:table-cell office:value-type="float" office:value="27069" calcext:value-type="float">
            <text:p>27069</text:p>
          </table:table-cell>
          <table:table-cell table:number-columns-repeated="9"/>
        </table:table-row>
        <table:table-row table:style-name="ro1">
          <table:table-cell office:value-type="float" office:value="26969" calcext:value-type="float">
            <text:p>26969</text:p>
          </table:table-cell>
          <table:table-cell table:number-columns-repeated="9"/>
        </table:table-row>
        <table:table-row table:style-name="ro1">
          <table:table-cell office:value-type="float" office:value="26728" calcext:value-type="float">
            <text:p>26728</text:p>
          </table:table-cell>
          <table:table-cell table:number-columns-repeated="9"/>
        </table:table-row>
        <table:table-row table:style-name="ro1">
          <table:table-cell office:value-type="float" office:value="26027" calcext:value-type="float">
            <text:p>26027</text:p>
          </table:table-cell>
          <table:table-cell table:number-columns-repeated="9"/>
        </table:table-row>
        <table:table-row table:style-name="ro1">
          <table:table-cell office:value-type="float" office:value="26019" calcext:value-type="float">
            <text:p>26019</text:p>
          </table:table-cell>
          <table:table-cell table:number-columns-repeated="9"/>
        </table:table-row>
        <table:table-row table:style-name="ro1">
          <table:table-cell office:value-type="float" office:value="25560" calcext:value-type="float">
            <text:p>25560</text:p>
          </table:table-cell>
          <table:table-cell table:number-columns-repeated="9"/>
        </table:table-row>
        <table:table-row table:style-name="ro1">
          <table:table-cell office:value-type="float" office:value="24646" calcext:value-type="float">
            <text:p>24646</text:p>
          </table:table-cell>
          <table:table-cell table:number-columns-repeated="9"/>
        </table:table-row>
        <table:table-row table:style-name="ro1">
          <table:table-cell office:value-type="float" office:value="24517" calcext:value-type="float">
            <text:p>24517</text:p>
          </table:table-cell>
          <table:table-cell table:number-columns-repeated="9"/>
        </table:table-row>
        <table:table-row table:style-name="ro1">
          <table:table-cell office:value-type="float" office:value="24335" calcext:value-type="float">
            <text:p>24335</text:p>
          </table:table-cell>
          <table:table-cell table:number-columns-repeated="9"/>
        </table:table-row>
        <table:table-row table:style-name="ro1">
          <table:table-cell office:value-type="float" office:value="24110" calcext:value-type="float">
            <text:p>24110</text:p>
          </table:table-cell>
          <table:table-cell table:number-columns-repeated="9"/>
        </table:table-row>
        <table:table-row table:style-name="ro1">
          <table:table-cell office:value-type="float" office:value="23085" calcext:value-type="float">
            <text:p>23085</text:p>
          </table:table-cell>
          <table:table-cell table:number-columns-repeated="9"/>
        </table:table-row>
        <table:table-row table:style-name="ro1">
          <table:table-cell office:value-type="float" office:value="22852" calcext:value-type="float">
            <text:p>22852</text:p>
          </table:table-cell>
          <table:table-cell table:number-columns-repeated="9"/>
        </table:table-row>
        <table:table-row table:style-name="ro1">
          <table:table-cell office:value-type="float" office:value="22561" calcext:value-type="float">
            <text:p>22561</text:p>
          </table:table-cell>
          <table:table-cell table:number-columns-repeated="9"/>
        </table:table-row>
        <table:table-row table:style-name="ro1">
          <table:table-cell office:value-type="float" office:value="22539" calcext:value-type="float">
            <text:p>22539</text:p>
          </table:table-cell>
          <table:table-cell table:number-columns-repeated="9"/>
        </table:table-row>
        <table:table-row table:style-name="ro1">
          <table:table-cell office:value-type="float" office:value="22447" calcext:value-type="float">
            <text:p>22447</text:p>
          </table:table-cell>
          <table:table-cell table:number-columns-repeated="9"/>
        </table:table-row>
        <table:table-row table:style-name="ro1">
          <table:table-cell office:value-type="float" office:value="22360" calcext:value-type="float">
            <text:p>22360</text:p>
          </table:table-cell>
          <table:table-cell table:number-columns-repeated="9"/>
        </table:table-row>
        <table:table-row table:style-name="ro1">
          <table:table-cell office:value-type="float" office:value="21784" calcext:value-type="float">
            <text:p>21784</text:p>
          </table:table-cell>
          <table:table-cell table:number-columns-repeated="9"/>
        </table:table-row>
        <table:table-row table:style-name="ro1">
          <table:table-cell office:value-type="float" office:value="20991" calcext:value-type="float">
            <text:p>20991</text:p>
          </table:table-cell>
          <table:table-cell table:number-columns-repeated="9"/>
        </table:table-row>
        <table:table-row table:style-name="ro1">
          <table:table-cell office:value-type="float" office:value="20925" calcext:value-type="float">
            <text:p>20925</text:p>
          </table:table-cell>
          <table:table-cell table:number-columns-repeated="9"/>
        </table:table-row>
        <table:table-row table:style-name="ro1">
          <table:table-cell office:value-type="float" office:value="20730" calcext:value-type="float">
            <text:p>20730</text:p>
          </table:table-cell>
          <table:table-cell table:number-columns-repeated="9"/>
        </table:table-row>
        <table:table-row table:style-name="ro1">
          <table:table-cell office:value-type="float" office:value="20589" calcext:value-type="float">
            <text:p>20589</text:p>
          </table:table-cell>
          <table:table-cell table:number-columns-repeated="9"/>
        </table:table-row>
        <table:table-row table:style-name="ro1">
          <table:table-cell office:value-type="float" office:value="20495" calcext:value-type="float">
            <text:p>20495</text:p>
          </table:table-cell>
          <table:table-cell table:number-columns-repeated="9"/>
        </table:table-row>
        <table:table-row table:style-name="ro1">
          <table:table-cell office:value-type="float" office:value="20247" calcext:value-type="float">
            <text:p>20247</text:p>
          </table:table-cell>
          <table:table-cell table:number-columns-repeated="9"/>
        </table:table-row>
        <table:table-row table:style-name="ro1">
          <table:table-cell office:value-type="float" office:value="19565" calcext:value-type="float">
            <text:p>19565</text:p>
          </table:table-cell>
          <table:table-cell table:number-columns-repeated="9"/>
        </table:table-row>
        <table:table-row table:style-name="ro1">
          <table:table-cell office:value-type="float" office:value="19437" calcext:value-type="float">
            <text:p>19437</text:p>
          </table:table-cell>
          <table:table-cell table:number-columns-repeated="9"/>
        </table:table-row>
        <table:table-row table:style-name="ro1">
          <table:table-cell office:value-type="float" office:value="19425" calcext:value-type="float">
            <text:p>19425</text:p>
          </table:table-cell>
          <table:table-cell table:number-columns-repeated="9"/>
        </table:table-row>
        <table:table-row table:style-name="ro1">
          <table:table-cell office:value-type="float" office:value="19221" calcext:value-type="float">
            <text:p>19221</text:p>
          </table:table-cell>
          <table:table-cell table:number-columns-repeated="9"/>
        </table:table-row>
        <table:table-row table:style-name="ro1">
          <table:table-cell office:value-type="float" office:value="18830" calcext:value-type="float">
            <text:p>18830</text:p>
          </table:table-cell>
          <table:table-cell table:number-columns-repeated="9"/>
        </table:table-row>
        <table:table-row table:style-name="ro1">
          <table:table-cell office:value-type="float" office:value="18799" calcext:value-type="float">
            <text:p>18799</text:p>
          </table:table-cell>
          <table:table-cell table:number-columns-repeated="9"/>
        </table:table-row>
        <table:table-row table:style-name="ro1">
          <table:table-cell office:value-type="float" office:value="18541" calcext:value-type="float">
            <text:p>18541</text:p>
          </table:table-cell>
          <table:table-cell table:number-columns-repeated="9"/>
        </table:table-row>
        <table:table-row table:style-name="ro1">
          <table:table-cell office:value-type="float" office:value="18204" calcext:value-type="float">
            <text:p>18204</text:p>
          </table:table-cell>
          <table:table-cell table:number-columns-repeated="9"/>
        </table:table-row>
        <table:table-row table:style-name="ro1">
          <table:table-cell office:value-type="float" office:value="18071" calcext:value-type="float">
            <text:p>18071</text:p>
          </table:table-cell>
          <table:table-cell table:number-columns-repeated="9"/>
        </table:table-row>
        <table:table-row table:style-name="ro1">
          <table:table-cell office:value-type="float" office:value="17872" calcext:value-type="float">
            <text:p>17872</text:p>
          </table:table-cell>
          <table:table-cell table:number-columns-repeated="9"/>
        </table:table-row>
        <table:table-row table:style-name="ro1">
          <table:table-cell office:value-type="float" office:value="17810" calcext:value-type="float">
            <text:p>17810</text:p>
          </table:table-cell>
          <table:table-cell table:number-columns-repeated="9"/>
        </table:table-row>
        <table:table-row table:style-name="ro1">
          <table:table-cell office:value-type="float" office:value="16978" calcext:value-type="float">
            <text:p>16978</text:p>
          </table:table-cell>
          <table:table-cell table:number-columns-repeated="9"/>
        </table:table-row>
        <table:table-row table:style-name="ro1">
          <table:table-cell office:value-type="float" office:value="16885" calcext:value-type="float">
            <text:p>16885</text:p>
          </table:table-cell>
          <table:table-cell table:number-columns-repeated="9"/>
        </table:table-row>
        <table:table-row table:style-name="ro1">
          <table:table-cell office:value-type="float" office:value="16880" calcext:value-type="float">
            <text:p>16880</text:p>
          </table:table-cell>
          <table:table-cell table:number-columns-repeated="9"/>
        </table:table-row>
        <table:table-row table:style-name="ro1">
          <table:table-cell office:value-type="float" office:value="16705" calcext:value-type="float">
            <text:p>16705</text:p>
          </table:table-cell>
          <table:table-cell table:number-columns-repeated="9"/>
        </table:table-row>
        <table:table-row table:style-name="ro1">
          <table:table-cell office:value-type="float" office:value="16638" calcext:value-type="float">
            <text:p>16638</text:p>
          </table:table-cell>
          <table:table-cell table:number-columns-repeated="9"/>
        </table:table-row>
        <table:table-row table:style-name="ro1">
          <table:table-cell office:value-type="float" office:value="16597" calcext:value-type="float">
            <text:p>16597</text:p>
          </table:table-cell>
          <table:table-cell table:number-columns-repeated="9"/>
        </table:table-row>
        <table:table-row table:style-name="ro1">
          <table:table-cell office:value-type="float" office:value="16500" calcext:value-type="float">
            <text:p>16500</text:p>
          </table:table-cell>
          <table:table-cell table:number-columns-repeated="9"/>
        </table:table-row>
        <table:table-row table:style-name="ro1">
          <table:table-cell office:value-type="float" office:value="16496" calcext:value-type="float">
            <text:p>16496</text:p>
          </table:table-cell>
          <table:table-cell table:number-columns-repeated="9"/>
        </table:table-row>
        <table:table-row table:style-name="ro1">
          <table:table-cell office:value-type="float" office:value="14940" calcext:value-type="float">
            <text:p>14940</text:p>
          </table:table-cell>
          <table:table-cell table:number-columns-repeated="9"/>
        </table:table-row>
        <table:table-row table:style-name="ro1">
          <table:table-cell office:value-type="float" office:value="14486" calcext:value-type="float">
            <text:p>14486</text:p>
          </table:table-cell>
          <table:table-cell table:number-columns-repeated="9"/>
        </table:table-row>
        <table:table-row table:style-name="ro1">
          <table:table-cell office:value-type="float" office:value="14166" calcext:value-type="float">
            <text:p>14166</text:p>
          </table:table-cell>
          <table:table-cell table:number-columns-repeated="9"/>
        </table:table-row>
        <table:table-row table:style-name="ro1">
          <table:table-cell office:value-type="float" office:value="14054" calcext:value-type="float">
            <text:p>14054</text:p>
          </table:table-cell>
          <table:table-cell table:number-columns-repeated="9"/>
        </table:table-row>
        <table:table-row table:style-name="ro1">
          <table:table-cell office:value-type="float" office:value="13465" calcext:value-type="float">
            <text:p>13465</text:p>
          </table:table-cell>
          <table:table-cell table:number-columns-repeated="9"/>
        </table:table-row>
        <table:table-row table:style-name="ro1">
          <table:table-cell office:value-type="float" office:value="12689" calcext:value-type="float">
            <text:p>12689</text:p>
          </table:table-cell>
          <table:table-cell table:number-columns-repeated="9"/>
        </table:table-row>
        <table:table-row table:style-name="ro1">
          <table:table-cell office:value-type="float" office:value="12558" calcext:value-type="float">
            <text:p>12558</text:p>
          </table:table-cell>
          <table:table-cell table:number-columns-repeated="9"/>
        </table:table-row>
        <table:table-row table:style-name="ro1">
          <table:table-cell office:value-type="float" office:value="12052" calcext:value-type="float">
            <text:p>12052</text:p>
          </table:table-cell>
          <table:table-cell table:number-columns-repeated="9"/>
        </table:table-row>
        <table:table-row table:style-name="ro1">
          <table:table-cell office:value-type="float" office:value="11914" calcext:value-type="float">
            <text:p>11914</text:p>
          </table:table-cell>
          <table:table-cell table:number-columns-repeated="9"/>
        </table:table-row>
        <table:table-row table:style-name="ro1">
          <table:table-cell office:value-type="float" office:value="10199" calcext:value-type="float">
            <text:p>10199</text:p>
          </table:table-cell>
          <table:table-cell table:number-columns-repeated="9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9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9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9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9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9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9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9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9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9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9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9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9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9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9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9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9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9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9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9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9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9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9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9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9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9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'26'.B1:'26'.B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3T13:23:48.034126000</dc:date>
    <meta:editing-duration>PT6M6S</meta:editing-duration>
    <meta:editing-cycles>1</meta:editing-cycles>
    <meta:document-statistic meta:table-count="1" meta:cell-count="1520" meta:object-count="0"/>
    <meta:generator>LibreOffice/25.8.4.2$Windows_X86_64 LibreOffice_project/290daaa01b999472f0c7a3890eb6a550fd74c6df</meta:generator>
  </office:meta>
</office:document-meta>
</file>